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6.462cm"/>
    </style:style>
    <style:style style:name="co4" style:family="table-column">
      <style:table-column-properties fo:break-before="auto" style:column-width="2.87cm"/>
    </style:style>
    <style:style style:name="co5" style:family="table-column">
      <style:table-column-properties fo:break-before="auto" style:column-width="13.109cm"/>
    </style:style>
    <style:style style:name="co6" style:family="table-column">
      <style:table-column-properties fo:break-before="auto" style:column-width="2.066cm"/>
    </style:style>
    <style:style style:name="ro1" style:family="table-row">
      <style:table-row-properties style:row-height="0.55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/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missor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Link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42000000" calcext:value-type="float">
            <text:p>42000000</text:p>
          </table:table-cell>
          <table:table-cell office:value-type="string" calcext:value-type="string">
            <text:p>https://web.cvm.gov.br/sre-publico-cvm/#/oferta-publica/189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0306000" calcext:value-type="float">
            <text:p>40306000</text:p>
          </table:table-cell>
          <table:table-cell office:value-type="string" calcext:value-type="string">
            <text:p>https://web.cvm.gov.br/sre-publico-cvm/#/oferta-publica/189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BY AGROQUIMICA S.A.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88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ST ENERGIA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88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ELF IT ACADEMIAS <text:s/>HOLDING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88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AK Holding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88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RRADINHO BIOENERGIA S.A.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182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2" calcext:value-type="date">
            <text:p>2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77985000" calcext:value-type="float">
            <text:p>77985000</text:p>
          </table:table-cell>
          <table:table-cell office:value-type="string" calcext:value-type="string">
            <text:p>https://web.cvm.gov.br/sre-publico-cvm/#/oferta-publica/189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64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188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188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DP SP - Distribuicao de Energia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184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457575970" calcext:value-type="float">
            <text:p>457575970</text:p>
          </table:table-cell>
          <table:table-cell office:value-type="string" calcext:value-type="string">
            <text:p>https://web.cvm.gov.br/sre-publico-cvm/#/oferta-publica/180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avessia Securitizadora</text:p>
          </table:table-cell>
          <table:table-cell office:value-type="float" office:value="262223079" calcext:value-type="float">
            <text:p>262223079</text:p>
          </table:table-cell>
          <table:table-cell office:value-type="string" calcext:value-type="string">
            <text:p>https://web.cvm.gov.br/sre-publico-cvm/#/oferta-publica/189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CS TECNOLOGIA S.A.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https://web.cvm.gov.br/sre-publico-cvm/#/oferta-publica/165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scelsa - EDP ES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84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INA DE ENERGIA FOTOVOLTAICA PEDRO LEOPOLDO S.A.</text:p>
          </table:table-cell>
          <table:table-cell office:value-type="float" office:value="260000000" calcext:value-type="float">
            <text:p>260000000</text:p>
          </table:table-cell>
          <table:table-cell office:value-type="string" calcext:value-type="string">
            <text:p>https://web.cvm.gov.br/sre-publico-cvm/#/oferta-publica/188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8500000" calcext:value-type="float">
            <text:p>58500000</text:p>
          </table:table-cell>
          <table:table-cell office:value-type="string" calcext:value-type="string">
            <text:p>https://web.cvm.gov.br/sre-publico-cvm/#/oferta-publica/176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65600000" calcext:value-type="float">
            <text:p>65600000</text:p>
          </table:table-cell>
          <table:table-cell office:value-type="string" calcext:value-type="string">
            <text:p>https://web.cvm.gov.br/sre-publico-cvm/#/oferta-publica/189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3" calcext:value-type="date">
            <text:p>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184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4" calcext:value-type="date">
            <text:p>4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164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6" calcext:value-type="date">
            <text:p>6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CTANTE SECURITIZADORA S.A</text:p>
          </table:table-cell>
          <table:table-cell office:value-type="float" office:value="16415000" calcext:value-type="float">
            <text:p>16415000</text:p>
          </table:table-cell>
          <table:table-cell office:value-type="string" calcext:value-type="string">
            <text:p>https://web.cvm.gov.br/sre-publico-cvm/#/oferta-publica/187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https://web.cvm.gov.br/sre-publico-cvm/#/oferta-publica/212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8000000" calcext:value-type="float">
            <text:p>108000000</text:p>
          </table:table-cell>
          <table:table-cell office:value-type="string" calcext:value-type="string">
            <text:p>https://web.cvm.gov.br/sre-publico-cvm/#/oferta-publica/189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S I Industria De Etanol S.A.</text:p>
          </table:table-cell>
          <table:table-cell office:value-type="float" office:value="140000000" calcext:value-type="float">
            <text:p>140000000</text:p>
          </table:table-cell>
          <table:table-cell office:value-type="string" calcext:value-type="string">
            <text:p>https://web.cvm.gov.br/sre-publico-cvm/#/oferta-publica/212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cucareira Quata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87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va</text:p>
          </table:table-cell>
          <table:table-cell office:value-type="float" office:value="838074000" calcext:value-type="float">
            <text:p>838074000</text:p>
          </table:table-cell>
          <table:table-cell office:value-type="string" calcext:value-type="string">
            <text:p>https://web.cvm.gov.br/sre-publico-cvm/#/oferta-publica/187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https://web.cvm.gov.br/sre-publico-cvm/#/oferta-publica/189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JAS LE BISCUIT S/A</text:p>
          </table:table-cell>
          <table:table-cell office:value-type="float" office:value="52500000" calcext:value-type="float">
            <text:p>52500000</text:p>
          </table:table-cell>
          <table:table-cell office:value-type="string" calcext:value-type="string">
            <text:p>https://web.cvm.gov.br/sre-publico-cvm/#/oferta-publica/209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7" calcext:value-type="date">
            <text:p>7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305000000" calcext:value-type="float">
            <text:p>305000000</text:p>
          </table:table-cell>
          <table:table-cell office:value-type="string" calcext:value-type="string">
            <text:p>https://web.cvm.gov.br/sre-publico-cvm/#/oferta-publica/211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87400000" calcext:value-type="float">
            <text:p>87400000</text:p>
          </table:table-cell>
          <table:table-cell office:value-type="string" calcext:value-type="string">
            <text:p>https://web.cvm.gov.br/sre-publico-cvm/#/oferta-publica/160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73089000" calcext:value-type="float">
            <text:p>73089000</text:p>
          </table:table-cell>
          <table:table-cell office:value-type="string" calcext:value-type="string">
            <text:p>https://web.cvm.gov.br/sre-publico-cvm/#/oferta-publica/189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GITAL DC BRASIL LTDA.</text:p>
          </table:table-cell>
          <table:table-cell office:value-type="float" office:value="305000000" calcext:value-type="float">
            <text:p>305000000</text:p>
          </table:table-cell>
          <table:table-cell office:value-type="string" calcext:value-type="string">
            <text:p>https://web.cvm.gov.br/sre-publico-cvm/#/oferta-publica/173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4400000" calcext:value-type="float">
            <text:p>24400000</text:p>
          </table:table-cell>
          <table:table-cell office:value-type="string" calcext:value-type="string">
            <text:p>https://web.cvm.gov.br/sre-publico-cvm/#/oferta-publica/190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3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MXV2 EFICIENCIA HOLDING S.A</text:p>
          </table:table-cell>
          <table:table-cell office:value-type="float" office:value="64000000" calcext:value-type="float">
            <text:p>64000000</text:p>
          </table:table-cell>
          <table:table-cell office:value-type="string" calcext:value-type="string">
            <text:p>https://web.cvm.gov.br/sre-publico-cvm/#/oferta-publica/187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12656000" calcext:value-type="float">
            <text:p>112656000</text:p>
          </table:table-cell>
          <table:table-cell office:value-type="string" calcext:value-type="string">
            <text:p>https://web.cvm.gov.br/sre-publico-cvm/#/oferta-publica/190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RC 247 PARTICIPACOES LTDA.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165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8" calcext:value-type="date">
            <text:p>8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9" calcext:value-type="date">
            <text:p>9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S Engenharia S.A.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ttps://web.cvm.gov.br/sre-publico-cvm/#/oferta-publica/172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09" calcext:value-type="date">
            <text:p>9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3</text:p>
          </table:table-cell>
          <table:table-cell office:value-type="float" office:value="1700000000" calcext:value-type="float">
            <text:p>1700000000</text:p>
          </table:table-cell>
          <table:table-cell office:value-type="string" calcext:value-type="string">
            <text:p>https://web.cvm.gov.br/sre-publico-cvm/#/oferta-publica/189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0" calcext:value-type="date">
            <text:p>10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26015000" calcext:value-type="float">
            <text:p>26015000</text:p>
          </table:table-cell>
          <table:table-cell office:value-type="string" calcext:value-type="string">
            <text:p>https://web.cvm.gov.br/sre-publico-cvm/#/oferta-publica/165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0" calcext:value-type="date">
            <text:p>1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PAGAZ DISTRIBUIDORA DE GAS S.A.</text:p>
          </table:table-cell>
          <table:table-cell office:value-type="float" office:value="1380000000" calcext:value-type="float">
            <text:p>1380000000</text:p>
          </table:table-cell>
          <table:table-cell office:value-type="string" calcext:value-type="string">
            <text:p>https://web.cvm.gov.br/sre-publico-cvm/#/oferta-publica/189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0" calcext:value-type="date">
            <text:p>10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7000000" calcext:value-type="float">
            <text:p>27000000</text:p>
          </table:table-cell>
          <table:table-cell office:value-type="string" calcext:value-type="string">
            <text:p>https://web.cvm.gov.br/sre-publico-cvm/#/oferta-publica/164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0" calcext:value-type="date">
            <text:p>1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MERICAN TOWER DO BRASIL - CESSAO DE INFRAESTRUTURAS S.A.</text:p>
          </table:table-cell>
          <table:table-cell office:value-type="float" office:value="1400000000" calcext:value-type="float">
            <text:p>1400000000</text:p>
          </table:table-cell>
          <table:table-cell office:value-type="string" calcext:value-type="string">
            <text:p>https://web.cvm.gov.br/sre-publico-cvm/#/oferta-publica/188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3" calcext:value-type="date">
            <text:p>1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PLAYBANCO SECURITIZADORA S.A</text:p>
          </table:table-cell>
          <table:table-cell office:value-type="float" office:value="24500000" calcext:value-type="float">
            <text:p>24500000</text:p>
          </table:table-cell>
          <table:table-cell office:value-type="string" calcext:value-type="string">
            <text:p>https://web.cvm.gov.br/sre-publico-cvm/#/oferta-publica/165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3" calcext:value-type="date">
            <text:p>1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aduto - Solucoes Logisticas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188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3" calcext:value-type="date">
            <text:p>1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RAS-LE S.A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188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3" calcext:value-type="date">
            <text:p>1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0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3" calcext:value-type="date">
            <text:p>1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https://web.cvm.gov.br/sre-publico-cvm/#/oferta-publica/166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4" calcext:value-type="date">
            <text:p>14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7300000" calcext:value-type="float">
            <text:p>47300000</text:p>
          </table:table-cell>
          <table:table-cell office:value-type="string" calcext:value-type="string">
            <text:p>https://web.cvm.gov.br/sre-publico-cvm/#/oferta-publica/187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4" calcext:value-type="date">
            <text:p>14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1125000" calcext:value-type="float">
            <text:p>31125000</text:p>
          </table:table-cell>
          <table:table-cell office:value-type="string" calcext:value-type="string">
            <text:p>https://web.cvm.gov.br/sre-publico-cvm/#/oferta-publica/190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4" calcext:value-type="date">
            <text:p>14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tiaia Energia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0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4" calcext:value-type="date">
            <text:p>14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PARANAENSE DE GAS COMPAGAS</text:p>
          </table:table-cell>
          <table:table-cell office:value-type="float" office:value="410000000" calcext:value-type="float">
            <text:p>410000000</text:p>
          </table:table-cell>
          <table:table-cell office:value-type="string" calcext:value-type="string">
            <text:p>https://web.cvm.gov.br/sre-publico-cvm/#/oferta-publica/190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4" calcext:value-type="date">
            <text:p>14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TLAS BRASIL ENERGIA HOLDING 4 S.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90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5" calcext:value-type="date">
            <text:p>15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 Securitizadora S.A.</text:p>
          </table:table-cell>
          <table:table-cell office:value-type="float" office:value="433500000" calcext:value-type="float">
            <text:p>433500000</text:p>
          </table:table-cell>
          <table:table-cell office:value-type="string" calcext:value-type="string">
            <text:p>https://web.cvm.gov.br/sre-publico-cvm/#/oferta-publica/163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5" calcext:value-type="date">
            <text:p>15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ANSNORTE ENERGIA S.A.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188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5" calcext:value-type="date">
            <text:p>15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182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5" calcext:value-type="date">
            <text:p>15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8200000" calcext:value-type="float">
            <text:p>8200000</text:p>
          </table:table-cell>
          <table:table-cell office:value-type="string" calcext:value-type="string">
            <text:p>https://web.cvm.gov.br/sre-publico-cvm/#/oferta-publica/176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5" calcext:value-type="date">
            <text:p>15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SE SECURITIZADORA DE CREDITOS IMOBILIARIOS S.A.</text:p>
          </table:table-cell>
          <table:table-cell office:value-type="float" office:value="553000000" calcext:value-type="float">
            <text:p>553000000</text:p>
          </table:table-cell>
          <table:table-cell office:value-type="string" calcext:value-type="string">
            <text:p>https://web.cvm.gov.br/sre-publico-cvm/#/oferta-publica/163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6" calcext:value-type="date">
            <text:p>16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OZ DO RIO CLARO ENERGIA S.A.</text:p>
          </table:table-cell>
          <table:table-cell office:value-type="float" office:value="560000000" calcext:value-type="float">
            <text:p>560000000</text:p>
          </table:table-cell>
          <table:table-cell office:value-type="string" calcext:value-type="string">
            <text:p>https://web.cvm.gov.br/sre-publico-cvm/#/oferta-publica/191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6" calcext:value-type="date">
            <text:p>16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S INFRAESTRUTURA LTDA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190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6" calcext:value-type="date">
            <text:p>16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67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6" calcext:value-type="date">
            <text:p>16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3000000" calcext:value-type="float">
            <text:p>13000000</text:p>
          </table:table-cell>
          <table:table-cell office:value-type="string" calcext:value-type="string">
            <text:p>https://web.cvm.gov.br/sre-publico-cvm/#/oferta-publica/167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6" calcext:value-type="date">
            <text:p>16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OLUZ PARTICIPACOES S.A</text:p>
          </table:table-cell>
          <table:table-cell office:value-type="float" office:value="38000000" calcext:value-type="float">
            <text:p>38000000</text:p>
          </table:table-cell>
          <table:table-cell office:value-type="string" calcext:value-type="string">
            <text:p>https://web.cvm.gov.br/sre-publico-cvm/#/oferta-publica/188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7" calcext:value-type="date">
            <text:p>17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SECURITIZADORA KANASTRA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https://web.cvm.gov.br/sre-publico-cvm/#/oferta-publica/189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7" calcext:value-type="date">
            <text:p>17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idrovias do Brasil S.A.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0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7" calcext:value-type="date">
            <text:p>17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62250000" calcext:value-type="float">
            <text:p>62250000</text:p>
          </table:table-cell>
          <table:table-cell office:value-type="string" calcext:value-type="string">
            <text:p>https://web.cvm.gov.br/sre-publico-cvm/#/oferta-publica/191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19" calcext:value-type="date">
            <text:p>19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170000000" calcext:value-type="float">
            <text:p>170000000</text:p>
          </table:table-cell>
          <table:table-cell office:value-type="string" calcext:value-type="string">
            <text:p>https://web.cvm.gov.br/sre-publico-cvm/#/oferta-publica/166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0" calcext:value-type="date">
            <text:p>20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36200000" calcext:value-type="float">
            <text:p>36200000</text:p>
          </table:table-cell>
          <table:table-cell office:value-type="string" calcext:value-type="string">
            <text:p>https://web.cvm.gov.br/sre-publico-cvm/#/oferta-publica/155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0" calcext:value-type="date">
            <text:p>2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BV CENTRO BRASILEIRO DA VISAO SA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191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0" calcext:value-type="date">
            <text:p>20/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AN LORENZO PARTICIPACOES S.A</text:p>
          </table:table-cell>
          <table:table-cell office:value-type="float" office:value="282077000" calcext:value-type="float">
            <text:p>282077000</text:p>
          </table:table-cell>
          <table:table-cell office:value-type="string" calcext:value-type="string">
            <text:p>https://web.cvm.gov.br/sre-publico-cvm/#/oferta-publica/191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0" calcext:value-type="date">
            <text:p>20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0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0" calcext:value-type="date">
            <text:p>2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OTA DA BR 262 MG S.A.</text:p>
          </table:table-cell>
          <table:table-cell office:value-type="float" office:value="98000000" calcext:value-type="float">
            <text:p>98000000</text:p>
          </table:table-cell>
          <table:table-cell office:value-type="string" calcext:value-type="string">
            <text:p>https://web.cvm.gov.br/sre-publico-cvm/#/oferta-publica/190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0" calcext:value-type="date">
            <text:p>2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UAS DO PIAUI SPE S.A.</text:p>
          </table:table-cell>
          <table:table-cell office:value-type="float" office:value="650000000" calcext:value-type="float">
            <text:p>650000000</text:p>
          </table:table-cell>
          <table:table-cell office:value-type="string" calcext:value-type="string">
            <text:p>https://web.cvm.gov.br/sre-publico-cvm/#/oferta-publica/191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0" calcext:value-type="date">
            <text:p>2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M TRANSPORTES - INTERESTADUAIS SERVICOS E COMERCIO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910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1" calcext:value-type="date">
            <text:p>21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89500000" calcext:value-type="float">
            <text:p>89500000</text:p>
          </table:table-cell>
          <table:table-cell office:value-type="string" calcext:value-type="string">
            <text:p>https://web.cvm.gov.br/sre-publico-cvm/#/oferta-publica/189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1" calcext:value-type="date">
            <text:p>21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naus Ambiental S.A.</text:p>
          </table:table-cell>
          <table:table-cell office:value-type="float" office:value="1245000000" calcext:value-type="float">
            <text:p>1245000000</text:p>
          </table:table-cell>
          <table:table-cell office:value-type="string" calcext:value-type="string">
            <text:p>https://web.cvm.gov.br/sre-publico-cvm/#/oferta-publica/189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1" calcext:value-type="date">
            <text:p>21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pea Securitizadora</text:p>
          </table:table-cell>
          <table:table-cell office:value-type="float" office:value="57240000" calcext:value-type="float">
            <text:p>57240000</text:p>
          </table:table-cell>
          <table:table-cell office:value-type="string" calcext:value-type="string">
            <text:p>https://web.cvm.gov.br/sre-publico-cvm/#/oferta-publica/166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1" calcext:value-type="date">
            <text:p>21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PR LITORAL PIONEIRO S.A.</text:p>
          </table:table-cell>
          <table:table-cell office:value-type="float" office:value="5550900000" calcext:value-type="float">
            <text:p>5550900000</text:p>
          </table:table-cell>
          <table:table-cell office:value-type="string" calcext:value-type="string">
            <text:p>https://web.cvm.gov.br/sre-publico-cvm/#/oferta-publica/188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2" calcext:value-type="date">
            <text:p>22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 Securitizadora S.A.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165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3" calcext:value-type="date">
            <text:p>23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302500000" calcext:value-type="float">
            <text:p>302500000</text:p>
          </table:table-cell>
          <table:table-cell office:value-type="string" calcext:value-type="string">
            <text:p>https://web.cvm.gov.br/sre-publico-cvm/#/oferta-publica/191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3" calcext:value-type="date">
            <text:p>23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aesa - Transmissora Alianca de Energia Eletrica</text:p>
          </table:table-cell>
          <table:table-cell office:value-type="float" office:value="650000000" calcext:value-type="float">
            <text:p>650000000</text:p>
          </table:table-cell>
          <table:table-cell office:value-type="string" calcext:value-type="string">
            <text:p>https://web.cvm.gov.br/sre-publico-cvm/#/oferta-publica/188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4" calcext:value-type="date">
            <text:p>24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5738000" calcext:value-type="float">
            <text:p>15738000</text:p>
          </table:table-cell>
          <table:table-cell office:value-type="string" calcext:value-type="string">
            <text:p>https://web.cvm.gov.br/sre-publico-cvm/#/oferta-publica/188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4" calcext:value-type="date">
            <text:p>24/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ERRA NOVA DO NORTE MT 1631 GERACAO DE ENERGIA 0122 LTDA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192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4" calcext:value-type="date">
            <text:p>24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SA DE PEDRA SECURITIZADORA DE CREDITO S.A.</text:p>
          </table:table-cell>
          <table:table-cell office:value-type="float" office:value="105000000" calcext:value-type="float">
            <text:p>105000000</text:p>
          </table:table-cell>
          <table:table-cell office:value-type="string" calcext:value-type="string">
            <text:p>https://web.cvm.gov.br/sre-publico-cvm/#/oferta-publica/187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4" calcext:value-type="date">
            <text:p>24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LTA SUCROENERGIA S/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1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7" calcext:value-type="date">
            <text:p>27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0885000" calcext:value-type="float">
            <text:p>10885000</text:p>
          </table:table-cell>
          <table:table-cell office:value-type="string" calcext:value-type="string">
            <text:p>https://web.cvm.gov.br/sre-publico-cvm/#/oferta-publica/167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7" calcext:value-type="date">
            <text:p>27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89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7" calcext:value-type="date">
            <text:p>27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630000000" calcext:value-type="float">
            <text:p>630000000</text:p>
          </table:table-cell>
          <table:table-cell office:value-type="string" calcext:value-type="string">
            <text:p>https://web.cvm.gov.br/sre-publico-cvm/#/oferta-publica/189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7" calcext:value-type="date">
            <text:p>27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7640000" calcext:value-type="float">
            <text:p>17640000</text:p>
          </table:table-cell>
          <table:table-cell office:value-type="string" calcext:value-type="string">
            <text:p>https://web.cvm.gov.br/sre-publico-cvm/#/oferta-publica/191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7" calcext:value-type="date">
            <text:p>27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bra Energia S.A.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189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7" calcext:value-type="date">
            <text:p>27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112232000" calcext:value-type="float">
            <text:p>112232000</text:p>
          </table:table-cell>
          <table:table-cell office:value-type="string" calcext:value-type="string">
            <text:p>https://web.cvm.gov.br/sre-publico-cvm/#/oferta-publica/167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8" calcext:value-type="date">
            <text:p>28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83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8" calcext:value-type="date">
            <text:p>28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loo Telecom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92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8" calcext:value-type="date">
            <text:p>28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2110000" calcext:value-type="float">
            <text:p>12110000</text:p>
          </table:table-cell>
          <table:table-cell office:value-type="string" calcext:value-type="string">
            <text:p>https://web.cvm.gov.br/sre-publico-cvm/#/oferta-publica/167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8" calcext:value-type="date">
            <text:p>28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AZENDINHA ENERGIA RENOVAVEL S.A</text:p>
          </table:table-cell>
          <table:table-cell office:value-type="float" office:value="20500000" calcext:value-type="float">
            <text:p>20500000</text:p>
          </table:table-cell>
          <table:table-cell office:value-type="string" calcext:value-type="string">
            <text:p>https://web.cvm.gov.br/sre-publico-cvm/#/oferta-publica/179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8" calcext:value-type="date">
            <text:p>28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KANASTRA-2 COMPANHIA SECURITIZADORA DE CREDITOS FINANCEIROS</text:p>
          </table:table-cell>
          <table:table-cell office:value-type="float" office:value="423503194" calcext:value-type="float">
            <text:p>423503194</text:p>
          </table:table-cell>
          <table:table-cell office:value-type="string" calcext:value-type="string">
            <text:p>https://web.cvm.gov.br/sre-publico-cvm/#/oferta-publica/191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28" calcext:value-type="date">
            <text:p>28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9180000" calcext:value-type="float">
            <text:p>19180000</text:p>
          </table:table-cell>
          <table:table-cell office:value-type="string" calcext:value-type="string">
            <text:p>https://web.cvm.gov.br/sre-publico-cvm/#/oferta-publica/181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88440000" calcext:value-type="float">
            <text:p>88440000</text:p>
          </table:table-cell>
          <table:table-cell office:value-type="string" calcext:value-type="string">
            <text:p>https://web.cvm.gov.br/sre-publico-cvm/#/oferta-publica/188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25000000" calcext:value-type="float">
            <text:p>625000000</text:p>
          </table:table-cell>
          <table:table-cell office:value-type="string" calcext:value-type="string">
            <text:p>https://web.cvm.gov.br/sre-publico-cvm/#/oferta-publica/190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ROTA SOROCABANA SA</text:p>
          </table:table-cell>
          <table:table-cell office:value-type="float" office:value="2050000000" calcext:value-type="float">
            <text:p>2050000000</text:p>
          </table:table-cell>
          <table:table-cell office:value-type="string" calcext:value-type="string">
            <text:p>https://web.cvm.gov.br/sre-publico-cvm/#/oferta-publica/192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1005000000" calcext:value-type="float">
            <text:p>1005000000</text:p>
          </table:table-cell>
          <table:table-cell office:value-type="string" calcext:value-type="string">
            <text:p>https://web.cvm.gov.br/sre-publico-cvm/#/oferta-publica/186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SECURITIZADORA KANASTRA</text:p>
          </table:table-cell>
          <table:table-cell office:value-type="float" office:value="247500000" calcext:value-type="float">
            <text:p>247500000</text:p>
          </table:table-cell>
          <table:table-cell office:value-type="string" calcext:value-type="string">
            <text:p>https://web.cvm.gov.br/sre-publico-cvm/#/oferta-publica/171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88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ypera</text:p>
          </table:table-cell>
          <table:table-cell office:value-type="float" office:value="530000000" calcext:value-type="float">
            <text:p>530000000</text:p>
          </table:table-cell>
          <table:table-cell office:value-type="string" calcext:value-type="string">
            <text:p>https://web.cvm.gov.br/sre-publico-cvm/#/oferta-publica/191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0" calcext:value-type="date">
            <text:p>30/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49431000" calcext:value-type="float">
            <text:p>149431000</text:p>
          </table:table-cell>
          <table:table-cell office:value-type="string" calcext:value-type="string">
            <text:p>https://web.cvm.gov.br/sre-publico-cvm/#/oferta-publica/184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1" calcext:value-type="date">
            <text:p>31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G INFORMÁTICA S.A.</text:p>
          </table:table-cell>
          <table:table-cell office:value-type="float" office:value="130000000" calcext:value-type="float">
            <text:p>130000000</text:p>
          </table:table-cell>
          <table:table-cell office:value-type="string" calcext:value-type="string">
            <text:p>https://web.cvm.gov.br/sre-publico-cvm/#/oferta-publica/192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1" calcext:value-type="date">
            <text:p>31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LTA SUCROENERGIA S/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3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1-31" calcext:value-type="date">
            <text:p>31/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COMPANHIA SECURITIZADORA DE CREDITOS FINANCEIROS</text:p>
          </table:table-cell>
          <table:table-cell office:value-type="float" office:value="1004000000" calcext:value-type="float">
            <text:p>1004000000</text:p>
          </table:table-cell>
          <table:table-cell office:value-type="string" calcext:value-type="string">
            <text:p>https://web.cvm.gov.br/sre-publico-cvm/#/oferta-publica/192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K Ambiental - Maua S.A.</text:p>
          </table:table-cell>
          <table:table-cell office:value-type="float" office:value="260000000" calcext:value-type="float">
            <text:p>260000000</text:p>
          </table:table-cell>
          <table:table-cell office:value-type="string" calcext:value-type="string">
            <text:p>https://web.cvm.gov.br/sre-publico-cvm/#/oferta-publica/192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Wiz S.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192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89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https://web.cvm.gov.br/sre-publico-cvm/#/oferta-publica/192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UZIANIA-NIQUELANDIA TRANSMISSORA S.A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193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IDAL LOGISTICA E TRANSPORTE S.A.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92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169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3" calcext:value-type="date">
            <text:p>3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ogistica Ambiental De Sao Paulo S/A - Log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2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4" calcext:value-type="date">
            <text:p>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55000000" calcext:value-type="float">
            <text:p>55000000</text:p>
          </table:table-cell>
          <table:table-cell office:value-type="string" calcext:value-type="string">
            <text:p>https://web.cvm.gov.br/sre-publico-cvm/#/oferta-publica/190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4" calcext:value-type="date">
            <text:p>4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CC PPP MS01 SANESUL SPE S.A</text:p>
          </table:table-cell>
          <table:table-cell office:value-type="float" office:value="17050000" calcext:value-type="float">
            <text:p>17050000</text:p>
          </table:table-cell>
          <table:table-cell office:value-type="string" calcext:value-type="string">
            <text:p>https://web.cvm.gov.br/sre-publico-cvm/#/oferta-publica/188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4" calcext:value-type="date">
            <text:p>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90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4" calcext:value-type="date">
            <text:p>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41100000" calcext:value-type="float">
            <text:p>41100000</text:p>
          </table:table-cell>
          <table:table-cell office:value-type="string" calcext:value-type="string">
            <text:p>https://web.cvm.gov.br/sre-publico-cvm/#/oferta-publica/183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4" calcext:value-type="date">
            <text:p>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168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4" calcext:value-type="date">
            <text:p>4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lgar Telecom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2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4" calcext:value-type="date">
            <text:p>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88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5" calcext:value-type="date">
            <text:p>5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55500000" calcext:value-type="float">
            <text:p>55500000</text:p>
          </table:table-cell>
          <table:table-cell office:value-type="string" calcext:value-type="string">
            <text:p>https://web.cvm.gov.br/sre-publico-cvm/#/oferta-publica/189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5" calcext:value-type="date">
            <text:p>5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ESTADUAL DE GERACAO DE ENERGIA ELETRICA - CEEE-G</text:p>
          </table:table-cell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https://web.cvm.gov.br/sre-publico-cvm/#/oferta-publica/192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5" calcext:value-type="date">
            <text:p>5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GA SOLAR S.A</text:p>
          </table:table-cell>
          <table:table-cell office:value-type="float" office:value="135408000" calcext:value-type="float">
            <text:p>135408000</text:p>
          </table:table-cell>
          <table:table-cell office:value-type="string" calcext:value-type="string">
            <text:p>https://web.cvm.gov.br/sre-publico-cvm/#/oferta-publica/191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6" calcext:value-type="date">
            <text:p>6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letropaulo - Metropolitana Eletricidade de Sao Paulo</text:p>
          </table:table-cell>
          <table:table-cell office:value-type="float" office:value="1350000000" calcext:value-type="float">
            <text:p>1350000000</text:p>
          </table:table-cell>
          <table:table-cell office:value-type="string" calcext:value-type="string">
            <text:p>https://web.cvm.gov.br/sre-publico-cvm/#/oferta-publica/205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6" calcext:value-type="date">
            <text:p>6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ODOIL DISTRIBUIDORA DE COMBUSTIVEIS S.A.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207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6" calcext:value-type="date">
            <text:p>6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315000000" calcext:value-type="float">
            <text:p>315000000</text:p>
          </table:table-cell>
          <table:table-cell office:value-type="string" calcext:value-type="string">
            <text:p>https://web.cvm.gov.br/sre-publico-cvm/#/oferta-publica/205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6" calcext:value-type="date">
            <text:p>6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&amp;F Investimentos S.A.</text:p>
          </table:table-cell>
          <table:table-cell office:value-type="float" office:value="2875000000" calcext:value-type="float">
            <text:p>2875000000</text:p>
          </table:table-cell>
          <table:table-cell office:value-type="string" calcext:value-type="string">
            <text:p>https://web.cvm.gov.br/sre-publico-cvm/#/oferta-publica/207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6" calcext:value-type="date">
            <text:p>6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besp</text:p>
          </table:table-cell>
          <table:table-cell office:value-type="float" office:value="3700000000" calcext:value-type="float">
            <text:p>3700000000</text:p>
          </table:table-cell>
          <table:table-cell office:value-type="string" calcext:value-type="string">
            <text:p>https://web.cvm.gov.br/sre-publico-cvm/#/oferta-publica/190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6" calcext:value-type="date">
            <text:p>6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1008000" calcext:value-type="float">
            <text:p>31008000</text:p>
          </table:table-cell>
          <table:table-cell office:value-type="string" calcext:value-type="string">
            <text:p>https://web.cvm.gov.br/sre-publico-cvm/#/oferta-publica/187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124936560" calcext:value-type="float">
            <text:p>124936560</text:p>
          </table:table-cell>
          <table:table-cell office:value-type="string" calcext:value-type="string">
            <text:p>https://web.cvm.gov.br/sre-publico-cvm/#/oferta-publica/205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NADIR FIGUEIREDO S.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08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ochpe-Maxion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91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ARO ENERGY PROJETOS SOLARES HOLDING IV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88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B Alimentos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92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trix Comercializadora de Energia Eletrica S.A.</text:p>
          </table:table-cell>
          <table:table-cell office:value-type="float" office:value="47300000" calcext:value-type="float">
            <text:p>47300000</text:p>
          </table:table-cell>
          <table:table-cell office:value-type="string" calcext:value-type="string">
            <text:p>https://web.cvm.gov.br/sre-publico-cvm/#/oferta-publica/211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4300000" calcext:value-type="float">
            <text:p>104300000</text:p>
          </table:table-cell>
          <table:table-cell office:value-type="string" calcext:value-type="string">
            <text:p>https://web.cvm.gov.br/sre-publico-cvm/#/oferta-publica/211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07" calcext:value-type="date">
            <text:p>7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49000000" calcext:value-type="float">
            <text:p>49000000</text:p>
          </table:table-cell>
          <table:table-cell office:value-type="string" calcext:value-type="string">
            <text:p>https://web.cvm.gov.br/sre-publico-cvm/#/oferta-publica/189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0" calcext:value-type="date">
            <text:p>10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71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0" calcext:value-type="date">
            <text:p>10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6028000" calcext:value-type="float">
            <text:p>26028000</text:p>
          </table:table-cell>
          <table:table-cell office:value-type="string" calcext:value-type="string">
            <text:p>https://web.cvm.gov.br/sre-publico-cvm/#/oferta-publica/193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0" calcext:value-type="date">
            <text:p>10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52700000" calcext:value-type="float">
            <text:p>52700000</text:p>
          </table:table-cell>
          <table:table-cell office:value-type="string" calcext:value-type="string">
            <text:p>https://web.cvm.gov.br/sre-publico-cvm/#/oferta-publica/193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0" calcext:value-type="date">
            <text:p>10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70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0" calcext:value-type="date">
            <text:p>10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3500000" calcext:value-type="float">
            <text:p>13500000</text:p>
          </table:table-cell>
          <table:table-cell office:value-type="string" calcext:value-type="string">
            <text:p>https://web.cvm.gov.br/sre-publico-cvm/#/oferta-publica/170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1" calcext:value-type="date">
            <text:p>11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193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2" calcext:value-type="date">
            <text:p>12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https://web.cvm.gov.br/sre-publico-cvm/#/oferta-publica/175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2" calcext:value-type="date">
            <text:p>12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3000000" calcext:value-type="float">
            <text:p>13000000</text:p>
          </table:table-cell>
          <table:table-cell office:value-type="string" calcext:value-type="string">
            <text:p>https://web.cvm.gov.br/sre-publico-cvm/#/oferta-publica/167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2" calcext:value-type="date">
            <text:p>12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ttps://web.cvm.gov.br/sre-publico-cvm/#/oferta-publica/168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3" calcext:value-type="date">
            <text:p>13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ROMOSSOMO PARTICIPACOES VII S.A.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4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3" calcext:value-type="date">
            <text:p>13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ookfield</text:p>
          </table:table-cell>
          <table:table-cell office:value-type="float" office:value="535000000" calcext:value-type="float">
            <text:p>535000000</text:p>
          </table:table-cell>
          <table:table-cell office:value-type="string" calcext:value-type="string">
            <text:p>https://web.cvm.gov.br/sre-publico-cvm/#/oferta-publica/194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3" calcext:value-type="date">
            <text:p>13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O NOVO LOCACOES LTD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194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4" calcext:value-type="date">
            <text:p>14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STRUTORA ATERPA S/A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194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4" calcext:value-type="date">
            <text:p>14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XES SECURITIZADORA S.A.</text:p>
          </table:table-cell>
          <table:table-cell office:value-type="float" office:value="13500000" calcext:value-type="float">
            <text:p>13500000</text:p>
          </table:table-cell>
          <table:table-cell office:value-type="string" calcext:value-type="string">
            <text:p>https://web.cvm.gov.br/sre-publico-cvm/#/oferta-publica/196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4" calcext:value-type="date">
            <text:p>1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63000000" calcext:value-type="float">
            <text:p>63000000</text:p>
          </table:table-cell>
          <table:table-cell office:value-type="string" calcext:value-type="string">
            <text:p>https://web.cvm.gov.br/sre-publico-cvm/#/oferta-publica/189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4" calcext:value-type="date">
            <text:p>14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IRALCOOL - ACUCAR E ALCOOL LTD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3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LMADA ENERGIA RENOVAVEL S.A.</text:p>
          </table:table-cell>
          <table:table-cell office:value-type="float" office:value="23400000" calcext:value-type="float">
            <text:p>23400000</text:p>
          </table:table-cell>
          <table:table-cell office:value-type="string" calcext:value-type="string">
            <text:p>https://web.cvm.gov.br/sre-publico-cvm/#/oferta-publica/179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OTREQ S/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193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PR INFRAESTRUTURA PR S.A.</text:p>
          </table:table-cell>
          <table:table-cell office:value-type="float" office:value="260000000" calcext:value-type="float">
            <text:p>260000000</text:p>
          </table:table-cell>
          <table:table-cell office:value-type="string" calcext:value-type="string">
            <text:p>https://web.cvm.gov.br/sre-publico-cvm/#/oferta-publica/193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RPSERVICES PARTICIPACOES E SERVICOS LTDA</text:p>
          </table:table-cell>
          <table:table-cell office:value-type="float" office:value="55000000" calcext:value-type="float">
            <text:p>55000000</text:p>
          </table:table-cell>
          <table:table-cell office:value-type="string" calcext:value-type="string">
            <text:p>https://web.cvm.gov.br/sre-publico-cvm/#/oferta-publica/194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FILADÉLFIA SECURITIZADORA S/A.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56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52784000" calcext:value-type="float">
            <text:p>52784000</text:p>
          </table:table-cell>
          <table:table-cell office:value-type="string" calcext:value-type="string">
            <text:p>https://web.cvm.gov.br/sre-publico-cvm/#/oferta-publica/185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132330000" calcext:value-type="float">
            <text:p>132330000</text:p>
          </table:table-cell>
          <table:table-cell office:value-type="string" calcext:value-type="string">
            <text:p>https://web.cvm.gov.br/sre-publico-cvm/#/oferta-publica/192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97834000" calcext:value-type="float">
            <text:p>97834000</text:p>
          </table:table-cell>
          <table:table-cell office:value-type="string" calcext:value-type="string">
            <text:p>https://web.cvm.gov.br/sre-publico-cvm/#/oferta-publica/192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85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7" calcext:value-type="date">
            <text:p>1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B Capital</text:p>
          </table:table-cell>
          <table:table-cell office:value-type="float" office:value="4750000000" calcext:value-type="float">
            <text:p>4750000000</text:p>
          </table:table-cell>
          <table:table-cell office:value-type="string" calcext:value-type="string">
            <text:p>https://web.cvm.gov.br/sre-publico-cvm/#/oferta-publica/194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.AB. ZONA OESTE S.A.</text:p>
          </table:table-cell>
          <table:table-cell office:value-type="float" office:value="65000000" calcext:value-type="float">
            <text:p>65000000</text:p>
          </table:table-cell>
          <table:table-cell office:value-type="string" calcext:value-type="string">
            <text:p>https://web.cvm.gov.br/sre-publico-cvm/#/oferta-publica/194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320000000" calcext:value-type="float">
            <text:p>320000000</text:p>
          </table:table-cell>
          <table:table-cell office:value-type="string" calcext:value-type="string">
            <text:p>https://web.cvm.gov.br/sre-publico-cvm/#/oferta-publica/1919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DPAR SN PARTICIPACOES EM PROJETOS SOLARES S/A</text:p>
          </table:table-cell>
          <table:table-cell office:value-type="float" office:value="425000000" calcext:value-type="float">
            <text:p>425000000</text:p>
          </table:table-cell>
          <table:table-cell office:value-type="string" calcext:value-type="string">
            <text:p>https://web.cvm.gov.br/sre-publico-cvm/#/oferta-publica/193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LETROMIDIA S.A.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193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bema Participacoes S.A.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194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OPERATIVA AGRARIA AGROINDUSTRIAL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194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33712000" calcext:value-type="float">
            <text:p>33712000</text:p>
          </table:table-cell>
          <table:table-cell office:value-type="string" calcext:value-type="string">
            <text:p>https://web.cvm.gov.br/sre-publico-cvm/#/oferta-publica/188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8" calcext:value-type="date">
            <text:p>1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B Capital</text:p>
          </table:table-cell>
          <table:table-cell office:value-type="float" office:value="380000000" calcext:value-type="float">
            <text:p>380000000</text:p>
          </table:table-cell>
          <table:table-cell office:value-type="string" calcext:value-type="string">
            <text:p>https://web.cvm.gov.br/sre-publico-cvm/#/oferta-publica/193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9" calcext:value-type="date">
            <text:p>19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75000000" calcext:value-type="float">
            <text:p>375000000</text:p>
          </table:table-cell>
          <table:table-cell office:value-type="string" calcext:value-type="string">
            <text:p>https://web.cvm.gov.br/sre-publico-cvm/#/oferta-publica/192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9" calcext:value-type="date">
            <text:p>19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BI Brasil Empreendimentos e Participações S.A.</text:p>
          </table:table-cell>
          <table:table-cell office:value-type="float" office:value="223500000" calcext:value-type="float">
            <text:p>223500000</text:p>
          </table:table-cell>
          <table:table-cell office:value-type="string" calcext:value-type="string">
            <text:p>https://web.cvm.gov.br/sre-publico-cvm/#/oferta-publica/194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9" calcext:value-type="date">
            <text:p>19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82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9" calcext:value-type="date">
            <text:p>19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191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19" calcext:value-type="date">
            <text:p>19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SP - TERMINAL DE REGASEIFICACAO DE GNL DE SAO PAULO S.A.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191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1" calcext:value-type="date">
            <text:p>21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191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1" calcext:value-type="date">
            <text:p>21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DO RODOANEL NORTE S.A. <text:s/>- ECORODOANEL</text:p>
          </table:table-cell>
          <table:table-cell office:value-type="float" office:value="7320612000" calcext:value-type="float">
            <text:p>7320612000</text:p>
          </table:table-cell>
          <table:table-cell office:value-type="string" calcext:value-type="string">
            <text:p>https://web.cvm.gov.br/sre-publico-cvm/#/oferta-publica/192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1" calcext:value-type="date">
            <text:p>21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1106502" calcext:value-type="float">
            <text:p>21106502</text:p>
          </table:table-cell>
          <table:table-cell office:value-type="string" calcext:value-type="string">
            <text:p>https://web.cvm.gov.br/sre-publico-cvm/#/oferta-publica/194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2" calcext:value-type="date">
            <text:p>22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gos - Companhia Securitizadora S.A.</text:p>
          </table:table-cell>
          <table:table-cell office:value-type="float" office:value="11053253" calcext:value-type="float">
            <text:p>11053253</text:p>
          </table:table-cell>
          <table:table-cell office:value-type="string" calcext:value-type="string">
            <text:p>https://web.cvm.gov.br/sre-publico-cvm/#/oferta-publica/169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4" calcext:value-type="date">
            <text:p>2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58824000" calcext:value-type="float">
            <text:p>58824000</text:p>
          </table:table-cell>
          <table:table-cell office:value-type="string" calcext:value-type="string">
            <text:p>https://web.cvm.gov.br/sre-publico-cvm/#/oferta-publica/170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4" calcext:value-type="date">
            <text:p>2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41000000" calcext:value-type="float">
            <text:p>41000000</text:p>
          </table:table-cell>
          <table:table-cell office:value-type="string" calcext:value-type="string">
            <text:p>https://web.cvm.gov.br/sre-publico-cvm/#/oferta-publica/171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4" calcext:value-type="date">
            <text:p>24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ass Nordeste Calçados e Artigos Esportivos S.A. 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194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4" calcext:value-type="date">
            <text:p>2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35667000" calcext:value-type="float">
            <text:p>35667000</text:p>
          </table:table-cell>
          <table:table-cell office:value-type="string" calcext:value-type="string">
            <text:p>https://web.cvm.gov.br/sre-publico-cvm/#/oferta-publica/194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4" calcext:value-type="date">
            <text:p>24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TRASA VEICULOS E SERVICOS LTDA</text:p>
          </table:table-cell>
          <table:table-cell office:value-type="float" office:value="140000000" calcext:value-type="float">
            <text:p>140000000</text:p>
          </table:table-cell>
          <table:table-cell office:value-type="string" calcext:value-type="string">
            <text:p>https://web.cvm.gov.br/sre-publico-cvm/#/oferta-publica/194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4" calcext:value-type="date">
            <text:p>24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70270000" calcext:value-type="float">
            <text:p>370270000</text:p>
          </table:table-cell>
          <table:table-cell office:value-type="string" calcext:value-type="string">
            <text:p>https://web.cvm.gov.br/sre-publico-cvm/#/oferta-publica/192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4" calcext:value-type="date">
            <text:p>24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FILADÉLFIA SECURITIZADORA S/A.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94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5" calcext:value-type="date">
            <text:p>25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83822000" calcext:value-type="float">
            <text:p>83822000</text:p>
          </table:table-cell>
          <table:table-cell office:value-type="string" calcext:value-type="string">
            <text:p>https://web.cvm.gov.br/sre-publico-cvm/#/oferta-publica/170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5" calcext:value-type="date">
            <text:p>25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169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5" calcext:value-type="date">
            <text:p>25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192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5" calcext:value-type="date">
            <text:p>25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LARIENS EDUCACAO S.A</text:p>
          </table:table-cell>
          <table:table-cell office:value-type="float" office:value="650000000" calcext:value-type="float">
            <text:p>650000000</text:p>
          </table:table-cell>
          <table:table-cell office:value-type="string" calcext:value-type="string">
            <text:p>https://web.cvm.gov.br/sre-publico-cvm/#/oferta-publica/195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6" calcext:value-type="date">
            <text:p>26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14000000" calcext:value-type="float">
            <text:p>14000000</text:p>
          </table:table-cell>
          <table:table-cell office:value-type="string" calcext:value-type="string">
            <text:p>https://web.cvm.gov.br/sre-publico-cvm/#/oferta-publica/183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6" calcext:value-type="date">
            <text:p>26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HINA THREE GORGES BRASIL ENERGIA S.A.</text:p>
          </table:table-cell>
          <table:table-cell office:value-type="float" office:value="1450000000" calcext:value-type="float">
            <text:p>1450000000</text:p>
          </table:table-cell>
          <table:table-cell office:value-type="string" calcext:value-type="string">
            <text:p>https://web.cvm.gov.br/sre-publico-cvm/#/oferta-publica/184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7" calcext:value-type="date">
            <text:p>2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 Fleet S/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96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7" calcext:value-type="date">
            <text:p>2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ovias dos Imigrantes</text:p>
          </table:table-cell>
          <table:table-cell office:value-type="float" office:value="1400000000" calcext:value-type="float">
            <text:p>1400000000</text:p>
          </table:table-cell>
          <table:table-cell office:value-type="string" calcext:value-type="string">
            <text:p>https://web.cvm.gov.br/sre-publico-cvm/#/oferta-publica/195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7" calcext:value-type="date">
            <text:p>2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DE PARTICIPACOES EM CONCESSOES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https://web.cvm.gov.br/sre-publico-cvm/#/oferta-publica/194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7" calcext:value-type="date">
            <text:p>27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194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7" calcext:value-type="date">
            <text:p>2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ado Logistica S.A.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195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7" calcext:value-type="date">
            <text:p>27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LI SUL S/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193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https://web.cvm.gov.br/sre-publico-cvm/#/oferta-publica/180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ina Central Olho D'Agua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95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191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EDSYSTEMS COMERCIO, IMPORTACAO E EXPORTACAO LTDA</text:p>
          </table:table-cell>
          <table:table-cell office:value-type="float" office:value="130000000" calcext:value-type="float">
            <text:p>130000000</text:p>
          </table:table-cell>
          <table:table-cell office:value-type="string" calcext:value-type="string">
            <text:p>https://web.cvm.gov.br/sre-publico-cvm/#/oferta-publica/195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TREL S/A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https://web.cvm.gov.br/sre-publico-cvm/#/oferta-publica/195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Tocantins - Distribuidora de Energia</text:p>
          </table:table-cell>
          <table:table-cell office:value-type="float" office:value="320000000" calcext:value-type="float">
            <text:p>320000000</text:p>
          </table:table-cell>
          <table:table-cell office:value-type="string" calcext:value-type="string">
            <text:p>https://web.cvm.gov.br/sre-publico-cvm/#/oferta-publica/194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MPAR SERVICOS HOSPITALARES S/A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https://web.cvm.gov.br/sre-publico-cvm/#/oferta-publica/195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76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65000000" calcext:value-type="float">
            <text:p>165000000</text:p>
          </table:table-cell>
          <table:table-cell office:value-type="string" calcext:value-type="string">
            <text:p>https://web.cvm.gov.br/sre-publico-cvm/#/oferta-publica/171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</text:p>
          </table:table-cell>
          <table:table-cell office:value-type="float" office:value="900000000" calcext:value-type="float">
            <text:p>900000000</text:p>
          </table:table-cell>
          <table:table-cell office:value-type="string" calcext:value-type="string">
            <text:p>https://web.cvm.gov.br/sre-publico-cvm/#/oferta-publica/194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2-28" calcext:value-type="date">
            <text:p>28/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9800000" calcext:value-type="float">
            <text:p>9800000</text:p>
          </table:table-cell>
          <table:table-cell office:value-type="string" calcext:value-type="string">
            <text:p>https://web.cvm.gov.br/sre-publico-cvm/#/oferta-publica/172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3" calcext:value-type="date">
            <text:p>3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https://web.cvm.gov.br/sre-publico-cvm/#/oferta-publica/171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5" calcext:value-type="date">
            <text:p>5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3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5" calcext:value-type="date">
            <text:p>5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IPALAM INDUSTRIA E COMERCIO DE LAMINADOS LTD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96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5" calcext:value-type="date">
            <text:p>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DERO INDUSTRIA E COMERCIO S.A.</text:p>
          </table:table-cell>
          <table:table-cell office:value-type="float" office:value="130000000" calcext:value-type="float">
            <text:p>130000000</text:p>
          </table:table-cell>
          <table:table-cell office:value-type="string" calcext:value-type="string">
            <text:p>https://web.cvm.gov.br/sre-publico-cvm/#/oferta-publica/195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5" calcext:value-type="date">
            <text:p>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stok Comercio e Representacoes S.A.</text:p>
          </table:table-cell>
          <table:table-cell office:value-type="float" office:value="454369317" calcext:value-type="float">
            <text:p>454369317</text:p>
          </table:table-cell>
          <table:table-cell office:value-type="string" calcext:value-type="string">
            <text:p>https://web.cvm.gov.br/sre-publico-cvm/#/oferta-publica/194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5" calcext:value-type="date">
            <text:p>5/3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2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5" calcext:value-type="date">
            <text:p>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DONTOCOMPANY FRANCHISING S.A</text:p>
          </table:table-cell>
          <table:table-cell office:value-type="float" office:value="155000000" calcext:value-type="float">
            <text:p>155000000</text:p>
          </table:table-cell>
          <table:table-cell office:value-type="string" calcext:value-type="string">
            <text:p>https://web.cvm.gov.br/sre-publico-cvm/#/oferta-publica/194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5" calcext:value-type="date">
            <text:p>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ruzeiro do Sul Educacional S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193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6" calcext:value-type="date">
            <text:p>6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96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6" calcext:value-type="date">
            <text:p>6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ERP GLBL BRASIL I PARTICIPACOES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06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6" calcext:value-type="date">
            <text:p>6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188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6" calcext:value-type="date">
            <text:p>6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170588000" calcext:value-type="float">
            <text:p>170588000</text:p>
          </table:table-cell>
          <table:table-cell office:value-type="string" calcext:value-type="string">
            <text:p>https://web.cvm.gov.br/sre-publico-cvm/#/oferta-publica/196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6" calcext:value-type="date">
            <text:p>6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6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6" calcext:value-type="date">
            <text:p>6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RIO FORTE S.A.</text:p>
          </table:table-cell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https://web.cvm.gov.br/sre-publico-cvm/#/oferta-publica/193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6" calcext:value-type="date">
            <text:p>6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DE RODOVIAS PRVIAS S.A.</text:p>
          </table:table-cell>
          <table:table-cell office:value-type="float" office:value="1010000000" calcext:value-type="float">
            <text:p>1010000000</text:p>
          </table:table-cell>
          <table:table-cell office:value-type="string" calcext:value-type="string">
            <text:p>https://web.cvm.gov.br/sre-publico-cvm/#/oferta-publica/195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7" calcext:value-type="date">
            <text:p>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Ecovias Raposo-Castelo S.a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https://web.cvm.gov.br/sre-publico-cvm/#/oferta-publica/194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7" calcext:value-type="date">
            <text:p>7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22282000" calcext:value-type="float">
            <text:p>22282000</text:p>
          </table:table-cell>
          <table:table-cell office:value-type="string" calcext:value-type="string">
            <text:p>https://web.cvm.gov.br/sre-publico-cvm/#/oferta-publica/172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7" calcext:value-type="date">
            <text:p>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azil Tower Cessao de Infraestrutura S.A.</text:p>
          </table:table-cell>
          <table:table-cell office:value-type="float" office:value="625000000" calcext:value-type="float">
            <text:p>625000000</text:p>
          </table:table-cell>
          <table:table-cell office:value-type="string" calcext:value-type="string">
            <text:p>https://web.cvm.gov.br/sre-publico-cvm/#/oferta-publica/186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7" calcext:value-type="date">
            <text:p>7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88000000" calcext:value-type="float">
            <text:p>88000000</text:p>
          </table:table-cell>
          <table:table-cell office:value-type="string" calcext:value-type="string">
            <text:p>https://web.cvm.gov.br/sre-publico-cvm/#/oferta-publica/161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7" calcext:value-type="date">
            <text:p>7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ttps://web.cvm.gov.br/sre-publico-cvm/#/oferta-publica/195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7" calcext:value-type="date">
            <text:p>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ESTADUAL DE GERACAO DE ENERGIA ELETRICA - CEEE-G</text:p>
          </table:table-cell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https://web.cvm.gov.br/sre-publico-cvm/#/oferta-publica/192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07" calcext:value-type="date">
            <text:p>7/3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805265000" calcext:value-type="float">
            <text:p>805265000</text:p>
          </table:table-cell>
          <table:table-cell office:value-type="string" calcext:value-type="string">
            <text:p>https://web.cvm.gov.br/sre-publico-cvm/#/oferta-publica/193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0" calcext:value-type="date">
            <text:p>1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Paulista de Forca e Luz</text:p>
          </table:table-cell>
          <table:table-cell office:value-type="float" office:value="3192000000" calcext:value-type="float">
            <text:p>3192000000</text:p>
          </table:table-cell>
          <table:table-cell office:value-type="string" calcext:value-type="string">
            <text:p>https://web.cvm.gov.br/sre-publico-cvm/#/oferta-publica/194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0" calcext:value-type="date">
            <text:p>1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PFL TRANSMISSAO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194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0" calcext:value-type="date">
            <text:p>1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PFL Piratining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194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0" calcext:value-type="date">
            <text:p>1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JAGUARI DE ENERGIA</text:p>
          </table:table-cell>
          <table:table-cell office:value-type="float" office:value="225000000" calcext:value-type="float">
            <text:p>225000000</text:p>
          </table:table-cell>
          <table:table-cell office:value-type="string" calcext:value-type="string">
            <text:p>https://web.cvm.gov.br/sre-publico-cvm/#/oferta-publica/194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0" calcext:value-type="date">
            <text:p>10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173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0" calcext:value-type="date">
            <text:p>1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do Aeroporto da Pampulha S.A.</text:p>
          </table:table-cell>
          <table:table-cell office:value-type="float" office:value="165000000" calcext:value-type="float">
            <text:p>165000000</text:p>
          </table:table-cell>
          <table:table-cell office:value-type="string" calcext:value-type="string">
            <text:p>https://web.cvm.gov.br/sre-publico-cvm/#/oferta-publica/194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71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RS Aeroportos S.A.</text:p>
          </table:table-cell>
          <table:table-cell office:value-type="float" office:value="170000000" calcext:value-type="float">
            <text:p>170000000</text:p>
          </table:table-cell>
          <table:table-cell office:value-type="string" calcext:value-type="string">
            <text:p>https://web.cvm.gov.br/sre-publico-cvm/#/oferta-publica/192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PR 4 PARTICIPACOES S.A.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196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89280000" calcext:value-type="float">
            <text:p>89280000</text:p>
          </table:table-cell>
          <table:table-cell office:value-type="string" calcext:value-type="string">
            <text:p>https://web.cvm.gov.br/sre-publico-cvm/#/oferta-publica/173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AX INVESTIMENTOS EM AEROPORTOS S.A</text:p>
          </table:table-cell>
          <table:table-cell office:value-type="float" office:value="203000000" calcext:value-type="float">
            <text:p>203000000</text:p>
          </table:table-cell>
          <table:table-cell office:value-type="string" calcext:value-type="string">
            <text:p>https://web.cvm.gov.br/sre-publico-cvm/#/oferta-publica/192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195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 Securitizadora S.A.</text:p>
          </table:table-cell>
          <table:table-cell office:value-type="float" office:value="250900000" calcext:value-type="float">
            <text:p>250900000</text:p>
          </table:table-cell>
          <table:table-cell office:value-type="string" calcext:value-type="string">
            <text:p>https://web.cvm.gov.br/sre-publico-cvm/#/oferta-publica/169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alamo Distribuidora de Produtos de Beleza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196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1" calcext:value-type="date">
            <text:p>11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70000000" calcext:value-type="float">
            <text:p>270000000</text:p>
          </table:table-cell>
          <table:table-cell office:value-type="string" calcext:value-type="string">
            <text:p>https://web.cvm.gov.br/sre-publico-cvm/#/oferta-publica/197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2" calcext:value-type="date">
            <text:p>12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ROTA SOROCABANA SA</text:p>
          </table:table-cell>
          <table:table-cell office:value-type="float" office:value="2050000000" calcext:value-type="float">
            <text:p>2050000000</text:p>
          </table:table-cell>
          <table:table-cell office:value-type="string" calcext:value-type="string">
            <text:p>https://web.cvm.gov.br/sre-publico-cvm/#/oferta-publica/196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2" calcext:value-type="date">
            <text:p>12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5600000" calcext:value-type="float">
            <text:p>5600000</text:p>
          </table:table-cell>
          <table:table-cell office:value-type="string" calcext:value-type="string">
            <text:p>https://web.cvm.gov.br/sre-publico-cvm/#/oferta-publica/196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2" calcext:value-type="date">
            <text:p>12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52000000" calcext:value-type="float">
            <text:p>52000000</text:p>
          </table:table-cell>
          <table:table-cell office:value-type="string" calcext:value-type="string">
            <text:p>https://web.cvm.gov.br/sre-publico-cvm/#/oferta-publica/172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3" calcext:value-type="date">
            <text:p>13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FRAVIX ENGENHARIA S.A.</text:p>
          </table:table-cell>
          <table:table-cell office:value-type="float" office:value="39200000" calcext:value-type="float">
            <text:p>39200000</text:p>
          </table:table-cell>
          <table:table-cell office:value-type="string" calcext:value-type="string">
            <text:p>https://web.cvm.gov.br/sre-publico-cvm/#/oferta-publica/171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3" calcext:value-type="date">
            <text:p>13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51100000" calcext:value-type="float">
            <text:p>51100000</text:p>
          </table:table-cell>
          <table:table-cell office:value-type="string" calcext:value-type="string">
            <text:p>https://web.cvm.gov.br/sre-publico-cvm/#/oferta-publica/1890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4" calcext:value-type="date">
            <text:p>1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70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4" calcext:value-type="date">
            <text:p>1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22512000" calcext:value-type="float">
            <text:p>22512000</text:p>
          </table:table-cell>
          <table:table-cell office:value-type="string" calcext:value-type="string">
            <text:p>https://web.cvm.gov.br/sre-publico-cvm/#/oferta-publica/174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4" calcext:value-type="date">
            <text:p>14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99PAY INSTITUICAO DE PAGAMENTO S.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174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4" calcext:value-type="date">
            <text:p>1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3000000" calcext:value-type="float">
            <text:p>13000000</text:p>
          </table:table-cell>
          <table:table-cell office:value-type="string" calcext:value-type="string">
            <text:p>https://web.cvm.gov.br/sre-publico-cvm/#/oferta-publica/172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4" calcext:value-type="date">
            <text:p>1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2394072" calcext:value-type="float">
            <text:p>22394072</text:p>
          </table:table-cell>
          <table:table-cell office:value-type="string" calcext:value-type="string">
            <text:p>https://web.cvm.gov.br/sre-publico-cvm/#/oferta-publica/194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7" calcext:value-type="date">
            <text:p>17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89263943.07" calcext:value-type="float">
            <text:p>89263943,07</text:p>
          </table:table-cell>
          <table:table-cell office:value-type="string" calcext:value-type="string">
            <text:p>https://web.cvm.gov.br/sre-publico-cvm/#/oferta-publica/183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7" calcext:value-type="date">
            <text:p>17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26500000" calcext:value-type="float">
            <text:p>26500000</text:p>
          </table:table-cell>
          <table:table-cell office:value-type="string" calcext:value-type="string">
            <text:p>https://web.cvm.gov.br/sre-publico-cvm/#/oferta-publica/172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7" calcext:value-type="date">
            <text:p>1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a Mata S.A. - Açúcar e Álcool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6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7" calcext:value-type="date">
            <text:p>17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32500000" calcext:value-type="float">
            <text:p>32500000</text:p>
          </table:table-cell>
          <table:table-cell office:value-type="string" calcext:value-type="string">
            <text:p>https://web.cvm.gov.br/sre-publico-cvm/#/oferta-publica/174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8" calcext:value-type="date">
            <text:p>18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844000" calcext:value-type="float">
            <text:p>4844000</text:p>
          </table:table-cell>
          <table:table-cell office:value-type="string" calcext:value-type="string">
            <text:p>https://web.cvm.gov.br/sre-publico-cvm/#/oferta-publica/193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8" calcext:value-type="date">
            <text:p>18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GT ESTRELA DO OESTE LTD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7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9" calcext:value-type="date">
            <text:p>19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B Capital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0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9" calcext:value-type="date">
            <text:p>19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NE SECURITIZADORA S.A.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ttps://web.cvm.gov.br/sre-publico-cvm/#/oferta-publica/168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9" calcext:value-type="date">
            <text:p>19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ONTAL 2 GERACAO DE ENERGIA E PARTICIPACOES S.A.</text:p>
          </table:table-cell>
          <table:table-cell office:value-type="float" office:value="182500000" calcext:value-type="float">
            <text:p>182500000</text:p>
          </table:table-cell>
          <table:table-cell office:value-type="string" calcext:value-type="string">
            <text:p>https://web.cvm.gov.br/sre-publico-cvm/#/oferta-publica/197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9" calcext:value-type="date">
            <text:p>19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gie Brasil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196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9" calcext:value-type="date">
            <text:p>19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mig Distribuicao</text:p>
          </table:table-cell>
          <table:table-cell office:value-type="float" office:value="2500000000" calcext:value-type="float">
            <text:p>2500000000</text:p>
          </table:table-cell>
          <table:table-cell office:value-type="string" calcext:value-type="string">
            <text:p>https://web.cvm.gov.br/sre-publico-cvm/#/oferta-publica/195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9" calcext:value-type="date">
            <text:p>19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mig GT - Cemig Geracao e Transmissao</text:p>
          </table:table-cell>
          <table:table-cell office:value-type="float" office:value="625000000" calcext:value-type="float">
            <text:p>625000000</text:p>
          </table:table-cell>
          <table:table-cell office:value-type="string" calcext:value-type="string">
            <text:p>https://web.cvm.gov.br/sre-publico-cvm/#/oferta-publica/195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19" calcext:value-type="date">
            <text:p>19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. R. Ling Industria e Comercio S.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0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0" calcext:value-type="date">
            <text:p>2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ERENA GERACAO S.A.</text:p>
          </table:table-cell>
          <table:table-cell office:value-type="float" office:value="680000000" calcext:value-type="float">
            <text:p>680000000</text:p>
          </table:table-cell>
          <table:table-cell office:value-type="string" calcext:value-type="string">
            <text:p>https://web.cvm.gov.br/sre-publico-cvm/#/oferta-publica/195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0" calcext:value-type="date">
            <text:p>2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MEGA ENERGIA S.A.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197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0" calcext:value-type="date">
            <text:p>2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rilan Alimentos S.A.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7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0" calcext:value-type="date">
            <text:p>20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RISTALCOPO S/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97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1" calcext:value-type="date">
            <text:p>2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egea Saneamento e Participacoes - S/A</text:p>
          </table:table-cell>
          <table:table-cell office:value-type="float" office:value="684984000" calcext:value-type="float">
            <text:p>684984000</text:p>
          </table:table-cell>
          <table:table-cell office:value-type="string" calcext:value-type="string">
            <text:p>https://web.cvm.gov.br/sre-publico-cvm/#/oferta-publica/197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LASCAR INDUSTRIA DE COMPONENTES PLASTICOS LTDA</text:p>
          </table:table-cell>
          <table:table-cell office:value-type="float" office:value="55000000" calcext:value-type="float">
            <text:p>55000000</text:p>
          </table:table-cell>
          <table:table-cell office:value-type="string" calcext:value-type="string">
            <text:p>https://web.cvm.gov.br/sre-publico-cvm/#/oferta-publica/176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4667000" calcext:value-type="float">
            <text:p>14667000</text:p>
          </table:table-cell>
          <table:table-cell office:value-type="string" calcext:value-type="string">
            <text:p>https://web.cvm.gov.br/sre-publico-cvm/#/oferta-publica/175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92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197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6150000" calcext:value-type="float">
            <text:p>56150000</text:p>
          </table:table-cell>
          <table:table-cell office:value-type="string" calcext:value-type="string">
            <text:p>https://web.cvm.gov.br/sre-publico-cvm/#/oferta-publica/196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5058000" calcext:value-type="float">
            <text:p>35058000</text:p>
          </table:table-cell>
          <table:table-cell office:value-type="string" calcext:value-type="string">
            <text:p>https://web.cvm.gov.br/sre-publico-cvm/#/oferta-publica/196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5329000" calcext:value-type="float">
            <text:p>35329000</text:p>
          </table:table-cell>
          <table:table-cell office:value-type="string" calcext:value-type="string">
            <text:p>https://web.cvm.gov.br/sre-publico-cvm/#/oferta-publica/174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SI Capital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173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937500000" calcext:value-type="float">
            <text:p>937500000</text:p>
          </table:table-cell>
          <table:table-cell office:value-type="string" calcext:value-type="string">
            <text:p>https://web.cvm.gov.br/sre-publico-cvm/#/oferta-publica/195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56750000" calcext:value-type="float">
            <text:p>56750000</text:p>
          </table:table-cell>
          <table:table-cell office:value-type="string" calcext:value-type="string">
            <text:p>https://web.cvm.gov.br/sre-publico-cvm/#/oferta-publica/174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Forte Securitizadora</text:p>
          </table:table-cell>
          <table:table-cell office:value-type="float" office:value="445500000" calcext:value-type="float">
            <text:p>445500000</text:p>
          </table:table-cell>
          <table:table-cell office:value-type="string" calcext:value-type="string">
            <text:p>https://web.cvm.gov.br/sre-publico-cvm/#/oferta-publica/173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Patria Sec</text:p>
          </table:table-cell>
          <table:table-cell office:value-type="float" office:value="570000000" calcext:value-type="float">
            <text:p>570000000</text:p>
          </table:table-cell>
          <table:table-cell office:value-type="string" calcext:value-type="string">
            <text:p>https://web.cvm.gov.br/sre-publico-cvm/#/oferta-publica/173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4" calcext:value-type="date">
            <text:p>24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75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5" calcext:value-type="date">
            <text:p>2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Rodovias do Cafe SPE S.A.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195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5" calcext:value-type="date">
            <text:p>25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LEPAR CONSULTORIA E PARTICIPACOES S.A.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98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5" calcext:value-type="date">
            <text:p>2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arsan S.A.</text:p>
          </table:table-cell>
          <table:table-cell office:value-type="float" office:value="3200000000" calcext:value-type="float">
            <text:p>3200000000</text:p>
          </table:table-cell>
          <table:table-cell office:value-type="string" calcext:value-type="string">
            <text:p>https://web.cvm.gov.br/sre-publico-cvm/#/oferta-publica/195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5" calcext:value-type="date">
            <text:p>2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SCENTY DATA CENTERS E TELECOMUNICACOES S/A</text:p>
          </table:table-cell>
          <table:table-cell office:value-type="float" office:value="5662800000" calcext:value-type="float">
            <text:p>5662800000</text:p>
          </table:table-cell>
          <table:table-cell office:value-type="string" calcext:value-type="string">
            <text:p>https://web.cvm.gov.br/sre-publico-cvm/#/oferta-publica/198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5" calcext:value-type="date">
            <text:p>25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pel Geracao e Transmissao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195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6" calcext:value-type="date">
            <text:p>26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ZK SOLAR 07 S.A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196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9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STERTECH FUNDICAO E TECNOLOGIA LTD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198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ssentia PCHs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196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28000000" calcext:value-type="float">
            <text:p>128000000</text:p>
          </table:table-cell>
          <table:table-cell office:value-type="string" calcext:value-type="string">
            <text:p>https://web.cvm.gov.br/sre-publico-cvm/#/oferta-publica/195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Paraiba - Distribuidora de Energi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7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TLETICO MINEIRO S.A.F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73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Mato Grosso - Distribuidora de Energia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197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rigol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99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7" calcext:value-type="date">
            <text:p>27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sina Bromelia SPE S.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97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8" calcext:value-type="date">
            <text:p>28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75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8" calcext:value-type="date">
            <text:p>28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san S.A.</text:p>
          </table:table-cell>
          <table:table-cell office:value-type="float" office:value="2500000000" calcext:value-type="float">
            <text:p>2500000000</text:p>
          </table:table-cell>
          <table:table-cell office:value-type="string" calcext:value-type="string">
            <text:p>https://web.cvm.gov.br/sre-publico-cvm/#/oferta-publica/197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8" calcext:value-type="date">
            <text:p>28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TEEP</text:p>
          </table:table-cell>
          <table:table-cell office:value-type="float" office:value="1400000000" calcext:value-type="float">
            <text:p>1400000000</text:p>
          </table:table-cell>
          <table:table-cell office:value-type="string" calcext:value-type="string">
            <text:p>https://web.cvm.gov.br/sre-publico-cvm/#/oferta-publica/198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8" calcext:value-type="date">
            <text:p>28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egea Saneamento e Participacoes - S/A</text:p>
          </table:table-cell>
          <table:table-cell office:value-type="float" office:value="2785616000" calcext:value-type="float">
            <text:p>2785616000</text:p>
          </table:table-cell>
          <table:table-cell office:value-type="string" calcext:value-type="string">
            <text:p>https://web.cvm.gov.br/sre-publico-cvm/#/oferta-publica/1990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8" calcext:value-type="date">
            <text:p>28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72000000" calcext:value-type="float">
            <text:p>72000000</text:p>
          </table:table-cell>
          <table:table-cell office:value-type="string" calcext:value-type="string">
            <text:p>https://web.cvm.gov.br/sre-publico-cvm/#/oferta-publica/198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8" calcext:value-type="date">
            <text:p>28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TT TELECOMUNICACOES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99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28" calcext:value-type="date">
            <text:p>28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20084000" calcext:value-type="float">
            <text:p>20084000</text:p>
          </table:table-cell>
          <table:table-cell office:value-type="string" calcext:value-type="string">
            <text:p>https://web.cvm.gov.br/sre-publico-cvm/#/oferta-publica/175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DS SUBHOLDING S.A.</text:p>
          </table:table-cell>
          <table:table-cell office:value-type="float" office:value="410000000" calcext:value-type="float">
            <text:p>410000000</text:p>
          </table:table-cell>
          <table:table-cell office:value-type="string" calcext:value-type="string">
            <text:p>https://web.cvm.gov.br/sre-publico-cvm/#/oferta-publica/199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7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SBios Industria e Comercio de Biodiesel Sul Brasil S.A.</text:p>
          </table:table-cell>
          <table:table-cell office:value-type="float" office:value="360000000" calcext:value-type="float">
            <text:p>360000000</text:p>
          </table:table-cell>
          <table:table-cell office:value-type="string" calcext:value-type="string">
            <text:p>https://web.cvm.gov.br/sre-publico-cvm/#/oferta-publica/199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ive</text:p>
          </table:table-cell>
          <table:table-cell office:value-type="float" office:value="130000000" calcext:value-type="float">
            <text:p>130000000</text:p>
          </table:table-cell>
          <table:table-cell office:value-type="string" calcext:value-type="string">
            <text:p>https://web.cvm.gov.br/sre-publico-cvm/#/oferta-publica/199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pe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187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96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430383000" calcext:value-type="float">
            <text:p>430383000</text:p>
          </table:table-cell>
          <table:table-cell office:value-type="string" calcext:value-type="string">
            <text:p>https://web.cvm.gov.br/sre-publico-cvm/#/oferta-publica/175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zzas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197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3-31" calcext:value-type="date">
            <text:p>31/3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17600000" calcext:value-type="float">
            <text:p>217600000</text:p>
          </table:table-cell>
          <table:table-cell office:value-type="string" calcext:value-type="string">
            <text:p>https://web.cvm.gov.br/sre-publico-cvm/#/oferta-publica/198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22800000" calcext:value-type="float">
            <text:p>222800000</text:p>
          </table:table-cell>
          <table:table-cell office:value-type="string" calcext:value-type="string">
            <text:p>https://web.cvm.gov.br/sre-publico-cvm/#/oferta-publica/199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0400000" calcext:value-type="float">
            <text:p>100400000</text:p>
          </table:table-cell>
          <table:table-cell office:value-type="string" calcext:value-type="string">
            <text:p>https://web.cvm.gov.br/sre-publico-cvm/#/oferta-publica/198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77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ECP - TRANSMISSORA DE ENERGIA CENTRAL PAULISTANA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7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SINA ACUCAREIRA S. MANOEL S/A</text:p>
          </table:table-cell>
          <table:table-cell office:value-type="float" office:value="140000000" calcext:value-type="float">
            <text:p>140000000</text:p>
          </table:table-cell>
          <table:table-cell office:value-type="string" calcext:value-type="string">
            <text:p>https://web.cvm.gov.br/sre-publico-cvm/#/oferta-publica/199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02000000" calcext:value-type="float">
            <text:p>102000000</text:p>
          </table:table-cell>
          <table:table-cell office:value-type="string" calcext:value-type="string">
            <text:p>https://web.cvm.gov.br/sre-publico-cvm/#/oferta-publica/175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libem Alimentos S.A.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198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riner Servicos Industriais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6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PC - TRANSMISSORA PARAISO DO CAFE S.A.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97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243000" calcext:value-type="float">
            <text:p>30243000</text:p>
          </table:table-cell>
          <table:table-cell office:value-type="string" calcext:value-type="string">
            <text:p>https://web.cvm.gov.br/sre-publico-cvm/#/oferta-publica/198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AMI ASSISTENCIA MEDICA LTDA</text:p>
          </table:table-cell>
          <table:table-cell office:value-type="float" office:value="3262000" calcext:value-type="float">
            <text:p>3262000</text:p>
          </table:table-cell>
          <table:table-cell office:value-type="string" calcext:value-type="string">
            <text:p>https://web.cvm.gov.br/sre-publico-cvm/#/oferta-publica/174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ERMINAL QUIMICO DE ARATU S/A. - TEQUIMAR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199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RANHUNS PE 423 LOCACAO DE EQUIPAMENTOS 107 LTD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99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UMO MALHA PAULISTA</text:p>
          </table:table-cell>
          <table:table-cell office:value-type="float" office:value="1800000000" calcext:value-type="float">
            <text:p>1800000000</text:p>
          </table:table-cell>
          <table:table-cell office:value-type="string" calcext:value-type="string">
            <text:p>https://web.cvm.gov.br/sre-publico-cvm/#/oferta-publica/197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ttps://web.cvm.gov.br/sre-publico-cvm/#/oferta-publica/190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9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1" calcext:value-type="date">
            <text:p>1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WART SOLUCOES AMBIENTAIS S.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9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3" calcext:value-type="date">
            <text:p>3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CC PPP MS02 SEINFRA SPE S.A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192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3" calcext:value-type="date">
            <text:p>3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8000000" calcext:value-type="float">
            <text:p>18000000</text:p>
          </table:table-cell>
          <table:table-cell office:value-type="string" calcext:value-type="string">
            <text:p>https://web.cvm.gov.br/sre-publico-cvm/#/oferta-publica/197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3" calcext:value-type="date">
            <text:p>3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191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4" calcext:value-type="date">
            <text:p>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2000000" calcext:value-type="float">
            <text:p>22000000</text:p>
          </table:table-cell>
          <table:table-cell office:value-type="string" calcext:value-type="string">
            <text:p>https://web.cvm.gov.br/sre-publico-cvm/#/oferta-publica/189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4" calcext:value-type="date">
            <text:p>4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ULTI PCH SECURITIZADORA DE CREDITOS FINANCEIROS S.A.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4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4" calcext:value-type="date">
            <text:p>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21915000" calcext:value-type="float">
            <text:p>121915000</text:p>
          </table:table-cell>
          <table:table-cell office:value-type="string" calcext:value-type="string">
            <text:p>https://web.cvm.gov.br/sre-publico-cvm/#/oferta-publica/176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4" calcext:value-type="date">
            <text:p>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87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4" calcext:value-type="date">
            <text:p>4/4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197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6" calcext:value-type="date">
            <text:p>6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rteris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05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6" calcext:value-type="date">
            <text:p>6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9000000" calcext:value-type="float">
            <text:p>19000000</text:p>
          </table:table-cell>
          <table:table-cell office:value-type="string" calcext:value-type="string">
            <text:p>https://web.cvm.gov.br/sre-publico-cvm/#/oferta-publica/206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6" calcext:value-type="date">
            <text:p>6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EDRO PARTICIPACOES S.A.</text:p>
          </table:table-cell>
          <table:table-cell office:value-type="float" office:value="410000000" calcext:value-type="float">
            <text:p>410000000</text:p>
          </table:table-cell>
          <table:table-cell office:value-type="string" calcext:value-type="string">
            <text:p>https://web.cvm.gov.br/sre-publico-cvm/#/oferta-publica/207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6" calcext:value-type="date">
            <text:p>6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185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7" calcext:value-type="date">
            <text:p>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7232000" calcext:value-type="float">
            <text:p>17232000</text:p>
          </table:table-cell>
          <table:table-cell office:value-type="string" calcext:value-type="string">
            <text:p>https://web.cvm.gov.br/sre-publico-cvm/#/oferta-publica/177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7" calcext:value-type="date">
            <text:p>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40000000" calcext:value-type="float">
            <text:p>240000000</text:p>
          </table:table-cell>
          <table:table-cell office:value-type="string" calcext:value-type="string">
            <text:p>https://web.cvm.gov.br/sre-publico-cvm/#/oferta-publica/200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7" calcext:value-type="date">
            <text:p>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92806000" calcext:value-type="float">
            <text:p>92806000</text:p>
          </table:table-cell>
          <table:table-cell office:value-type="string" calcext:value-type="string">
            <text:p>https://web.cvm.gov.br/sre-publico-cvm/#/oferta-publica/176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7" calcext:value-type="date">
            <text:p>7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7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7" calcext:value-type="date">
            <text:p>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48750000" calcext:value-type="float">
            <text:p>48750000</text:p>
          </table:table-cell>
          <table:table-cell office:value-type="string" calcext:value-type="string">
            <text:p>https://web.cvm.gov.br/sre-publico-cvm/#/oferta-publica/198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7" calcext:value-type="date">
            <text:p>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188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7" calcext:value-type="date">
            <text:p>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6250000" calcext:value-type="float">
            <text:p>16250000</text:p>
          </table:table-cell>
          <table:table-cell office:value-type="string" calcext:value-type="string">
            <text:p>https://web.cvm.gov.br/sre-publico-cvm/#/oferta-publica/198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8" calcext:value-type="date">
            <text:p>8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NIAO QUIMICA FARMACEUTICA NACIONAL S.A.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200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8" calcext:value-type="date">
            <text:p>8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0470000" calcext:value-type="float">
            <text:p>10470000</text:p>
          </table:table-cell>
          <table:table-cell office:value-type="string" calcext:value-type="string">
            <text:p>https://web.cvm.gov.br/sre-publico-cvm/#/oferta-publica/198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8" calcext:value-type="date">
            <text:p>8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ROGEN PROJETOS GERENCIMENTO E ENGENHARIA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00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8" calcext:value-type="date">
            <text:p>8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ulla Instituicao de Pagamento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9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09" calcext:value-type="date">
            <text:p>9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22000000" calcext:value-type="float">
            <text:p>22000000</text:p>
          </table:table-cell>
          <table:table-cell office:value-type="string" calcext:value-type="string">
            <text:p>https://web.cvm.gov.br/sre-publico-cvm/#/oferta-publica/193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0" calcext:value-type="date">
            <text:p>10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201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0" calcext:value-type="date">
            <text:p>10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77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0" calcext:value-type="date">
            <text:p>10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EE-D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00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0" calcext:value-type="date">
            <text:p>10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99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0" calcext:value-type="date">
            <text:p>10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gazine Luiza S.A.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00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0" calcext:value-type="date">
            <text:p>10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COMPANHIA SECURITIZADORA DE CREDITOS FINANCEIROS</text:p>
          </table:table-cell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https://web.cvm.gov.br/sre-publico-cvm/#/oferta-publica/199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1" calcext:value-type="date">
            <text:p>1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197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1" calcext:value-type="date">
            <text:p>11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230000000" calcext:value-type="float">
            <text:p>230000000</text:p>
          </table:table-cell>
          <table:table-cell office:value-type="string" calcext:value-type="string">
            <text:p>https://web.cvm.gov.br/sre-publico-cvm/#/oferta-publica/177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1" calcext:value-type="date">
            <text:p>11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PE VALE DOURADO ADMINISTRACAO S/A</text:p>
          </table:table-cell>
          <table:table-cell office:value-type="float" office:value="47000000" calcext:value-type="float">
            <text:p>47000000</text:p>
          </table:table-cell>
          <table:table-cell office:value-type="string" calcext:value-type="string">
            <text:p>https://web.cvm.gov.br/sre-publico-cvm/#/oferta-publica/174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4" calcext:value-type="date">
            <text:p>14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mig Distribuicao</text:p>
          </table:table-cell>
          <table:table-cell office:value-type="float" office:value="1895000000" calcext:value-type="float">
            <text:p>1895000000</text:p>
          </table:table-cell>
          <table:table-cell office:value-type="string" calcext:value-type="string">
            <text:p>https://web.cvm.gov.br/sre-publico-cvm/#/oferta-publica/200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4" calcext:value-type="date">
            <text:p>14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MTEL LOCADORA LTDA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01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4" calcext:value-type="date">
            <text:p>1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40000000" calcext:value-type="float">
            <text:p>240000000</text:p>
          </table:table-cell>
          <table:table-cell office:value-type="string" calcext:value-type="string">
            <text:p>https://web.cvm.gov.br/sre-publico-cvm/#/oferta-publica/179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4" calcext:value-type="date">
            <text:p>1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3625000" calcext:value-type="float">
            <text:p>33625000</text:p>
          </table:table-cell>
          <table:table-cell office:value-type="string" calcext:value-type="string">
            <text:p>https://web.cvm.gov.br/sre-publico-cvm/#/oferta-publica/178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4" calcext:value-type="date">
            <text:p>14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rolagos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01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65217000" calcext:value-type="float">
            <text:p>465217000</text:p>
          </table:table-cell>
          <table:table-cell office:value-type="string" calcext:value-type="string">
            <text:p>https://web.cvm.gov.br/sre-publico-cvm/#/oferta-publica/201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40409000" calcext:value-type="float">
            <text:p>240409000</text:p>
          </table:table-cell>
          <table:table-cell office:value-type="string" calcext:value-type="string">
            <text:p>https://web.cvm.gov.br/sre-publico-cvm/#/oferta-publica/201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30220000" calcext:value-type="float">
            <text:p>330220000</text:p>
          </table:table-cell>
          <table:table-cell office:value-type="string" calcext:value-type="string">
            <text:p>https://web.cvm.gov.br/sre-publico-cvm/#/oferta-publica/201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ZIN INDUSTRIA E COMERCIO DE MOVEIS E ELETRODOMESTICOS LTDA.</text:p>
          </table:table-cell>
          <table:table-cell office:value-type="float" office:value="210000000" calcext:value-type="float">
            <text:p>210000000</text:p>
          </table:table-cell>
          <table:table-cell office:value-type="string" calcext:value-type="string">
            <text:p>https://web.cvm.gov.br/sre-publico-cvm/#/oferta-publica/200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7750000" calcext:value-type="float">
            <text:p>7750000</text:p>
          </table:table-cell>
          <table:table-cell office:value-type="string" calcext:value-type="string">
            <text:p>https://web.cvm.gov.br/sre-publico-cvm/#/oferta-publica/199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78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rogarias Nissei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01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5" calcext:value-type="date">
            <text:p>15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inum Genco Geradora S.A.</text:p>
          </table:table-cell>
          <table:table-cell office:value-type="float" office:value="166000000" calcext:value-type="float">
            <text:p>166000000</text:p>
          </table:table-cell>
          <table:table-cell office:value-type="string" calcext:value-type="string">
            <text:p>https://web.cvm.gov.br/sre-publico-cvm/#/oferta-publica/200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6" calcext:value-type="date">
            <text:p>16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asil Tecpar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198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6" calcext:value-type="date">
            <text:p>16/4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XES SECURITIZADORA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98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6" calcext:value-type="date">
            <text:p>16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GO DA PEDRA PARTICIPACOES S/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201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6" calcext:value-type="date">
            <text:p>16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upi Energias Renovaveis SA</text:p>
          </table:table-cell>
          <table:table-cell office:value-type="float" office:value="820000000" calcext:value-type="float">
            <text:p>820000000</text:p>
          </table:table-cell>
          <table:table-cell office:value-type="string" calcext:value-type="string">
            <text:p>https://web.cvm.gov.br/sre-publico-cvm/#/oferta-publica/198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6" calcext:value-type="date">
            <text:p>16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31097000" calcext:value-type="float">
            <text:p>31097000</text:p>
          </table:table-cell>
          <table:table-cell office:value-type="string" calcext:value-type="string">
            <text:p>https://web.cvm.gov.br/sre-publico-cvm/#/oferta-publica/202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7" calcext:value-type="date">
            <text:p>1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5000000" calcext:value-type="float">
            <text:p>65000000</text:p>
          </table:table-cell>
          <table:table-cell office:value-type="string" calcext:value-type="string">
            <text:p>https://web.cvm.gov.br/sre-publico-cvm/#/oferta-publica/201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7" calcext:value-type="date">
            <text:p>1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5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7" calcext:value-type="date">
            <text:p>17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LEOPLAN S/A - OLEOS VEGETAIS PLANALTO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00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7" calcext:value-type="date">
            <text:p>17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neago - Saneamento de Goias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198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7" calcext:value-type="date">
            <text:p>17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https://web.cvm.gov.br/sre-publico-cvm/#/oferta-publica/177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17" calcext:value-type="date">
            <text:p>17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es Brasil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199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2" calcext:value-type="date">
            <text:p>22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onomia Circular Participacoes S.A.</text:p>
          </table:table-cell>
          <table:table-cell office:value-type="float" office:value="220000000" calcext:value-type="float">
            <text:p>220000000</text:p>
          </table:table-cell>
          <table:table-cell office:value-type="string" calcext:value-type="string">
            <text:p>https://web.cvm.gov.br/sre-publico-cvm/#/oferta-publica/201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2" calcext:value-type="date">
            <text:p>22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aia Drogasil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199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2" calcext:value-type="date">
            <text:p>22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PR IGUACU S.A.</text:p>
          </table:table-cell>
          <table:table-cell office:value-type="float" office:value="580000000" calcext:value-type="float">
            <text:p>580000000</text:p>
          </table:table-cell>
          <table:table-cell office:value-type="string" calcext:value-type="string">
            <text:p>https://web.cvm.gov.br/sre-publico-cvm/#/oferta-publica/201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2" calcext:value-type="date">
            <text:p>22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179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2" calcext:value-type="date">
            <text:p>22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8500000" calcext:value-type="float">
            <text:p>18500000</text:p>
          </table:table-cell>
          <table:table-cell office:value-type="string" calcext:value-type="string">
            <text:p>https://web.cvm.gov.br/sre-publico-cvm/#/oferta-publica/201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2" calcext:value-type="date">
            <text:p>22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ttps://web.cvm.gov.br/sre-publico-cvm/#/oferta-publica/201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2" calcext:value-type="date">
            <text:p>22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9800000" calcext:value-type="float">
            <text:p>19800000</text:p>
          </table:table-cell>
          <table:table-cell office:value-type="string" calcext:value-type="string">
            <text:p>https://web.cvm.gov.br/sre-publico-cvm/#/oferta-publica/179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3" calcext:value-type="date">
            <text:p>23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74012000" calcext:value-type="float">
            <text:p>74012000</text:p>
          </table:table-cell>
          <table:table-cell office:value-type="string" calcext:value-type="string">
            <text:p>https://web.cvm.gov.br/sre-publico-cvm/#/oferta-publica/196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3" calcext:value-type="date">
            <text:p>23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asan</text:p>
          </table:table-cell>
          <table:table-cell office:value-type="float" office:value="625000000" calcext:value-type="float">
            <text:p>625000000</text:p>
          </table:table-cell>
          <table:table-cell office:value-type="string" calcext:value-type="string">
            <text:p>https://web.cvm.gov.br/sre-publico-cvm/#/oferta-publica/199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3" calcext:value-type="date">
            <text:p>23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29000000" calcext:value-type="float">
            <text:p>29000000</text:p>
          </table:table-cell>
          <table:table-cell office:value-type="string" calcext:value-type="string">
            <text:p>https://web.cvm.gov.br/sre-publico-cvm/#/oferta-publica/179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3" calcext:value-type="date">
            <text:p>23/4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32062000" calcext:value-type="float">
            <text:p>32062000</text:p>
          </table:table-cell>
          <table:table-cell office:value-type="string" calcext:value-type="string">
            <text:p>https://web.cvm.gov.br/sre-publico-cvm/#/oferta-publica/179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4" calcext:value-type="date">
            <text:p>24/4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250000000" calcext:value-type="float">
            <text:p>1250000000</text:p>
          </table:table-cell>
          <table:table-cell office:value-type="string" calcext:value-type="string">
            <text:p>https://web.cvm.gov.br/sre-publico-cvm/#/oferta-publica/199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4" calcext:value-type="date">
            <text:p>2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1500000" calcext:value-type="float">
            <text:p>11500000</text:p>
          </table:table-cell>
          <table:table-cell office:value-type="string" calcext:value-type="string">
            <text:p>https://web.cvm.gov.br/sre-publico-cvm/#/oferta-publica/196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4" calcext:value-type="date">
            <text:p>2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16808000" calcext:value-type="float">
            <text:p>16808000</text:p>
          </table:table-cell>
          <table:table-cell office:value-type="string" calcext:value-type="string">
            <text:p>https://web.cvm.gov.br/sre-publico-cvm/#/oferta-publica/1800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4" calcext:value-type="date">
            <text:p>24/4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https://web.cvm.gov.br/sre-publico-cvm/#/oferta-publica/199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4" calcext:value-type="date">
            <text:p>24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02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4" calcext:value-type="date">
            <text:p>24/4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63000000" calcext:value-type="float">
            <text:p>63000000</text:p>
          </table:table-cell>
          <table:table-cell office:value-type="string" calcext:value-type="string">
            <text:p>https://web.cvm.gov.br/sre-publico-cvm/#/oferta-publica/200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5" calcext:value-type="date">
            <text:p>25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65248000" calcext:value-type="float">
            <text:p>65248000</text:p>
          </table:table-cell>
          <table:table-cell office:value-type="string" calcext:value-type="string">
            <text:p>https://web.cvm.gov.br/sre-publico-cvm/#/oferta-publica/201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5" calcext:value-type="date">
            <text:p>25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IALMA TRANSMISSORA DE ENERGIA V S.A.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179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5" calcext:value-type="date">
            <text:p>25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79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ODOBENS VEICULOS COMERCIAIS PERNAMBUCO LTDA</text:p>
          </table:table-cell>
          <table:table-cell office:value-type="float" office:value="18000000" calcext:value-type="float">
            <text:p>18000000</text:p>
          </table:table-cell>
          <table:table-cell office:value-type="string" calcext:value-type="string">
            <text:p>https://web.cvm.gov.br/sre-publico-cvm/#/oferta-publica/202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00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ZIN INDUSTRIA E COMERCIO DE MOVEIS E ELETRODOMESTICOS LTD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02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7621000" calcext:value-type="float">
            <text:p>37621000</text:p>
          </table:table-cell>
          <table:table-cell office:value-type="string" calcext:value-type="string">
            <text:p>https://web.cvm.gov.br/sre-publico-cvm/#/oferta-publica/177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5220000" calcext:value-type="float">
            <text:p>35220000</text:p>
          </table:table-cell>
          <table:table-cell office:value-type="string" calcext:value-type="string">
            <text:p>https://web.cvm.gov.br/sre-publico-cvm/#/oferta-publica/179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odobens Veiculos Comerciais SP S.A.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https://web.cvm.gov.br/sre-publico-cvm/#/oferta-publica/202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QUANTUM MANTIQUEIRA PARTICIPACOES S.A.</text:p>
          </table:table-cell>
          <table:table-cell office:value-type="float" office:value="850000000" calcext:value-type="float">
            <text:p>850000000</text:p>
          </table:table-cell>
          <table:table-cell office:value-type="string" calcext:value-type="string">
            <text:p>https://web.cvm.gov.br/sre-publico-cvm/#/oferta-publica/202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SBios Industria e Comercio de Biodiesel Sul Brasil S.A.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02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INERACAO MORRO DO IPE S.A.</text:p>
          </table:table-cell>
          <table:table-cell office:value-type="float" office:value="1020915000" calcext:value-type="float">
            <text:p>1020915000</text:p>
          </table:table-cell>
          <table:table-cell office:value-type="string" calcext:value-type="string">
            <text:p>https://web.cvm.gov.br/sre-publico-cvm/#/oferta-publica/202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8" calcext:value-type="date">
            <text:p>28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INERACAO - FERRO PURO LTD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2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9" calcext:value-type="date">
            <text:p>29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GUA SERGIPE S.A.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02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9" calcext:value-type="date">
            <text:p>29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pe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00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9" calcext:value-type="date">
            <text:p>29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elba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00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29" calcext:value-type="date">
            <text:p>29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lektro Redes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00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30" calcext:value-type="date">
            <text:p>30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B ADMINISTRADORA DE ESTACIONAMENTOS LTD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3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30" calcext:value-type="date">
            <text:p>30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P INVESTIMENTOS S/A</text:p>
          </table:table-cell>
          <table:table-cell office:value-type="float" office:value="1100000000" calcext:value-type="float">
            <text:p>1100000000</text:p>
          </table:table-cell>
          <table:table-cell office:value-type="string" calcext:value-type="string">
            <text:p>https://web.cvm.gov.br/sre-publico-cvm/#/oferta-publica/192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30" calcext:value-type="date">
            <text:p>30/4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MARADA ADMINISTRACAO DE RESTAURANTES S.A.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202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30" calcext:value-type="date">
            <text:p>30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https://web.cvm.gov.br/sre-publico-cvm/#/oferta-publica/188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30" calcext:value-type="date">
            <text:p>30/4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67691000" calcext:value-type="float">
            <text:p>67691000</text:p>
          </table:table-cell>
          <table:table-cell office:value-type="string" calcext:value-type="string">
            <text:p>https://web.cvm.gov.br/sre-publico-cvm/#/oferta-publica/180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4-30" calcext:value-type="date">
            <text:p>30/4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DGE EMPREENDIMENTOS E PARTICIPACOES S.A.</text:p>
          </table:table-cell>
          <table:table-cell office:value-type="float" office:value="308276000" calcext:value-type="float">
            <text:p>308276000</text:p>
          </table:table-cell>
          <table:table-cell office:value-type="string" calcext:value-type="string">
            <text:p>https://web.cvm.gov.br/sre-publico-cvm/#/oferta-publica/203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2" calcext:value-type="date">
            <text:p>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LAVOR HOLDINGS S.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030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2" calcext:value-type="date">
            <text:p>2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odobens Veiculos Comerciais Cirasa S.A.</text:p>
          </table:table-cell>
          <table:table-cell office:value-type="float" office:value="57000000" calcext:value-type="float">
            <text:p>57000000</text:p>
          </table:table-cell>
          <table:table-cell office:value-type="string" calcext:value-type="string">
            <text:p>https://web.cvm.gov.br/sre-publico-cvm/#/oferta-publica/203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5" calcext:value-type="date">
            <text:p>5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NTES INTRALOGISTICA - SPE LTD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02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6" calcext:value-type="date">
            <text:p>6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SMA CAPITAL CONTROL PARTICIPACAO S.A.</text:p>
          </table:table-cell>
          <table:table-cell office:value-type="float" office:value="37000000" calcext:value-type="float">
            <text:p>37000000</text:p>
          </table:table-cell>
          <table:table-cell office:value-type="string" calcext:value-type="string">
            <text:p>https://web.cvm.gov.br/sre-publico-cvm/#/oferta-publica/185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6" calcext:value-type="date">
            <text:p>6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https://web.cvm.gov.br/sre-publico-cvm/#/oferta-publica/185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6" calcext:value-type="date">
            <text:p>6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https://web.cvm.gov.br/sre-publico-cvm/#/oferta-publica/194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6" calcext:value-type="date">
            <text:p>6/5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919598000" calcext:value-type="float">
            <text:p>919598000</text:p>
          </table:table-cell>
          <table:table-cell office:value-type="string" calcext:value-type="string">
            <text:p>https://web.cvm.gov.br/sre-publico-cvm/#/oferta-publica/205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6" calcext:value-type="date">
            <text:p>6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ATUS AGER BRASIL-SERVICOS AGROPECUARIOS S.A.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190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7" calcext:value-type="date">
            <text:p>7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otel Marco Internacional S.A.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ttps://web.cvm.gov.br/sre-publico-cvm/#/oferta-publica/203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7" calcext:value-type="date">
            <text:p>7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MD PARTICIPACOES E ADMINISTRACAO LTDA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03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7" calcext:value-type="date">
            <text:p>7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181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7" calcext:value-type="date">
            <text:p>7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00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7" calcext:value-type="date">
            <text:p>7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40760000" calcext:value-type="float">
            <text:p>40760000</text:p>
          </table:table-cell>
          <table:table-cell office:value-type="string" calcext:value-type="string">
            <text:p>https://web.cvm.gov.br/sre-publico-cvm/#/oferta-publica/187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8" calcext:value-type="date">
            <text:p>8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84707000" calcext:value-type="float">
            <text:p>84707000</text:p>
          </table:table-cell>
          <table:table-cell office:value-type="string" calcext:value-type="string">
            <text:p>https://web.cvm.gov.br/sre-publico-cvm/#/oferta-publica/181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09" calcext:value-type="date">
            <text:p>9/5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03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NIDAS LOCADORA S.A..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03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SAKA PARTICIPACOES SOCIETARIAS S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04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EDIFICA OESTE SP SPE S.A.</text:p>
          </table:table-cell>
          <table:table-cell office:value-type="float" office:value="305000000" calcext:value-type="float">
            <text:p>305000000</text:p>
          </table:table-cell>
          <table:table-cell office:value-type="string" calcext:value-type="string">
            <text:p>https://web.cvm.gov.br/sre-publico-cvm/#/oferta-publica/204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82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https://web.cvm.gov.br/sre-publico-cvm/#/oferta-publica/203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3483000" calcext:value-type="float">
            <text:p>33483000</text:p>
          </table:table-cell>
          <table:table-cell office:value-type="string" calcext:value-type="string">
            <text:p>https://web.cvm.gov.br/sre-publico-cvm/#/oferta-publica/196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VI ENERGIA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03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2" calcext:value-type="date">
            <text:p>1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otorantim Cimentos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02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DPAR GD SOLAR PARTICIPACOES EM PROJETOS SOLARES S.A.</text:p>
          </table:table-cell>
          <table:table-cell office:value-type="float" office:value="185060000" calcext:value-type="float">
            <text:p>185060000</text:p>
          </table:table-cell>
          <table:table-cell office:value-type="string" calcext:value-type="string">
            <text:p>https://web.cvm.gov.br/sre-publico-cvm/#/oferta-publica/204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ATRIMAR ENGENHARIA S.A.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204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osul - Empresa Concessonaria de Rodovias do Sul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03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cessionaria do VLT Carioca S.A.</text:p>
          </table:table-cell>
          <table:table-cell office:value-type="float" office:value="76000000" calcext:value-type="float">
            <text:p>76000000</text:p>
          </table:table-cell>
          <table:table-cell office:value-type="string" calcext:value-type="string">
            <text:p>https://web.cvm.gov.br/sre-publico-cvm/#/oferta-publica/202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RANDE SERTAO III TRANSMISSORA DE ENERGIA S/A.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04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RANDE SERTAO II TRANSMISSORA DE ENERGIA S/A</text:p>
          </table:table-cell>
          <table:table-cell office:value-type="float" office:value="650000000" calcext:value-type="float">
            <text:p>650000000</text:p>
          </table:table-cell>
          <table:table-cell office:value-type="string" calcext:value-type="string">
            <text:p>https://web.cvm.gov.br/sre-publico-cvm/#/oferta-publica/204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RANDE SERTAO I TRANSMISSORA DE ENERGIA S/A.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04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https://web.cvm.gov.br/sre-publico-cvm/#/oferta-publica/182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IGA MAIS FIBRA TELECOMUNICACOES S.A.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202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3" calcext:value-type="date">
            <text:p>13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ttps://web.cvm.gov.br/sre-publico-cvm/#/oferta-publica/203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4" calcext:value-type="date">
            <text:p>14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ISMA CAPITAL CONTROL PARTICIPACAO S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04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asil Telecom Comunicacao Multimidia S.A.</text:p>
          </table:table-cell>
          <table:table-cell office:value-type="float" office:value="2400000000" calcext:value-type="float">
            <text:p>2400000000</text:p>
          </table:table-cell>
          <table:table-cell office:value-type="string" calcext:value-type="string">
            <text:p>https://web.cvm.gov.br/sre-publico-cvm/#/oferta-publica/202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7500000" calcext:value-type="float">
            <text:p>47500000</text:p>
          </table:table-cell>
          <table:table-cell office:value-type="string" calcext:value-type="string">
            <text:p>https://web.cvm.gov.br/sre-publico-cvm/#/oferta-publica/191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181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9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B Capital</text:p>
          </table:table-cell>
          <table:table-cell office:value-type="float" office:value="246000000" calcext:value-type="float">
            <text:p>246000000</text:p>
          </table:table-cell>
          <table:table-cell office:value-type="string" calcext:value-type="string">
            <text:p>https://web.cvm.gov.br/sre-publico-cvm/#/oferta-publica/193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ock Securitizadora S.A.</text:p>
          </table:table-cell>
          <table:table-cell office:value-type="float" office:value="30650000" calcext:value-type="float">
            <text:p>30650000</text:p>
          </table:table-cell>
          <table:table-cell office:value-type="string" calcext:value-type="string">
            <text:p>https://web.cvm.gov.br/sre-publico-cvm/#/oferta-publica/182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ielo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https://web.cvm.gov.br/sre-publico-cvm/#/oferta-publica/201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5" calcext:value-type="date">
            <text:p>15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OL MICRO SUSTENTAVEL HOLDING S.A.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https://web.cvm.gov.br/sre-publico-cvm/#/oferta-publica/203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3000000" calcext:value-type="float">
            <text:p>23000000</text:p>
          </table:table-cell>
          <table:table-cell office:value-type="string" calcext:value-type="string">
            <text:p>https://web.cvm.gov.br/sre-publico-cvm/#/oferta-publica/182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ERES SECURITIZADORA S/A</text:p>
          </table:table-cell>
          <table:table-cell office:value-type="float" office:value="41816000" calcext:value-type="float">
            <text:p>41816000</text:p>
          </table:table-cell>
          <table:table-cell office:value-type="string" calcext:value-type="string">
            <text:p>https://web.cvm.gov.br/sre-publico-cvm/#/oferta-publica/182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INITY S.A.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05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6000000" calcext:value-type="float">
            <text:p>36000000</text:p>
          </table:table-cell>
          <table:table-cell office:value-type="string" calcext:value-type="string">
            <text:p>https://web.cvm.gov.br/sre-publico-cvm/#/oferta-publica/204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PG GLORIA EMPREENDIMENTOS E PARTICIPACOES S.A.</text:p>
          </table:table-cell>
          <table:table-cell office:value-type="float" office:value="8700000" calcext:value-type="float">
            <text:p>8700000</text:p>
          </table:table-cell>
          <table:table-cell office:value-type="string" calcext:value-type="string">
            <text:p>https://web.cvm.gov.br/sre-publico-cvm/#/oferta-publica/205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https://web.cvm.gov.br/sre-publico-cvm/#/oferta-publica/205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3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6" calcext:value-type="date">
            <text:p>16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1913000" calcext:value-type="float">
            <text:p>11913000</text:p>
          </table:table-cell>
          <table:table-cell office:value-type="string" calcext:value-type="string">
            <text:p>https://web.cvm.gov.br/sre-publico-cvm/#/oferta-publica/182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9" calcext:value-type="date">
            <text:p>19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apvida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03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9" calcext:value-type="date">
            <text:p>19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12 PARTICIPACOES EMPRESARIAIS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4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9" calcext:value-type="date">
            <text:p>19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DR HEALTH SPE S.A.</text:p>
          </table:table-cell>
          <table:table-cell office:value-type="float" office:value="130000000" calcext:value-type="float">
            <text:p>130000000</text:p>
          </table:table-cell>
          <table:table-cell office:value-type="string" calcext:value-type="string">
            <text:p>https://web.cvm.gov.br/sre-publico-cvm/#/oferta-publica/203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19" calcext:value-type="date">
            <text:p>19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LI Multimodal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03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E IGARASSU INDUSTRIA E COMERCIO DE PRODUTOS QUIMICOS LTDA</text:p>
          </table:table-cell>
          <table:table-cell office:value-type="float" office:value="101000000" calcext:value-type="float">
            <text:p>101000000</text:p>
          </table:table-cell>
          <table:table-cell office:value-type="string" calcext:value-type="string">
            <text:p>https://web.cvm.gov.br/sre-publico-cvm/#/oferta-publica/183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3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https://web.cvm.gov.br/sre-publico-cvm/#/oferta-publica/197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2000000" calcext:value-type="float">
            <text:p>22000000</text:p>
          </table:table-cell>
          <table:table-cell office:value-type="string" calcext:value-type="string">
            <text:p>https://web.cvm.gov.br/sre-publico-cvm/#/oferta-publica/1970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8200000" calcext:value-type="float">
            <text:p>18200000</text:p>
          </table:table-cell>
          <table:table-cell office:value-type="string" calcext:value-type="string">
            <text:p>https://web.cvm.gov.br/sre-publico-cvm/#/oferta-publica/195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Jalles Machado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04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gas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03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das Locacoes e Servicos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04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SCENTY DATA CENTERS E TELECOMUNICACOES S/A</text:p>
          </table:table-cell>
          <table:table-cell office:value-type="float" office:value="283015000" calcext:value-type="float">
            <text:p>283015000</text:p>
          </table:table-cell>
          <table:table-cell office:value-type="string" calcext:value-type="string">
            <text:p>https://web.cvm.gov.br/sre-publico-cvm/#/oferta-publica/205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SCENTY DATA CENTERS E TELECOMUNICACOES S/A</text:p>
          </table:table-cell>
          <table:table-cell office:value-type="float" office:value="282735000" calcext:value-type="float">
            <text:p>282735000</text:p>
          </table:table-cell>
          <table:table-cell office:value-type="string" calcext:value-type="string">
            <text:p>https://web.cvm.gov.br/sre-publico-cvm/#/oferta-publica/205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83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0" calcext:value-type="date">
            <text:p>2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28204000" calcext:value-type="float">
            <text:p>28204000</text:p>
          </table:table-cell>
          <table:table-cell office:value-type="string" calcext:value-type="string">
            <text:p>https://web.cvm.gov.br/sre-publico-cvm/#/oferta-publica/182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1" calcext:value-type="date">
            <text:p>21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LASTILIT PRODUTOS PLASTICOS DO PARANA S/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04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1" calcext:value-type="date">
            <text:p>21/5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42931000" calcext:value-type="float">
            <text:p>42931000</text:p>
          </table:table-cell>
          <table:table-cell office:value-type="string" calcext:value-type="string">
            <text:p>https://web.cvm.gov.br/sre-publico-cvm/#/oferta-publica/185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2" calcext:value-type="date">
            <text:p>2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ORTEPAR OPERACOES PORTUARIAS SA</text:p>
          </table:table-cell>
          <table:table-cell office:value-type="float" office:value="86000000" calcext:value-type="float">
            <text:p>86000000</text:p>
          </table:table-cell>
          <table:table-cell office:value-type="string" calcext:value-type="string">
            <text:p>https://web.cvm.gov.br/sre-publico-cvm/#/oferta-publica/201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2" calcext:value-type="date">
            <text:p>22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7695000" calcext:value-type="float">
            <text:p>17695000</text:p>
          </table:table-cell>
          <table:table-cell office:value-type="string" calcext:value-type="string">
            <text:p>https://web.cvm.gov.br/sre-publico-cvm/#/oferta-publica/196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2" calcext:value-type="date">
            <text:p>22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nim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05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3" calcext:value-type="date">
            <text:p>23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ABORATORIO <text:s/>TEUTO BRASILEIRO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05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3" calcext:value-type="date">
            <text:p>23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SIDONIA SHIPPING &amp; TRADING LTDA</text:p>
          </table:table-cell>
          <table:table-cell office:value-type="float" office:value="475000000" calcext:value-type="float">
            <text:p>475000000</text:p>
          </table:table-cell>
          <table:table-cell office:value-type="string" calcext:value-type="string">
            <text:p>https://web.cvm.gov.br/sre-publico-cvm/#/oferta-publica/182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3" calcext:value-type="date">
            <text:p>23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https://web.cvm.gov.br/sre-publico-cvm/#/oferta-publica/206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3" calcext:value-type="date">
            <text:p>23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P COMERCIALIZADORA DE ENERGIA LTDA.</text:p>
          </table:table-cell>
          <table:table-cell office:value-type="float" office:value="230000000" calcext:value-type="float">
            <text:p>230000000</text:p>
          </table:table-cell>
          <table:table-cell office:value-type="string" calcext:value-type="string">
            <text:p>https://web.cvm.gov.br/sre-publico-cvm/#/oferta-publica/183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6" calcext:value-type="date">
            <text:p>26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MERCIAL GERMANICA LIMITAD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05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6" calcext:value-type="date">
            <text:p>26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pasa</text:p>
          </table:table-cell>
          <table:table-cell office:value-type="float" office:value="900000000" calcext:value-type="float">
            <text:p>900000000</text:p>
          </table:table-cell>
          <table:table-cell office:value-type="string" calcext:value-type="string">
            <text:p>https://web.cvm.gov.br/sre-publico-cvm/#/oferta-publica/203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Rondonia</text:p>
          </table:table-cell>
          <table:table-cell office:value-type="float" office:value="290000000" calcext:value-type="float">
            <text:p>290000000</text:p>
          </table:table-cell>
          <table:table-cell office:value-type="string" calcext:value-type="string">
            <text:p>https://web.cvm.gov.br/sre-publico-cvm/#/oferta-publica/205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Mato Grosso do Sul - Distribuidora de Energia</text:p>
          </table:table-cell>
          <table:table-cell office:value-type="float" office:value="410000000" calcext:value-type="float">
            <text:p>410000000</text:p>
          </table:table-cell>
          <table:table-cell office:value-type="string" calcext:value-type="string">
            <text:p>https://web.cvm.gov.br/sre-publico-cvm/#/oferta-publica/205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https://web.cvm.gov.br/sre-publico-cvm/#/oferta-publica/183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Mato Grosso - Distribuidora de Energia</text:p>
          </table:table-cell>
          <table:table-cell office:value-type="float" office:value="360000000" calcext:value-type="float">
            <text:p>360000000</text:p>
          </table:table-cell>
          <table:table-cell office:value-type="string" calcext:value-type="string">
            <text:p>https://web.cvm.gov.br/sre-publico-cvm/#/oferta-publica/205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182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180000000" calcext:value-type="float">
            <text:p>180000000</text:p>
          </table:table-cell>
          <table:table-cell office:value-type="string" calcext:value-type="string">
            <text:p>https://web.cvm.gov.br/sre-publico-cvm/#/oferta-publica/206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te Capital S.A.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205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7" calcext:value-type="date">
            <text:p>27/5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03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HOPPING METRO TATUAPE PARTICIPACOES E INVESTIMENTOS LTDA</text:p>
          </table:table-cell>
          <table:table-cell office:value-type="float" office:value="115000000" calcext:value-type="float">
            <text:p>115000000</text:p>
          </table:table-cell>
          <table:table-cell office:value-type="string" calcext:value-type="string">
            <text:p>https://web.cvm.gov.br/sre-publico-cvm/#/oferta-publica/206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185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84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38600000" calcext:value-type="float">
            <text:p>38600000</text:p>
          </table:table-cell>
          <table:table-cell office:value-type="string" calcext:value-type="string">
            <text:p>https://web.cvm.gov.br/sre-publico-cvm/#/oferta-publica/183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GE Sul - Distribuidora de Energia</text:p>
          </table:table-cell>
          <table:table-cell office:value-type="float" office:value="1090000000" calcext:value-type="float">
            <text:p>1090000000</text:p>
          </table:table-cell>
          <table:table-cell office:value-type="string" calcext:value-type="string">
            <text:p>https://web.cvm.gov.br/sre-publico-cvm/#/oferta-publica/203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PFL TRANSMISSAO S.A.</text:p>
          </table:table-cell>
          <table:table-cell office:value-type="float" office:value="1083000000" calcext:value-type="float">
            <text:p>1083000000</text:p>
          </table:table-cell>
          <table:table-cell office:value-type="string" calcext:value-type="string">
            <text:p>https://web.cvm.gov.br/sre-publico-cvm/#/oferta-publica/203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PFL Piratininga</text:p>
          </table:table-cell>
          <table:table-cell office:value-type="float" office:value="334000000" calcext:value-type="float">
            <text:p>334000000</text:p>
          </table:table-cell>
          <table:table-cell office:value-type="string" calcext:value-type="string">
            <text:p>https://web.cvm.gov.br/sre-publico-cvm/#/oferta-publica/203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edra Agroindustrial S.A.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05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8" calcext:value-type="date">
            <text:p>28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elce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06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9" calcext:value-type="date">
            <text:p>29/5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Opea Securitizador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06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9" calcext:value-type="date">
            <text:p>29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JAPARATINGA RESORT S.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06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9" calcext:value-type="date">
            <text:p>29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B Capital</text:p>
          </table:table-cell>
          <table:table-cell office:value-type="float" office:value="88000000" calcext:value-type="float">
            <text:p>88000000</text:p>
          </table:table-cell>
          <table:table-cell office:value-type="string" calcext:value-type="string">
            <text:p>https://web.cvm.gov.br/sre-publico-cvm/#/oferta-publica/200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29" calcext:value-type="date">
            <text:p>29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25000000" calcext:value-type="float">
            <text:p>625000000</text:p>
          </table:table-cell>
          <table:table-cell office:value-type="string" calcext:value-type="string">
            <text:p>https://web.cvm.gov.br/sre-publico-cvm/#/oferta-publica/203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30" calcext:value-type="date">
            <text:p>30/5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ANSPORTADORA ASSOCIADA DE GAS S.A. - TAG</text:p>
          </table:table-cell>
          <table:table-cell office:value-type="float" office:value="2600000000" calcext:value-type="float">
            <text:p>2600000000</text:p>
          </table:table-cell>
          <table:table-cell office:value-type="string" calcext:value-type="string">
            <text:p>https://web.cvm.gov.br/sre-publico-cvm/#/oferta-publica/204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30" calcext:value-type="date">
            <text:p>3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https://web.cvm.gov.br/sre-publico-cvm/#/oferta-publica/189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30" calcext:value-type="date">
            <text:p>3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200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30" calcext:value-type="date">
            <text:p>30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2300000" calcext:value-type="float">
            <text:p>42300000</text:p>
          </table:table-cell>
          <table:table-cell office:value-type="string" calcext:value-type="string">
            <text:p>https://web.cvm.gov.br/sre-publico-cvm/#/oferta-publica/185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30" calcext:value-type="date">
            <text:p>30/5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LOCO DE ONZE AEROPORTOS DO BRASIL S.A</text:p>
          </table:table-cell>
          <table:table-cell office:value-type="float" office:value="570000000" calcext:value-type="float">
            <text:p>570000000</text:p>
          </table:table-cell>
          <table:table-cell office:value-type="string" calcext:value-type="string">
            <text:p>https://web.cvm.gov.br/sre-publico-cvm/#/oferta-publica/194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5-31" calcext:value-type="date">
            <text:p>31/5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13478000" calcext:value-type="float">
            <text:p>13478000</text:p>
          </table:table-cell>
          <table:table-cell office:value-type="string" calcext:value-type="string">
            <text:p>https://web.cvm.gov.br/sre-publico-cvm/#/oferta-publica/182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2" calcext:value-type="date">
            <text:p>2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TAPOA TERMINAIS PORTUARIOS S.A.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05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2" calcext:value-type="date">
            <text:p>2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EBIDAS POTY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4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2" calcext:value-type="date">
            <text:p>2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iter Log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05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3" calcext:value-type="date">
            <text:p>3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85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3" calcext:value-type="date">
            <text:p>3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2000000" calcext:value-type="float">
            <text:p>22000000</text:p>
          </table:table-cell>
          <table:table-cell office:value-type="string" calcext:value-type="string">
            <text:p>https://web.cvm.gov.br/sre-publico-cvm/#/oferta-publica/207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4" calcext:value-type="date">
            <text:p>4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gropecuaria Masutti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07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4" calcext:value-type="date">
            <text:p>4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llpark Empreendimentos - Participacoes e Servicos</text:p>
          </table:table-cell>
          <table:table-cell office:value-type="float" office:value="230000000" calcext:value-type="float">
            <text:p>230000000</text:p>
          </table:table-cell>
          <table:table-cell office:value-type="string" calcext:value-type="string">
            <text:p>https://web.cvm.gov.br/sre-publico-cvm/#/oferta-publica/207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4" calcext:value-type="date">
            <text:p>4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PE NEW SUNRIGHT ENERGIA SOLAR S.A.</text:p>
          </table:table-cell>
          <table:table-cell office:value-type="float" office:value="9570000" calcext:value-type="float">
            <text:p>9570000</text:p>
          </table:table-cell>
          <table:table-cell office:value-type="string" calcext:value-type="string">
            <text:p>https://web.cvm.gov.br/sre-publico-cvm/#/oferta-publica/207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4" calcext:value-type="date">
            <text:p>4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04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5" calcext:value-type="date">
            <text:p>5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ochpe-Maxion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06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5" calcext:value-type="date">
            <text:p>5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9420000" calcext:value-type="float">
            <text:p>29420000</text:p>
          </table:table-cell>
          <table:table-cell office:value-type="string" calcext:value-type="string">
            <text:p>https://web.cvm.gov.br/sre-publico-cvm/#/oferta-publica/204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6" calcext:value-type="date">
            <text:p>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180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6" calcext:value-type="date">
            <text:p>6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200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6" calcext:value-type="date">
            <text:p>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isanet Servicos de Telecomunicacoes S.a</text:p>
          </table:table-cell>
          <table:table-cell office:value-type="float" office:value="195264000" calcext:value-type="float">
            <text:p>195264000</text:p>
          </table:table-cell>
          <table:table-cell office:value-type="string" calcext:value-type="string">
            <text:p>https://web.cvm.gov.br/sre-publico-cvm/#/oferta-publica/204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6" calcext:value-type="date">
            <text:p>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erdau</text:p>
          </table:table-cell>
          <table:table-cell office:value-type="float" office:value="1375000000" calcext:value-type="float">
            <text:p>1375000000</text:p>
          </table:table-cell>
          <table:table-cell office:value-type="string" calcext:value-type="string">
            <text:p>https://web.cvm.gov.br/sre-publico-cvm/#/oferta-publica/205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6" calcext:value-type="date">
            <text:p>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Sul Sudeste - Distribuidora de Energi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07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6" calcext:value-type="date">
            <text:p>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</text:p>
          </table:table-cell>
          <table:table-cell office:value-type="float" office:value="1515220000" calcext:value-type="float">
            <text:p>1515220000</text:p>
          </table:table-cell>
          <table:table-cell office:value-type="string" calcext:value-type="string">
            <text:p>https://web.cvm.gov.br/sre-publico-cvm/#/oferta-publica/205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6" calcext:value-type="date">
            <text:p>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MPANHIA SECURITIZADORA KANASTRA</text:p>
          </table:table-cell>
          <table:table-cell office:value-type="float" office:value="727500000" calcext:value-type="float">
            <text:p>727500000</text:p>
          </table:table-cell>
          <table:table-cell office:value-type="string" calcext:value-type="string">
            <text:p>https://web.cvm.gov.br/sre-publico-cvm/#/oferta-publica/202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93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06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UE SECURITIZADORA S.A.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187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https://web.cvm.gov.br/sre-publico-cvm/#/oferta-publica/200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22000000" calcext:value-type="float">
            <text:p>22000000</text:p>
          </table:table-cell>
          <table:table-cell office:value-type="string" calcext:value-type="string">
            <text:p>https://web.cvm.gov.br/sre-publico-cvm/#/oferta-publica/186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olvi Essencis Ambiental S.A.</text:p>
          </table:table-cell>
          <table:table-cell office:value-type="float" office:value="270000000" calcext:value-type="float">
            <text:p>270000000</text:p>
          </table:table-cell>
          <table:table-cell office:value-type="string" calcext:value-type="string">
            <text:p>https://web.cvm.gov.br/sre-publico-cvm/#/oferta-publica/205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RODOANEL NORTE SPE S.A.</text:p>
          </table:table-cell>
          <table:table-cell office:value-type="float" office:value="650000000" calcext:value-type="float">
            <text:p>650000000</text:p>
          </table:table-cell>
          <table:table-cell office:value-type="string" calcext:value-type="string">
            <text:p>https://web.cvm.gov.br/sre-publico-cvm/#/oferta-publica/206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09" calcext:value-type="date">
            <text:p>9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186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0" calcext:value-type="date">
            <text:p>1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9180000" calcext:value-type="float">
            <text:p>19180000</text:p>
          </table:table-cell>
          <table:table-cell office:value-type="string" calcext:value-type="string">
            <text:p>https://web.cvm.gov.br/sre-publico-cvm/#/oferta-publica/208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0" calcext:value-type="date">
            <text:p>1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83000000" calcext:value-type="float">
            <text:p>283000000</text:p>
          </table:table-cell>
          <table:table-cell office:value-type="string" calcext:value-type="string">
            <text:p>https://web.cvm.gov.br/sre-publico-cvm/#/oferta-publica/207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0" calcext:value-type="date">
            <text:p>1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434546000" calcext:value-type="float">
            <text:p>434546000</text:p>
          </table:table-cell>
          <table:table-cell office:value-type="string" calcext:value-type="string">
            <text:p>https://web.cvm.gov.br/sre-publico-cvm/#/oferta-publica/186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0" calcext:value-type="date">
            <text:p>1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62000000" calcext:value-type="float">
            <text:p>62000000</text:p>
          </table:table-cell>
          <table:table-cell office:value-type="string" calcext:value-type="string">
            <text:p>https://web.cvm.gov.br/sre-publico-cvm/#/oferta-publica/205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1" calcext:value-type="date">
            <text:p>11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360 ENERGY SOLAR BRASIL S.A.</text:p>
          </table:table-cell>
          <table:table-cell office:value-type="float" office:value="220000000" calcext:value-type="float">
            <text:p>220000000</text:p>
          </table:table-cell>
          <table:table-cell office:value-type="string" calcext:value-type="string">
            <text:p>https://web.cvm.gov.br/sre-publico-cvm/#/oferta-publica/200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2" calcext:value-type="date">
            <text:p>12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72000000" calcext:value-type="float">
            <text:p>72000000</text:p>
          </table:table-cell>
          <table:table-cell office:value-type="string" calcext:value-type="string">
            <text:p>https://web.cvm.gov.br/sre-publico-cvm/#/oferta-publica/206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2" calcext:value-type="date">
            <text:p>12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32200000" calcext:value-type="float">
            <text:p>32200000</text:p>
          </table:table-cell>
          <table:table-cell office:value-type="string" calcext:value-type="string">
            <text:p>https://web.cvm.gov.br/sre-publico-cvm/#/oferta-publica/169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2" calcext:value-type="date">
            <text:p>12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ale</text:p>
          </table:table-cell>
          <table:table-cell office:value-type="float" office:value="6000000000" calcext:value-type="float">
            <text:p>6000000000</text:p>
          </table:table-cell>
          <table:table-cell office:value-type="string" calcext:value-type="string">
            <text:p>https://web.cvm.gov.br/sre-publico-cvm/#/oferta-publica/206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2" calcext:value-type="date">
            <text:p>12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62165000" calcext:value-type="float">
            <text:p>62165000</text:p>
          </table:table-cell>
          <table:table-cell office:value-type="string" calcext:value-type="string">
            <text:p>https://web.cvm.gov.br/sre-publico-cvm/#/oferta-publica/189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77050000" calcext:value-type="float">
            <text:p>77050000</text:p>
          </table:table-cell>
          <table:table-cell office:value-type="string" calcext:value-type="string">
            <text:p>https://web.cvm.gov.br/sre-publico-cvm/#/oferta-publica/202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95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idrovias do Brasil S.A.</text:p>
          </table:table-cell>
          <table:table-cell office:value-type="float" office:value="1382000000" calcext:value-type="float">
            <text:p>1382000000</text:p>
          </table:table-cell>
          <table:table-cell office:value-type="string" calcext:value-type="string">
            <text:p>https://web.cvm.gov.br/sre-publico-cvm/#/oferta-publica/205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ldorado Brasil Celulose S.A. Filial</text:p>
          </table:table-cell>
          <table:table-cell office:value-type="float" office:value="13000000000" calcext:value-type="float">
            <text:p>13000000000</text:p>
          </table:table-cell>
          <table:table-cell office:value-type="string" calcext:value-type="string">
            <text:p>https://web.cvm.gov.br/sre-publico-cvm/#/oferta-publica/208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80000000" calcext:value-type="float">
            <text:p>180000000</text:p>
          </table:table-cell>
          <table:table-cell office:value-type="string" calcext:value-type="string">
            <text:p>https://web.cvm.gov.br/sre-publico-cvm/#/oferta-publica/188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DC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7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l Cooperativa Agroindustrial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https://web.cvm.gov.br/sre-publico-cvm/#/oferta-publica/208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5015000" calcext:value-type="float">
            <text:p>15015000</text:p>
          </table:table-cell>
          <table:table-cell office:value-type="string" calcext:value-type="string">
            <text:p>https://web.cvm.gov.br/sre-publico-cvm/#/oferta-publica/187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41983000" calcext:value-type="float">
            <text:p>141983000</text:p>
          </table:table-cell>
          <table:table-cell office:value-type="string" calcext:value-type="string">
            <text:p>https://web.cvm.gov.br/sre-publico-cvm/#/oferta-publica/205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3" calcext:value-type="date">
            <text:p>13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letrozema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08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4470000" calcext:value-type="float">
            <text:p>44470000</text:p>
          </table:table-cell>
          <table:table-cell office:value-type="string" calcext:value-type="string">
            <text:p>https://web.cvm.gov.br/sre-publico-cvm/#/oferta-publica/188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88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48500000" calcext:value-type="float">
            <text:p>48500000</text:p>
          </table:table-cell>
          <table:table-cell office:value-type="string" calcext:value-type="string">
            <text:p>https://web.cvm.gov.br/sre-publico-cvm/#/oferta-publica/201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78450000" calcext:value-type="float">
            <text:p>78450000</text:p>
          </table:table-cell>
          <table:table-cell office:value-type="string" calcext:value-type="string">
            <text:p>https://web.cvm.gov.br/sre-publico-cvm/#/oferta-publica/203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45000000" calcext:value-type="float">
            <text:p>145000000</text:p>
          </table:table-cell>
          <table:table-cell office:value-type="string" calcext:value-type="string">
            <text:p>https://web.cvm.gov.br/sre-publico-cvm/#/oferta-publica/208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96800000" calcext:value-type="float">
            <text:p>96800000</text:p>
          </table:table-cell>
          <table:table-cell office:value-type="string" calcext:value-type="string">
            <text:p>https://web.cvm.gov.br/sre-publico-cvm/#/oferta-publica/188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de Dor Sao Luiz S/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08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nidas Locacoes e Servicos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206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3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203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6" calcext:value-type="date">
            <text:p>1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ssai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07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188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8000000" calcext:value-type="float">
            <text:p>18000000</text:p>
          </table:table-cell>
          <table:table-cell office:value-type="string" calcext:value-type="string">
            <text:p>https://web.cvm.gov.br/sre-publico-cvm/#/oferta-publica/188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92379000" calcext:value-type="float">
            <text:p>192379000</text:p>
          </table:table-cell>
          <table:table-cell office:value-type="string" calcext:value-type="string">
            <text:p>https://web.cvm.gov.br/sre-publico-cvm/#/oferta-publica/188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5902077" calcext:value-type="float">
            <text:p>25902077</text:p>
          </table:table-cell>
          <table:table-cell office:value-type="string" calcext:value-type="string">
            <text:p>https://web.cvm.gov.br/sre-publico-cvm/#/oferta-publica/1879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188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SI Capital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189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iacao Cometa S.A.</text:p>
          </table:table-cell>
          <table:table-cell office:value-type="float" office:value="145000000" calcext:value-type="float">
            <text:p>145000000</text:p>
          </table:table-cell>
          <table:table-cell office:value-type="string" calcext:value-type="string">
            <text:p>https://web.cvm.gov.br/sre-publico-cvm/#/oferta-publica/209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7" calcext:value-type="date">
            <text:p>1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3356000" calcext:value-type="float">
            <text:p>23356000</text:p>
          </table:table-cell>
          <table:table-cell office:value-type="string" calcext:value-type="string">
            <text:p>https://web.cvm.gov.br/sre-publico-cvm/#/oferta-publica/188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8" calcext:value-type="date">
            <text:p>18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06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8" calcext:value-type="date">
            <text:p>18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6702000" calcext:value-type="float">
            <text:p>36702000</text:p>
          </table:table-cell>
          <table:table-cell office:value-type="string" calcext:value-type="string">
            <text:p>https://web.cvm.gov.br/sre-publico-cvm/#/oferta-publica/203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8" calcext:value-type="date">
            <text:p>18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4153000" calcext:value-type="float">
            <text:p>14153000</text:p>
          </table:table-cell>
          <table:table-cell office:value-type="string" calcext:value-type="string">
            <text:p>https://web.cvm.gov.br/sre-publico-cvm/#/oferta-publica/185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8" calcext:value-type="date">
            <text:p>18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piranga Produtos de Petroleo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08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8" calcext:value-type="date">
            <text:p>18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ARTESANAL SECURITIZADORA DE CREDITOS S/A</text:p>
          </table:table-cell>
          <table:table-cell office:value-type="float" office:value="72000000" calcext:value-type="float">
            <text:p>72000000</text:p>
          </table:table-cell>
          <table:table-cell office:value-type="string" calcext:value-type="string">
            <text:p>https://web.cvm.gov.br/sre-publico-cvm/#/oferta-publica/208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18" calcext:value-type="date">
            <text:p>18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34000000" calcext:value-type="float">
            <text:p>34000000</text:p>
          </table:table-cell>
          <table:table-cell office:value-type="string" calcext:value-type="string">
            <text:p>https://web.cvm.gov.br/sre-publico-cvm/#/oferta-publica/188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0037000" calcext:value-type="float">
            <text:p>20037000</text:p>
          </table:table-cell>
          <table:table-cell office:value-type="string" calcext:value-type="string">
            <text:p>https://web.cvm.gov.br/sre-publico-cvm/#/oferta-publica/189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ttps://web.cvm.gov.br/sre-publico-cvm/#/oferta-publica/1889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96000000" calcext:value-type="float">
            <text:p>96000000</text:p>
          </table:table-cell>
          <table:table-cell office:value-type="string" calcext:value-type="string">
            <text:p>https://web.cvm.gov.br/sre-publico-cvm/#/oferta-publica/188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SA E VIDEO RIO DE JANEIRO S/A</text:p>
          </table:table-cell>
          <table:table-cell office:value-type="float" office:value="52500000" calcext:value-type="float">
            <text:p>52500000</text:p>
          </table:table-cell>
          <table:table-cell office:value-type="string" calcext:value-type="string">
            <text:p>https://web.cvm.gov.br/sre-publico-cvm/#/oferta-publica/209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SS GAS E ENERGIA S.A</text:p>
          </table:table-cell>
          <table:table-cell office:value-type="float" office:value="2790882000" calcext:value-type="float">
            <text:p>2790882000</text:p>
          </table:table-cell>
          <table:table-cell office:value-type="string" calcext:value-type="string">
            <text:p>https://web.cvm.gov.br/sre-publico-cvm/#/oferta-publica/206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PTIPAR PARTICIPACOES S. A.</text:p>
          </table:table-cell>
          <table:table-cell office:value-type="float" office:value="165000000" calcext:value-type="float">
            <text:p>165000000</text:p>
          </table:table-cell>
          <table:table-cell office:value-type="string" calcext:value-type="string">
            <text:p>https://web.cvm.gov.br/sre-publico-cvm/#/oferta-publica/2089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https://web.cvm.gov.br/sre-publico-cvm/#/oferta-publica/188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0" calcext:value-type="date">
            <text:p>2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8050000" calcext:value-type="float">
            <text:p>58050000</text:p>
          </table:table-cell>
          <table:table-cell office:value-type="string" calcext:value-type="string">
            <text:p>https://web.cvm.gov.br/sre-publico-cvm/#/oferta-publica/188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2" calcext:value-type="date">
            <text:p>22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rgo Securitizadora</text:p>
          </table:table-cell>
          <table:table-cell office:value-type="float" office:value="210000000" calcext:value-type="float">
            <text:p>210000000</text:p>
          </table:table-cell>
          <table:table-cell office:value-type="string" calcext:value-type="string">
            <text:p>https://web.cvm.gov.br/sre-publico-cvm/#/oferta-publica/189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3" calcext:value-type="date">
            <text:p>23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OTAL BIOTECNOLOGIA INDUSTRIA E COMERCIO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9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3" calcext:value-type="date">
            <text:p>23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IMED &amp; CO.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10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3" calcext:value-type="date">
            <text:p>23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ORTX SERVICOS FIDUCIARIOS LTDA.</text:p>
          </table:table-cell>
          <table:table-cell office:value-type="float" office:value="54000000" calcext:value-type="float">
            <text:p>54000000</text:p>
          </table:table-cell>
          <table:table-cell office:value-type="string" calcext:value-type="string">
            <text:p>https://web.cvm.gov.br/sre-publico-cvm/#/oferta-publica/209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3" calcext:value-type="date">
            <text:p>23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JSL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09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3" calcext:value-type="date">
            <text:p>23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SN CIMENTOS BRASIL S.A.</text:p>
          </table:table-cell>
          <table:table-cell office:value-type="float" office:value="550000000" calcext:value-type="float">
            <text:p>550000000</text:p>
          </table:table-cell>
          <table:table-cell office:value-type="string" calcext:value-type="string">
            <text:p>https://web.cvm.gov.br/sre-publico-cvm/#/oferta-publica/208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3" calcext:value-type="date">
            <text:p>23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UTOGERACAO SOLAR HOLDING S.A</text:p>
          </table:table-cell>
          <table:table-cell office:value-type="float" office:value="330000000" calcext:value-type="float">
            <text:p>330000000</text:p>
          </table:table-cell>
          <table:table-cell office:value-type="string" calcext:value-type="string">
            <text:p>https://web.cvm.gov.br/sre-publico-cvm/#/oferta-publica/202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ERES SECURITIZADORA S/A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02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57500000" calcext:value-type="float">
            <text:p>57500000</text:p>
          </table:table-cell>
          <table:table-cell office:value-type="string" calcext:value-type="string">
            <text:p>https://web.cvm.gov.br/sre-publico-cvm/#/oferta-publica/204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SECURITIZADORA KANASTRA</text:p>
          </table:table-cell>
          <table:table-cell office:value-type="float" office:value="568032000" calcext:value-type="float">
            <text:p>568032000</text:p>
          </table:table-cell>
          <table:table-cell office:value-type="string" calcext:value-type="string">
            <text:p>https://web.cvm.gov.br/sre-publico-cvm/#/oferta-publica/1880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10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PG GUARULHOS II EMPREENDIMENTOS E PARTICIPACOES S.A</text:p>
          </table:table-cell>
          <table:table-cell office:value-type="float" office:value="51059000" calcext:value-type="float">
            <text:p>51059000</text:p>
          </table:table-cell>
          <table:table-cell office:value-type="string" calcext:value-type="string">
            <text:p>https://web.cvm.gov.br/sre-publico-cvm/#/oferta-publica/210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K 115 EMPREENDIMENTOS E PARTICIPACOES S.A.</text:p>
          </table:table-cell>
          <table:table-cell office:value-type="float" office:value="110712000" calcext:value-type="float">
            <text:p>110712000</text:p>
          </table:table-cell>
          <table:table-cell office:value-type="string" calcext:value-type="string">
            <text:p>https://web.cvm.gov.br/sre-publico-cvm/#/oferta-publica/210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OVIDA PARTICIPACOES S/A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208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4" calcext:value-type="date">
            <text:p>24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60105128" calcext:value-type="float">
            <text:p>60105128</text:p>
          </table:table-cell>
          <table:table-cell office:value-type="string" calcext:value-type="string">
            <text:p>https://web.cvm.gov.br/sre-publico-cvm/#/oferta-publica/201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89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LTRA-SOM EQUIPAMENTOS MEDICOS LTD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0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8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 Fleet S/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09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TE - Empresa Catarinense de Transmissao de Energi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09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BTE - EMPRESA BRASILEIRA DE TRANSMISSAO DE ENERGIA S.A</text:p>
          </table:table-cell>
          <table:table-cell office:value-type="float" office:value="83000000" calcext:value-type="float">
            <text:p>83000000</text:p>
          </table:table-cell>
          <table:table-cell office:value-type="string" calcext:value-type="string">
            <text:p>https://web.cvm.gov.br/sre-publico-cvm/#/oferta-publica/209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ATE - Empresa Amazonense de Transmissao de Energia</text:p>
          </table:table-cell>
          <table:table-cell office:value-type="float" office:value="337000000" calcext:value-type="float">
            <text:p>337000000</text:p>
          </table:table-cell>
          <table:table-cell office:value-type="string" calcext:value-type="string">
            <text:p>https://web.cvm.gov.br/sre-publico-cvm/#/oferta-publica/209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5" calcext:value-type="date">
            <text:p>25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5000000" calcext:value-type="float">
            <text:p>55000000</text:p>
          </table:table-cell>
          <table:table-cell office:value-type="string" calcext:value-type="string">
            <text:p>https://web.cvm.gov.br/sre-publico-cvm/#/oferta-publica/189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6" calcext:value-type="date">
            <text:p>2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CO VERDE DO BRASIL S.A</text:p>
          </table:table-cell>
          <table:table-cell office:value-type="float" office:value="204250000" calcext:value-type="float">
            <text:p>204250000</text:p>
          </table:table-cell>
          <table:table-cell office:value-type="string" calcext:value-type="string">
            <text:p>https://web.cvm.gov.br/sre-publico-cvm/#/oferta-publica/207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6" calcext:value-type="date">
            <text:p>26/6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7563000" calcext:value-type="float">
            <text:p>7563000</text:p>
          </table:table-cell>
          <table:table-cell office:value-type="string" calcext:value-type="string">
            <text:p>https://web.cvm.gov.br/sre-publico-cvm/#/oferta-publica/206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6" calcext:value-type="date">
            <text:p>26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NOVA MARINAS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0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6" calcext:value-type="date">
            <text:p>26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ter Coop - Cooperativa Agropecuaria Centro Serran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1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6" calcext:value-type="date">
            <text:p>26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gue Menos</text:p>
          </table:table-cell>
          <table:table-cell office:value-type="float" office:value="480000000" calcext:value-type="float">
            <text:p>480000000</text:p>
          </table:table-cell>
          <table:table-cell office:value-type="string" calcext:value-type="string">
            <text:p>https://web.cvm.gov.br/sre-publico-cvm/#/oferta-publica/211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7" calcext:value-type="date">
            <text:p>27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REDITCORP SECURITIZADORA S.A.</text:p>
          </table:table-cell>
          <table:table-cell office:value-type="float" office:value="185400000" calcext:value-type="float">
            <text:p>185400000</text:p>
          </table:table-cell>
          <table:table-cell office:value-type="string" calcext:value-type="string">
            <text:p>https://web.cvm.gov.br/sre-publico-cvm/#/oferta-publica/185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7" calcext:value-type="date">
            <text:p>27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176200000" calcext:value-type="float">
            <text:p>176200000</text:p>
          </table:table-cell>
          <table:table-cell office:value-type="string" calcext:value-type="string">
            <text:p>https://web.cvm.gov.br/sre-publico-cvm/#/oferta-publica/211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7" calcext:value-type="date">
            <text:p>27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ESTE ENERGIA SOLAR PEDRA PRETA MT 002 SPE S/A</text:p>
          </table:table-cell>
          <table:table-cell office:value-type="float" office:value="115000000" calcext:value-type="float">
            <text:p>115000000</text:p>
          </table:table-cell>
          <table:table-cell office:value-type="string" calcext:value-type="string">
            <text:p>https://web.cvm.gov.br/sre-publico-cvm/#/oferta-publica/189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27" calcext:value-type="date">
            <text:p>27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89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ARMAX DISTRIBUIDORA S.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11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r Cooperativ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1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NFRAESTRUTURA BRASIL HOLDING XVII S.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09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102500000" calcext:value-type="float">
            <text:p>102500000</text:p>
          </table:table-cell>
          <table:table-cell office:value-type="string" calcext:value-type="string">
            <text:p>https://web.cvm.gov.br/sre-publico-cvm/#/oferta-publica/211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UAS DO PARA D SPE S.A.</text:p>
          </table:table-cell>
          <table:table-cell office:value-type="float" office:value="254153000" calcext:value-type="float">
            <text:p>254153000</text:p>
          </table:table-cell>
          <table:table-cell office:value-type="string" calcext:value-type="string">
            <text:p>https://web.cvm.gov.br/sre-publico-cvm/#/oferta-publica/210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UAS DO PARA B SPE S.A.</text:p>
          </table:table-cell>
          <table:table-cell office:value-type="float" office:value="274651000" calcext:value-type="float">
            <text:p>274651000</text:p>
          </table:table-cell>
          <table:table-cell office:value-type="string" calcext:value-type="string">
            <text:p>https://web.cvm.gov.br/sre-publico-cvm/#/oferta-publica/210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UAS DO PARA A SPE S.A.</text:p>
          </table:table-cell>
          <table:table-cell office:value-type="float" office:value="1350868000" calcext:value-type="float">
            <text:p>1350868000</text:p>
          </table:table-cell>
          <table:table-cell office:value-type="string" calcext:value-type="string">
            <text:p>https://web.cvm.gov.br/sre-publico-cvm/#/oferta-publica/210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sktop</text:p>
          </table:table-cell>
          <table:table-cell office:value-type="float" office:value="437500000" calcext:value-type="float">
            <text:p>437500000</text:p>
          </table:table-cell>
          <table:table-cell office:value-type="string" calcext:value-type="string">
            <text:p>https://web.cvm.gov.br/sre-publico-cvm/#/oferta-publica/208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HOPEN SOLAR 12 SPE S.A,</text:p>
          </table:table-cell>
          <table:table-cell office:value-type="float" office:value="93000000" calcext:value-type="float">
            <text:p>93000000</text:p>
          </table:table-cell>
          <table:table-cell office:value-type="string" calcext:value-type="string">
            <text:p>https://web.cvm.gov.br/sre-publico-cvm/#/oferta-publica/209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etrobras</text:p>
          </table:table-cell>
          <table:table-cell office:value-type="float" office:value="3005000000" calcext:value-type="float">
            <text:p>3005000000</text:p>
          </table:table-cell>
          <table:table-cell office:value-type="string" calcext:value-type="string">
            <text:p>https://web.cvm.gov.br/sre-publico-cvm/#/oferta-publica/207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NTERLIGACAO ELETRICA PARAGUACU S.A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207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NTERLIGACAO ELETRICA AIMORES S.A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07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ague Menos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10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ANATI HOLDING S.A.</text:p>
          </table:table-cell>
          <table:table-cell office:value-type="float" office:value="155000000" calcext:value-type="float">
            <text:p>155000000</text:p>
          </table:table-cell>
          <table:table-cell office:value-type="string" calcext:value-type="string">
            <text:p>https://web.cvm.gov.br/sre-publico-cvm/#/oferta-publica/209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1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RANGATU HOLDING S.A.</text:p>
          </table:table-cell>
          <table:table-cell office:value-type="float" office:value="655000000" calcext:value-type="float">
            <text:p>655000000</text:p>
          </table:table-cell>
          <table:table-cell office:value-type="string" calcext:value-type="string">
            <text:p>https://web.cvm.gov.br/sre-publico-cvm/#/oferta-publica/209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62229400" calcext:value-type="float">
            <text:p>262229400</text:p>
          </table:table-cell>
          <table:table-cell office:value-type="string" calcext:value-type="string">
            <text:p>https://web.cvm.gov.br/sre-publico-cvm/#/oferta-publica/208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BG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10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UTOPISTA FLUMINENSE SA</text:p>
          </table:table-cell>
          <table:table-cell office:value-type="float" office:value="110724495" calcext:value-type="float">
            <text:p>110724495</text:p>
          </table:table-cell>
          <table:table-cell office:value-type="string" calcext:value-type="string">
            <text:p>https://web.cvm.gov.br/sre-publico-cvm/#/oferta-publica/211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6-30" calcext:value-type="date">
            <text:p>30/6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strutora Central do Brasil S.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11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1" calcext:value-type="date">
            <text:p>1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MNI TAXI AEREO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1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1" calcext:value-type="date">
            <text:p>1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https://web.cvm.gov.br/sre-publico-cvm/#/oferta-publica/212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1" calcext:value-type="date">
            <text:p>1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24433000" calcext:value-type="float">
            <text:p>124433000</text:p>
          </table:table-cell>
          <table:table-cell office:value-type="string" calcext:value-type="string">
            <text:p>https://web.cvm.gov.br/sre-publico-cvm/#/oferta-publica/212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2" calcext:value-type="date">
            <text:p>2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AKONE PARTICIPACOES SOCIETARIAS SA</text:p>
          </table:table-cell>
          <table:table-cell office:value-type="float" office:value="270000000" calcext:value-type="float">
            <text:p>270000000</text:p>
          </table:table-cell>
          <table:table-cell office:value-type="string" calcext:value-type="string">
            <text:p>https://web.cvm.gov.br/sre-publico-cvm/#/oferta-publica/209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2" calcext:value-type="date">
            <text:p>2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179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2" calcext:value-type="date">
            <text:p>2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ELF IT ACADEMIAS <text:s/>HOLDING S.A.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11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3" calcext:value-type="date">
            <text:p>3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DE ELETRICIDADE DO AMAPA - CE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09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3" calcext:value-type="date">
            <text:p>3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EE-D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09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3" calcext:value-type="date">
            <text:p>3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EO TERMINAIS E ARMAZENS GERAIS S/A</text:p>
          </table:table-cell>
          <table:table-cell office:value-type="float" office:value="154000000" calcext:value-type="float">
            <text:p>154000000</text:p>
          </table:table-cell>
          <table:table-cell office:value-type="string" calcext:value-type="string">
            <text:p>https://web.cvm.gov.br/sre-publico-cvm/#/oferta-publica/210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3" calcext:value-type="date">
            <text:p>3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lsol ER</text:p>
          </table:table-cell>
          <table:table-cell office:value-type="float" office:value="770000000" calcext:value-type="float">
            <text:p>770000000</text:p>
          </table:table-cell>
          <table:table-cell office:value-type="string" calcext:value-type="string">
            <text:p>https://web.cvm.gov.br/sre-publico-cvm/#/oferta-publica/211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3" calcext:value-type="date">
            <text:p>3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 Para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ttps://web.cvm.gov.br/sre-publico-cvm/#/oferta-publica/209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RTHUR LUNDGREN TECIDOS S.A. - CASAS PERNAMBUCANAS</text:p>
          </table:table-cell>
          <table:table-cell office:value-type="float" office:value="35094000" calcext:value-type="float">
            <text:p>35094000</text:p>
          </table:table-cell>
          <table:table-cell office:value-type="string" calcext:value-type="string">
            <text:p>https://web.cvm.gov.br/sre-publico-cvm/#/oferta-publica/208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37000000" calcext:value-type="float">
            <text:p>37000000</text:p>
          </table:table-cell>
          <table:table-cell office:value-type="string" calcext:value-type="string">
            <text:p>https://web.cvm.gov.br/sre-publico-cvm/#/oferta-publica/190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RAZIL GREEN OPPORTUNITIES PARTICIPACOES S.A</text:p>
          </table:table-cell>
          <table:table-cell office:value-type="float" office:value="330570000" calcext:value-type="float">
            <text:p>330570000</text:p>
          </table:table-cell>
          <table:table-cell office:value-type="string" calcext:value-type="string">
            <text:p>https://web.cvm.gov.br/sre-publico-cvm/#/oferta-publica/207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V2 EMPREENDIMENTOS E PARTICIPACOES LTD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12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OTVS TECHFIN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2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08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HOPEN SOLAR 10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0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4" calcext:value-type="date">
            <text:p>4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RTU GNL PARTICIPACOES S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2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211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https://web.cvm.gov.br/sre-publico-cvm/#/oferta-publica/211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etroReconcavo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0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scelsa - EDP ES</text:p>
          </table:table-cell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https://web.cvm.gov.br/sre-publico-cvm/#/oferta-publica/209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TEEP</text:p>
          </table:table-cell>
          <table:table-cell office:value-type="float" office:value="580000000" calcext:value-type="float">
            <text:p>580000000</text:p>
          </table:table-cell>
          <table:table-cell office:value-type="string" calcext:value-type="string">
            <text:p>https://web.cvm.gov.br/sre-publico-cvm/#/oferta-publica/211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08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LVORADA SISTEMAS AGRICOLAS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12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11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https://web.cvm.gov.br/sre-publico-cvm/#/oferta-publica/203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495000000" calcext:value-type="float">
            <text:p>495000000</text:p>
          </table:table-cell>
          <table:table-cell office:value-type="string" calcext:value-type="string">
            <text:p>https://web.cvm.gov.br/sre-publico-cvm/#/oferta-publica/208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7" calcext:value-type="date">
            <text:p>7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4137000" calcext:value-type="float">
            <text:p>14137000</text:p>
          </table:table-cell>
          <table:table-cell office:value-type="string" calcext:value-type="string">
            <text:p>https://web.cvm.gov.br/sre-publico-cvm/#/oferta-publica/190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84905000" calcext:value-type="float">
            <text:p>84905000</text:p>
          </table:table-cell>
          <table:table-cell office:value-type="string" calcext:value-type="string">
            <text:p>https://web.cvm.gov.br/sre-publico-cvm/#/oferta-publica/211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HE Juruena Ltda</text:p>
          </table:table-cell>
          <table:table-cell office:value-type="float" office:value="420000000" calcext:value-type="float">
            <text:p>420000000</text:p>
          </table:table-cell>
          <table:table-cell office:value-type="string" calcext:value-type="string">
            <text:p>https://web.cvm.gov.br/sre-publico-cvm/#/oferta-publica/210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A - Parana Operacoes Portuarias S.A.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212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B Capital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12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sina Sao Jose da Estiva S.A. - Acucar e Alcool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0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R EMPREENDIMENTOS IMOBILIARIOS LTD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12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de 08 Energia</text:p>
          </table:table-cell>
          <table:table-cell office:value-type="float" office:value="140000000" calcext:value-type="float">
            <text:p>140000000</text:p>
          </table:table-cell>
          <table:table-cell office:value-type="string" calcext:value-type="string">
            <text:p>https://web.cvm.gov.br/sre-publico-cvm/#/oferta-publica/208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08" calcext:value-type="date">
            <text:p>8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190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0" calcext:value-type="date">
            <text:p>10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8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0" calcext:value-type="date">
            <text:p>10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queiros Transmissora de Energia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2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0" calcext:value-type="date">
            <text:p>10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DP SP - Distribuicao de Energi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11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1" calcext:value-type="date">
            <text:p>11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besp</text:p>
          </table:table-cell>
          <table:table-cell office:value-type="float" office:value="1068600000" calcext:value-type="float">
            <text:p>1068600000</text:p>
          </table:table-cell>
          <table:table-cell office:value-type="string" calcext:value-type="string">
            <text:p>https://web.cvm.gov.br/sre-publico-cvm/#/oferta-publica/212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1" calcext:value-type="date">
            <text:p>11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06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4" calcext:value-type="date">
            <text:p>14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gie Brasil</text:p>
          </table:table-cell>
          <table:table-cell office:value-type="float" office:value="2200000000" calcext:value-type="float">
            <text:p>2200000000</text:p>
          </table:table-cell>
          <table:table-cell office:value-type="string" calcext:value-type="string">
            <text:p>https://web.cvm.gov.br/sre-publico-cvm/#/oferta-publica/210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4" calcext:value-type="date">
            <text:p>14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RAZIL GREEN OPPORTUNITIES PARTICIPACOES S.A</text:p>
          </table:table-cell>
          <table:table-cell office:value-type="float" office:value="540522000" calcext:value-type="float">
            <text:p>540522000</text:p>
          </table:table-cell>
          <table:table-cell office:value-type="string" calcext:value-type="string">
            <text:p>https://web.cvm.gov.br/sre-publico-cvm/#/oferta-publica/213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4" calcext:value-type="date">
            <text:p>14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ataratas do Iguaçu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3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5" calcext:value-type="date">
            <text:p>15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02140000" calcext:value-type="float">
            <text:p>202140000</text:p>
          </table:table-cell>
          <table:table-cell office:value-type="string" calcext:value-type="string">
            <text:p>https://web.cvm.gov.br/sre-publico-cvm/#/oferta-publica/213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5" calcext:value-type="date">
            <text:p>15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RANGATU HOLDING S.A.</text:p>
          </table:table-cell>
          <table:table-cell office:value-type="float" office:value="176300000" calcext:value-type="float">
            <text:p>176300000</text:p>
          </table:table-cell>
          <table:table-cell office:value-type="string" calcext:value-type="string">
            <text:p>https://web.cvm.gov.br/sre-publico-cvm/#/oferta-publica/2130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5" calcext:value-type="date">
            <text:p>15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G-IN Logistica Intermodal S.A.</text:p>
          </table:table-cell>
          <table:table-cell office:value-type="float" office:value="280000000" calcext:value-type="float">
            <text:p>280000000</text:p>
          </table:table-cell>
          <table:table-cell office:value-type="string" calcext:value-type="string">
            <text:p>https://web.cvm.gov.br/sre-publico-cvm/#/oferta-publica/213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5" calcext:value-type="date">
            <text:p>15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THON GERACAO DISTRIBUIDA VI S.A.</text:p>
          </table:table-cell>
          <table:table-cell office:value-type="float" office:value="210000000" calcext:value-type="float">
            <text:p>210000000</text:p>
          </table:table-cell>
          <table:table-cell office:value-type="string" calcext:value-type="string">
            <text:p>https://web.cvm.gov.br/sre-publico-cvm/#/oferta-publica/211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5" calcext:value-type="date">
            <text:p>15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Ecovias Raposo-Castelo S.a</text:p>
          </table:table-cell>
          <table:table-cell office:value-type="float" office:value="184614000" calcext:value-type="float">
            <text:p>184614000</text:p>
          </table:table-cell>
          <table:table-cell office:value-type="string" calcext:value-type="string">
            <text:p>https://web.cvm.gov.br/sre-publico-cvm/#/oferta-publica/209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5" calcext:value-type="date">
            <text:p>15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ultiplike Securitizadora</text:p>
          </table:table-cell>
          <table:table-cell office:value-type="float" office:value="329900000" calcext:value-type="float">
            <text:p>329900000</text:p>
          </table:table-cell>
          <table:table-cell office:value-type="string" calcext:value-type="string">
            <text:p>https://web.cvm.gov.br/sre-publico-cvm/#/oferta-publica/189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5" calcext:value-type="date">
            <text:p>15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DE ELETRICIDADE DO AMAPA - CEA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13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6" calcext:value-type="date">
            <text:p>16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XES SECURITIZADORA S.A.</text:p>
          </table:table-cell>
          <table:table-cell office:value-type="float" office:value="16197000" calcext:value-type="float">
            <text:p>16197000</text:p>
          </table:table-cell>
          <table:table-cell office:value-type="string" calcext:value-type="string">
            <text:p>https://web.cvm.gov.br/sre-publico-cvm/#/oferta-publica/209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6" calcext:value-type="date">
            <text:p>16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JAS QUERO-QUERO S/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13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6" calcext:value-type="date">
            <text:p>16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5861000" calcext:value-type="float">
            <text:p>15861000</text:p>
          </table:table-cell>
          <table:table-cell office:value-type="string" calcext:value-type="string">
            <text:p>https://web.cvm.gov.br/sre-publico-cvm/#/oferta-publica/191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6" calcext:value-type="date">
            <text:p>16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erveng-Civilsan S.A. Empresas Associadas de Engenhari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2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6" calcext:value-type="date">
            <text:p>16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8241000" calcext:value-type="float">
            <text:p>8241000</text:p>
          </table:table-cell>
          <table:table-cell office:value-type="string" calcext:value-type="string">
            <text:p>https://web.cvm.gov.br/sre-publico-cvm/#/oferta-publica/191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6" calcext:value-type="date">
            <text:p>16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RS Logistica</text:p>
          </table:table-cell>
          <table:table-cell office:value-type="float" office:value="2800000000" calcext:value-type="float">
            <text:p>2800000000</text:p>
          </table:table-cell>
          <table:table-cell office:value-type="string" calcext:value-type="string">
            <text:p>https://web.cvm.gov.br/sre-publico-cvm/#/oferta-publica/212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7" calcext:value-type="date">
            <text:p>17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ULWOOD S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09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7" calcext:value-type="date">
            <text:p>17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89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7" calcext:value-type="date">
            <text:p>17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NTRAIS ELETRICAS DO NORTE DO BRASIL S/A - ELETRONORTE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11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7" calcext:value-type="date">
            <text:p>17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RIO FORTE S.A.</text:p>
          </table:table-cell>
          <table:table-cell office:value-type="float" office:value="2400000000" calcext:value-type="float">
            <text:p>2400000000</text:p>
          </table:table-cell>
          <table:table-cell office:value-type="string" calcext:value-type="string">
            <text:p>https://web.cvm.gov.br/sre-publico-cvm/#/oferta-publica/211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7" calcext:value-type="date">
            <text:p>17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pel Distribuicao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https://web.cvm.gov.br/sre-publico-cvm/#/oferta-publica/212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7" calcext:value-type="date">
            <text:p>17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SA DE PEDRA SECURITIZADORA DE CREDITO S.A.</text:p>
          </table:table-cell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https://web.cvm.gov.br/sre-publico-cvm/#/oferta-publica/207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8" calcext:value-type="date">
            <text:p>18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0460000" calcext:value-type="float">
            <text:p>30460000</text:p>
          </table:table-cell>
          <table:table-cell office:value-type="string" calcext:value-type="string">
            <text:p>https://web.cvm.gov.br/sre-publico-cvm/#/oferta-publica/211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8" calcext:value-type="date">
            <text:p>18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06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8" calcext:value-type="date">
            <text:p>1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uarulhos Luz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14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8" calcext:value-type="date">
            <text:p>1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IO SUCURIU ENERGIA S/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13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18" calcext:value-type="date">
            <text:p>18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28000000" calcext:value-type="float">
            <text:p>28000000</text:p>
          </table:table-cell>
          <table:table-cell office:value-type="string" calcext:value-type="string">
            <text:p>https://web.cvm.gov.br/sre-publico-cvm/#/oferta-publica/209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1" calcext:value-type="date">
            <text:p>21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4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1" calcext:value-type="date">
            <text:p>21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3R Petroleum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https://web.cvm.gov.br/sre-publico-cvm/#/oferta-publica/213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1" calcext:value-type="date">
            <text:p>21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nipar</text:p>
          </table:table-cell>
          <table:table-cell office:value-type="float" office:value="900000000" calcext:value-type="float">
            <text:p>900000000</text:p>
          </table:table-cell>
          <table:table-cell office:value-type="string" calcext:value-type="string">
            <text:p>https://web.cvm.gov.br/sre-publico-cvm/#/oferta-publica/209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1" calcext:value-type="date">
            <text:p>21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1200000" calcext:value-type="float">
            <text:p>31200000</text:p>
          </table:table-cell>
          <table:table-cell office:value-type="string" calcext:value-type="string">
            <text:p>https://web.cvm.gov.br/sre-publico-cvm/#/oferta-publica/214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1" calcext:value-type="date">
            <text:p>21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aizen S.A.</text:p>
          </table:table-cell>
          <table:table-cell office:value-type="float" office:value="850000000" calcext:value-type="float">
            <text:p>850000000</text:p>
          </table:table-cell>
          <table:table-cell office:value-type="string" calcext:value-type="string">
            <text:p>https://web.cvm.gov.br/sre-publico-cvm/#/oferta-publica/214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1" calcext:value-type="date">
            <text:p>21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49347000" calcext:value-type="float">
            <text:p>349347000</text:p>
          </table:table-cell>
          <table:table-cell office:value-type="string" calcext:value-type="string">
            <text:p>https://web.cvm.gov.br/sre-publico-cvm/#/oferta-publica/210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1" calcext:value-type="date">
            <text:p>21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02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2" calcext:value-type="date">
            <text:p>22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40000000" calcext:value-type="float">
            <text:p>140000000</text:p>
          </table:table-cell>
          <table:table-cell office:value-type="string" calcext:value-type="string">
            <text:p>https://web.cvm.gov.br/sre-publico-cvm/#/oferta-publica/213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2" calcext:value-type="date">
            <text:p>22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C BANDEIRANTES 41 PARTICIPACOES S.A.</text:p>
          </table:table-cell>
          <table:table-cell office:value-type="float" office:value="43793100" calcext:value-type="float">
            <text:p>43793100</text:p>
          </table:table-cell>
          <table:table-cell office:value-type="string" calcext:value-type="string">
            <text:p>https://web.cvm.gov.br/sre-publico-cvm/#/oferta-publica/214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2" calcext:value-type="date">
            <text:p>22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192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2" calcext:value-type="date">
            <text:p>22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C BANDEIRANTES 43 PARTICIPACOES S.A.</text:p>
          </table:table-cell>
          <table:table-cell office:value-type="float" office:value="123657600" calcext:value-type="float">
            <text:p>123657600</text:p>
          </table:table-cell>
          <table:table-cell office:value-type="string" calcext:value-type="string">
            <text:p>https://web.cvm.gov.br/sre-publico-cvm/#/oferta-publica/214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2" calcext:value-type="date">
            <text:p>22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88717000" calcext:value-type="float">
            <text:p>88717000</text:p>
          </table:table-cell>
          <table:table-cell office:value-type="string" calcext:value-type="string">
            <text:p>https://web.cvm.gov.br/sre-publico-cvm/#/oferta-publica/194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2" calcext:value-type="date">
            <text:p>22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C BANDEIRANTES 42 PARTICIPACOES S.A.</text:p>
          </table:table-cell>
          <table:table-cell office:value-type="float" office:value="132549300" calcext:value-type="float">
            <text:p>132549300</text:p>
          </table:table-cell>
          <table:table-cell office:value-type="string" calcext:value-type="string">
            <text:p>https://web.cvm.gov.br/sre-publico-cvm/#/oferta-publica/214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3" calcext:value-type="date">
            <text:p>23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choalotto Servicos Financeiros S.A.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214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3" calcext:value-type="date">
            <text:p>23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W PROJETOS E CONSULTORIA INDUSTRIAL LTDA.</text:p>
          </table:table-cell>
          <table:table-cell office:value-type="float" office:value="61300000" calcext:value-type="float">
            <text:p>61300000</text:p>
          </table:table-cell>
          <table:table-cell office:value-type="string" calcext:value-type="string">
            <text:p>https://web.cvm.gov.br/sre-publico-cvm/#/oferta-publica/214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IM Brasil Servicos e Participacoes S.A.</text:p>
          </table:table-cell>
          <table:table-cell office:value-type="float" office:value="5000000000" calcext:value-type="float">
            <text:p>5000000000</text:p>
          </table:table-cell>
          <table:table-cell office:value-type="string" calcext:value-type="string">
            <text:p>https://web.cvm.gov.br/sre-publico-cvm/#/oferta-publica/211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ter dei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13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48000000" calcext:value-type="float">
            <text:p>48000000</text:p>
          </table:table-cell>
          <table:table-cell office:value-type="string" calcext:value-type="string">
            <text:p>https://web.cvm.gov.br/sre-publico-cvm/#/oferta-publica/212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QLUZ PARTICIPACOES S.A.</text:p>
          </table:table-cell>
          <table:table-cell office:value-type="float" office:value="32550000" calcext:value-type="float">
            <text:p>32550000</text:p>
          </table:table-cell>
          <table:table-cell office:value-type="string" calcext:value-type="string">
            <text:p>https://web.cvm.gov.br/sre-publico-cvm/#/oferta-publica/214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1000000" calcext:value-type="float">
            <text:p>41000000</text:p>
          </table:table-cell>
          <table:table-cell office:value-type="string" calcext:value-type="string">
            <text:p>https://web.cvm.gov.br/sre-publico-cvm/#/oferta-publica/206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4546000" calcext:value-type="float">
            <text:p>34546000</text:p>
          </table:table-cell>
          <table:table-cell office:value-type="string" calcext:value-type="string">
            <text:p>https://web.cvm.gov.br/sre-publico-cvm/#/oferta-publica/192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9335000" calcext:value-type="float">
            <text:p>19335000</text:p>
          </table:table-cell>
          <table:table-cell office:value-type="string" calcext:value-type="string">
            <text:p>https://web.cvm.gov.br/sre-publico-cvm/#/oferta-publica/192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489000" calcext:value-type="float">
            <text:p>30489000</text:p>
          </table:table-cell>
          <table:table-cell office:value-type="string" calcext:value-type="string">
            <text:p>https://web.cvm.gov.br/sre-publico-cvm/#/oferta-publica/200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4" calcext:value-type="date">
            <text:p>24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6120000" calcext:value-type="float">
            <text:p>16120000</text:p>
          </table:table-cell>
          <table:table-cell office:value-type="string" calcext:value-type="string">
            <text:p>https://web.cvm.gov.br/sre-publico-cvm/#/oferta-publica/192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5" calcext:value-type="date">
            <text:p>25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11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5" calcext:value-type="date">
            <text:p>25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ALI BRASIL SERVICOS DE BANDA LARGA LTDA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14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5" calcext:value-type="date">
            <text:p>25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XES SECURITIZADORA S.A.</text:p>
          </table:table-cell>
          <table:table-cell office:value-type="float" office:value="28000000" calcext:value-type="float">
            <text:p>28000000</text:p>
          </table:table-cell>
          <table:table-cell office:value-type="string" calcext:value-type="string">
            <text:p>https://web.cvm.gov.br/sre-publico-cvm/#/oferta-publica/210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5" calcext:value-type="date">
            <text:p>25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4685000" calcext:value-type="float">
            <text:p>44685000</text:p>
          </table:table-cell>
          <table:table-cell office:value-type="string" calcext:value-type="string">
            <text:p>https://web.cvm.gov.br/sre-publico-cvm/#/oferta-publica/192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5" calcext:value-type="date">
            <text:p>25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R SECURITIZADORA S.A.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ttps://web.cvm.gov.br/sre-publico-cvm/#/oferta-publica/214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5" calcext:value-type="date">
            <text:p>25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BRASILEIRA DE ALUMINIO</text:p>
          </table:table-cell>
          <table:table-cell office:value-type="float" office:value="530000000" calcext:value-type="float">
            <text:p>530000000</text:p>
          </table:table-cell>
          <table:table-cell office:value-type="string" calcext:value-type="string">
            <text:p>https://web.cvm.gov.br/sre-publico-cvm/#/oferta-publica/214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5" calcext:value-type="date">
            <text:p>25/7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11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IDRO FORTE ADMINISTRACAO E OPERACAO S.A.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https://web.cvm.gov.br/sre-publico-cvm/#/oferta-publica/213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ULTI PCH SECURITIZADORA DE CREDITOS FINANCEIROS S.A.</text:p>
          </table:table-cell>
          <table:table-cell office:value-type="float" office:value="147931000" calcext:value-type="float">
            <text:p>147931000</text:p>
          </table:table-cell>
          <table:table-cell office:value-type="string" calcext:value-type="string">
            <text:p>https://web.cvm.gov.br/sre-publico-cvm/#/oferta-publica/214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ISIA COMERCIO DE PRODUTOS ESPORTIVOS LTD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2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14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ANDON S.A. IMPLEMENTOS E <text:s/>PARTICIPACOES</text:p>
          </table:table-cell>
          <table:table-cell office:value-type="float" office:value="1100000000" calcext:value-type="float">
            <text:p>1100000000</text:p>
          </table:table-cell>
          <table:table-cell office:value-type="string" calcext:value-type="string">
            <text:p>https://web.cvm.gov.br/sre-publico-cvm/#/oferta-publica/212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ORA TRANSPORTES LTD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13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TTO Agricol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09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ecnogera Locacao e Transformacao de Energia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3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8" calcext:value-type="date">
            <text:p>28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odovia das Colinas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13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9" calcext:value-type="date">
            <text:p>29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168000" calcext:value-type="float">
            <text:p>1168000</text:p>
          </table:table-cell>
          <table:table-cell office:value-type="string" calcext:value-type="string">
            <text:p>https://web.cvm.gov.br/sre-publico-cvm/#/oferta-publica/196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9" calcext:value-type="date">
            <text:p>29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42500000" calcext:value-type="float">
            <text:p>42500000</text:p>
          </table:table-cell>
          <table:table-cell office:value-type="string" calcext:value-type="string">
            <text:p>https://web.cvm.gov.br/sre-publico-cvm/#/oferta-publica/192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9" calcext:value-type="date">
            <text:p>29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lfar S.A. - Alimento e Energi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14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9" calcext:value-type="date">
            <text:p>29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rco Educacao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15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9" calcext:value-type="date">
            <text:p>29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188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9" calcext:value-type="date">
            <text:p>29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185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29" calcext:value-type="date">
            <text:p>29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nhanguera-Bandeirantes - Concessionaria</text:p>
          </table:table-cell>
          <table:table-cell office:value-type="float" office:value="2500000000" calcext:value-type="float">
            <text:p>2500000000</text:p>
          </table:table-cell>
          <table:table-cell office:value-type="string" calcext:value-type="string">
            <text:p>https://web.cvm.gov.br/sre-publico-cvm/#/oferta-publica/213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214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4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192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188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2300000" calcext:value-type="float">
            <text:p>12300000</text:p>
          </table:table-cell>
          <table:table-cell office:value-type="string" calcext:value-type="string">
            <text:p>https://web.cvm.gov.br/sre-publico-cvm/#/oferta-publica/197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entral de Tratamento de Resíduos Nova Iguaçu S.A.</text:p>
          </table:table-cell>
          <table:table-cell office:value-type="float" office:value="65000000" calcext:value-type="float">
            <text:p>65000000</text:p>
          </table:table-cell>
          <table:table-cell office:value-type="string" calcext:value-type="string">
            <text:p>https://web.cvm.gov.br/sre-publico-cvm/#/oferta-publica/215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aesa - Transmissora Alianca de Energia Eletric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12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30000000" calcext:value-type="float">
            <text:p>130000000</text:p>
          </table:table-cell>
          <table:table-cell office:value-type="string" calcext:value-type="string">
            <text:p>https://web.cvm.gov.br/sre-publico-cvm/#/oferta-publica/206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0" calcext:value-type="date">
            <text:p>30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53625000" calcext:value-type="float">
            <text:p>53625000</text:p>
          </table:table-cell>
          <table:table-cell office:value-type="string" calcext:value-type="string">
            <text:p>https://web.cvm.gov.br/sre-publico-cvm/#/oferta-publica/192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1" calcext:value-type="date">
            <text:p>31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CEANPACT SERVICOS MARITIMOS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2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1" calcext:value-type="date">
            <text:p>31/7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13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1" calcext:value-type="date">
            <text:p>31/7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Aguas de Itapema</text:p>
          </table:table-cell>
          <table:table-cell office:value-type="float" office:value="460000000" calcext:value-type="float">
            <text:p>460000000</text:p>
          </table:table-cell>
          <table:table-cell office:value-type="string" calcext:value-type="string">
            <text:p>https://web.cvm.gov.br/sre-publico-cvm/#/oferta-publica/213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7-31" calcext:value-type="date">
            <text:p>31/7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. Vale - Cooperativa Agroindustrial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15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1" calcext:value-type="date">
            <text:p>1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B DISTRIBUIDORA LTDA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215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1" calcext:value-type="date">
            <text:p>1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Opea Securitizadora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14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4" calcext:value-type="date">
            <text:p>4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12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4" calcext:value-type="date">
            <text:p>4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3100000" calcext:value-type="float">
            <text:p>3100000</text:p>
          </table:table-cell>
          <table:table-cell office:value-type="string" calcext:value-type="string">
            <text:p>https://web.cvm.gov.br/sre-publico-cvm/#/oferta-publica/210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4" calcext:value-type="date">
            <text:p>4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https://web.cvm.gov.br/sre-publico-cvm/#/oferta-publica/215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4" calcext:value-type="date">
            <text:p>4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01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4" calcext:value-type="date">
            <text:p>4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OMUS VII PARTICIPACOES S.A.</text:p>
          </table:table-cell>
          <table:table-cell office:value-type="float" office:value="1646593413" calcext:value-type="float">
            <text:p>1646593413</text:p>
          </table:table-cell>
          <table:table-cell office:value-type="string" calcext:value-type="string">
            <text:p>https://web.cvm.gov.br/sre-publico-cvm/#/oferta-publica/216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4" calcext:value-type="date">
            <text:p>4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</text:p>
          </table:table-cell>
          <table:table-cell office:value-type="float" office:value="1800000000" calcext:value-type="float">
            <text:p>1800000000</text:p>
          </table:table-cell>
          <table:table-cell office:value-type="string" calcext:value-type="string">
            <text:p>https://web.cvm.gov.br/sre-publico-cvm/#/oferta-publica/214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4" calcext:value-type="date">
            <text:p>4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XES SECURITIZADORA S.A.</text:p>
          </table:table-cell>
          <table:table-cell office:value-type="float" office:value="130000000" calcext:value-type="float">
            <text:p>130000000</text:p>
          </table:table-cell>
          <table:table-cell office:value-type="string" calcext:value-type="string">
            <text:p>https://web.cvm.gov.br/sre-publico-cvm/#/oferta-publica/203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5" calcext:value-type="date">
            <text:p>5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https://web.cvm.gov.br/sre-publico-cvm/#/oferta-publica/214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5" calcext:value-type="date">
            <text:p>5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&amp;Q ENERGIA LTD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15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5" calcext:value-type="date">
            <text:p>5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PUS INCORPORADORA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16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5" calcext:value-type="date">
            <text:p>5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375000000" calcext:value-type="float">
            <text:p>375000000</text:p>
          </table:table-cell>
          <table:table-cell office:value-type="string" calcext:value-type="string">
            <text:p>https://web.cvm.gov.br/sre-publico-cvm/#/oferta-publica/212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5" calcext:value-type="date">
            <text:p>5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MA LOCACOES DE EQUIPAMENTOS S.A.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5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5" calcext:value-type="date">
            <text:p>5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ulcabras Azaleia CE, Calcados e Artigos Esportivos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3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216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https://web.cvm.gov.br/sre-publico-cvm/#/oferta-publica/204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ANSMISSORA MATOGROSSENSE DE ENERGIA S.A.</text:p>
          </table:table-cell>
          <table:table-cell office:value-type="float" office:value="280000000" calcext:value-type="float">
            <text:p>280000000</text:p>
          </table:table-cell>
          <table:table-cell office:value-type="string" calcext:value-type="string">
            <text:p>https://web.cvm.gov.br/sre-publico-cvm/#/oferta-publica/215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gistica Ambiental De Sao Paulo S/A - Log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15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TAP - Empresa Transmissora Agreste Potiguar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5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oUrbis Ambiental S.A.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13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4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6" calcext:value-type="date">
            <text:p>6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https://web.cvm.gov.br/sre-publico-cvm/#/oferta-publica/211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09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ock Securitizadora S.A.</text:p>
          </table:table-cell>
          <table:table-cell office:value-type="float" office:value="7700000" calcext:value-type="float">
            <text:p>7700000</text:p>
          </table:table-cell>
          <table:table-cell office:value-type="string" calcext:value-type="string">
            <text:p>https://web.cvm.gov.br/sre-publico-cvm/#/oferta-publica/193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13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besp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14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ROLOG EMPREENDIMENTOS LTDA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16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52000000" calcext:value-type="float">
            <text:p>52000000</text:p>
          </table:table-cell>
          <table:table-cell office:value-type="string" calcext:value-type="string">
            <text:p>https://web.cvm.gov.br/sre-publico-cvm/#/oferta-publica/205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320000000" calcext:value-type="float">
            <text:p>320000000</text:p>
          </table:table-cell>
          <table:table-cell office:value-type="string" calcext:value-type="string">
            <text:p>https://web.cvm.gov.br/sre-publico-cvm/#/oferta-publica/214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7" calcext:value-type="date">
            <text:p>7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ttps://web.cvm.gov.br/sre-publico-cvm/#/oferta-publica/198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8" calcext:value-type="date">
            <text:p>8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NDALI S/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16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8" calcext:value-type="date">
            <text:p>8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DAS RODOVIAS DO LESTE MS S.A.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14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8" calcext:value-type="date">
            <text:p>8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agece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14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08" calcext:value-type="date">
            <text:p>8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K AMBIENTAL - CACADOR S.A</text:p>
          </table:table-cell>
          <table:table-cell office:value-type="float" office:value="42000000" calcext:value-type="float">
            <text:p>42000000</text:p>
          </table:table-cell>
          <table:table-cell office:value-type="string" calcext:value-type="string">
            <text:p>https://web.cvm.gov.br/sre-publico-cvm/#/oferta-publica/216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0" calcext:value-type="date">
            <text:p>10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gos - Companhia Securitizadora S.A.</text:p>
          </table:table-cell>
          <table:table-cell office:value-type="float" office:value="10006515" calcext:value-type="float">
            <text:p>10006515</text:p>
          </table:table-cell>
          <table:table-cell office:value-type="string" calcext:value-type="string">
            <text:p>https://web.cvm.gov.br/sre-publico-cvm/#/oferta-publica/192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1" calcext:value-type="date">
            <text:p>11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ESC DISTRIBUICAO S.A.</text:p>
          </table:table-cell>
          <table:table-cell office:value-type="float" office:value="510000000" calcext:value-type="float">
            <text:p>510000000</text:p>
          </table:table-cell>
          <table:table-cell office:value-type="string" calcext:value-type="string">
            <text:p>https://web.cvm.gov.br/sre-publico-cvm/#/oferta-publica/213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1" calcext:value-type="date">
            <text:p>11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65300000" calcext:value-type="float">
            <text:p>65300000</text:p>
          </table:table-cell>
          <table:table-cell office:value-type="string" calcext:value-type="string">
            <text:p>https://web.cvm.gov.br/sre-publico-cvm/#/oferta-publica/206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1" calcext:value-type="date">
            <text:p>11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90500000" calcext:value-type="float">
            <text:p>90500000</text:p>
          </table:table-cell>
          <table:table-cell office:value-type="string" calcext:value-type="string">
            <text:p>https://web.cvm.gov.br/sre-publico-cvm/#/oferta-publica/202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1" calcext:value-type="date">
            <text:p>11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38371000" calcext:value-type="float">
            <text:p>38371000</text:p>
          </table:table-cell>
          <table:table-cell office:value-type="string" calcext:value-type="string">
            <text:p>https://web.cvm.gov.br/sre-publico-cvm/#/oferta-publica/215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1" calcext:value-type="date">
            <text:p>11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14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1" calcext:value-type="date">
            <text:p>11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8500000" calcext:value-type="float">
            <text:p>38500000</text:p>
          </table:table-cell>
          <table:table-cell office:value-type="string" calcext:value-type="string">
            <text:p>https://web.cvm.gov.br/sre-publico-cvm/#/oferta-publica/212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2" calcext:value-type="date">
            <text:p>12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3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2" calcext:value-type="date">
            <text:p>12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16500000" calcext:value-type="float">
            <text:p>16500000</text:p>
          </table:table-cell>
          <table:table-cell office:value-type="string" calcext:value-type="string">
            <text:p>https://web.cvm.gov.br/sre-publico-cvm/#/oferta-publica/194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2" calcext:value-type="date">
            <text:p>12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oRodovias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14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2" calcext:value-type="date">
            <text:p>12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13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2" calcext:value-type="date">
            <text:p>12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rupo Lafaete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194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2" calcext:value-type="date">
            <text:p>12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54638000" calcext:value-type="float">
            <text:p>54638000</text:p>
          </table:table-cell>
          <table:table-cell office:value-type="string" calcext:value-type="string">
            <text:p>https://web.cvm.gov.br/sre-publico-cvm/#/oferta-publica/215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besp</text:p>
          </table:table-cell>
          <table:table-cell office:value-type="float" office:value="2815700000" calcext:value-type="float">
            <text:p>2815700000</text:p>
          </table:table-cell>
          <table:table-cell office:value-type="string" calcext:value-type="string">
            <text:p>https://web.cvm.gov.br/sre-publico-cvm/#/oferta-publica/215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6500000" calcext:value-type="float">
            <text:p>16500000</text:p>
          </table:table-cell>
          <table:table-cell office:value-type="string" calcext:value-type="string">
            <text:p>https://web.cvm.gov.br/sre-publico-cvm/#/oferta-publica/195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14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NTS</text:p>
          </table:table-cell>
          <table:table-cell office:value-type="float" office:value="260000000" calcext:value-type="float">
            <text:p>260000000</text:p>
          </table:table-cell>
          <table:table-cell office:value-type="string" calcext:value-type="string">
            <text:p>https://web.cvm.gov.br/sre-publico-cvm/#/oferta-publica/216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195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rgo Securitizadora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16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14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8000000" calcext:value-type="float">
            <text:p>48000000</text:p>
          </table:table-cell>
          <table:table-cell office:value-type="string" calcext:value-type="string">
            <text:p>https://web.cvm.gov.br/sre-publico-cvm/#/oferta-publica/216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3" calcext:value-type="date">
            <text:p>13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o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15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4" calcext:value-type="date">
            <text:p>14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16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4" calcext:value-type="date">
            <text:p>14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RIGEM ENERGIA S.A.</text:p>
          </table:table-cell>
          <table:table-cell office:value-type="float" office:value="1400000000" calcext:value-type="float">
            <text:p>1400000000</text:p>
          </table:table-cell>
          <table:table-cell office:value-type="string" calcext:value-type="string">
            <text:p>https://web.cvm.gov.br/sre-publico-cvm/#/oferta-publica/214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4" calcext:value-type="date">
            <text:p>14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es Brasil</text:p>
          </table:table-cell>
          <table:table-cell office:value-type="float" office:value="1150000000" calcext:value-type="float">
            <text:p>1150000000</text:p>
          </table:table-cell>
          <table:table-cell office:value-type="string" calcext:value-type="string">
            <text:p>https://web.cvm.gov.br/sre-publico-cvm/#/oferta-publica/213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4" calcext:value-type="date">
            <text:p>14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nta Clara Agrociencia S/A</text:p>
          </table:table-cell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https://web.cvm.gov.br/sre-publico-cvm/#/oferta-publica/198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5" calcext:value-type="date">
            <text:p>15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IALMA TRANSMISSORA DE ENERGIA V S.A.</text:p>
          </table:table-cell>
          <table:table-cell office:value-type="float" office:value="6561000" calcext:value-type="float">
            <text:p>6561000</text:p>
          </table:table-cell>
          <table:table-cell office:value-type="string" calcext:value-type="string">
            <text:p>https://web.cvm.gov.br/sre-publico-cvm/#/oferta-publica/215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5" calcext:value-type="date">
            <text:p>15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sp</text:p>
          </table:table-cell>
          <table:table-cell office:value-type="float" office:value="2100000000" calcext:value-type="float">
            <text:p>2100000000</text:p>
          </table:table-cell>
          <table:table-cell office:value-type="string" calcext:value-type="string">
            <text:p>https://web.cvm.gov.br/sre-publico-cvm/#/oferta-publica/214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5" calcext:value-type="date">
            <text:p>15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ONTANO TRANSPORTES LTDA</text:p>
          </table:table-cell>
          <table:table-cell office:value-type="float" office:value="77000000" calcext:value-type="float">
            <text:p>77000000</text:p>
          </table:table-cell>
          <table:table-cell office:value-type="string" calcext:value-type="string">
            <text:p>https://web.cvm.gov.br/sre-publico-cvm/#/oferta-publica/217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5" calcext:value-type="date">
            <text:p>15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sina Santa Fe S.A.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14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5" calcext:value-type="date">
            <text:p>15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195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5" calcext:value-type="date">
            <text:p>15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5700000" calcext:value-type="float">
            <text:p>15700000</text:p>
          </table:table-cell>
          <table:table-cell office:value-type="string" calcext:value-type="string">
            <text:p>https://web.cvm.gov.br/sre-publico-cvm/#/oferta-publica/216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5" calcext:value-type="date">
            <text:p>15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28 EMPREENDIMENTOS IMOBILIARIOS S.A.</text:p>
          </table:table-cell>
          <table:table-cell office:value-type="float" office:value="380000000" calcext:value-type="float">
            <text:p>380000000</text:p>
          </table:table-cell>
          <table:table-cell office:value-type="string" calcext:value-type="string">
            <text:p>https://web.cvm.gov.br/sre-publico-cvm/#/oferta-publica/217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8" calcext:value-type="date">
            <text:p>18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O RODAS S.A.</text:p>
          </table:table-cell>
          <table:table-cell office:value-type="float" office:value="103000000" calcext:value-type="float">
            <text:p>103000000</text:p>
          </table:table-cell>
          <table:table-cell office:value-type="string" calcext:value-type="string">
            <text:p>https://web.cvm.gov.br/sre-publico-cvm/#/oferta-publica/217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8" calcext:value-type="date">
            <text:p>18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3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8" calcext:value-type="date">
            <text:p>18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EIT Securitizadora</text:p>
          </table:table-cell>
          <table:table-cell office:value-type="float" office:value="11965000" calcext:value-type="float">
            <text:p>11965000</text:p>
          </table:table-cell>
          <table:table-cell office:value-type="string" calcext:value-type="string">
            <text:p>https://web.cvm.gov.br/sre-publico-cvm/#/oferta-publica/194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8" calcext:value-type="date">
            <text:p>18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7500000" calcext:value-type="float">
            <text:p>17500000</text:p>
          </table:table-cell>
          <table:table-cell office:value-type="string" calcext:value-type="string">
            <text:p>https://web.cvm.gov.br/sre-publico-cvm/#/oferta-publica/192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8" calcext:value-type="date">
            <text:p>18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23500000" calcext:value-type="float">
            <text:p>23500000</text:p>
          </table:table-cell>
          <table:table-cell office:value-type="string" calcext:value-type="string">
            <text:p>https://web.cvm.gov.br/sre-publico-cvm/#/oferta-publica/216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8" calcext:value-type="date">
            <text:p>18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52217000" calcext:value-type="float">
            <text:p>52217000</text:p>
          </table:table-cell>
          <table:table-cell office:value-type="string" calcext:value-type="string">
            <text:p>https://web.cvm.gov.br/sre-publico-cvm/#/oferta-publica/195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9" calcext:value-type="date">
            <text:p>19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https://web.cvm.gov.br/sre-publico-cvm/#/oferta-publica/218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9" calcext:value-type="date">
            <text:p>19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EIT Securitizadora</text:p>
          </table:table-cell>
          <table:table-cell office:value-type="float" office:value="8397000" calcext:value-type="float">
            <text:p>8397000</text:p>
          </table:table-cell>
          <table:table-cell office:value-type="string" calcext:value-type="string">
            <text:p>https://web.cvm.gov.br/sre-publico-cvm/#/oferta-publica/190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9" calcext:value-type="date">
            <text:p>19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OTZ S.A.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17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9" calcext:value-type="date">
            <text:p>19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ILANO COMERCIO VAREJISTA DE ALIMENTOS S.A..</text:p>
          </table:table-cell>
          <table:table-cell office:value-type="float" office:value="240000000" calcext:value-type="float">
            <text:p>240000000</text:p>
          </table:table-cell>
          <table:table-cell office:value-type="string" calcext:value-type="string">
            <text:p>https://web.cvm.gov.br/sre-publico-cvm/#/oferta-publica/217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9" calcext:value-type="date">
            <text:p>19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15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19" calcext:value-type="date">
            <text:p>19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LCADOS BEBECE LTDA</text:p>
          </table:table-cell>
          <table:table-cell office:value-type="float" office:value="102000000" calcext:value-type="float">
            <text:p>102000000</text:p>
          </table:table-cell>
          <table:table-cell office:value-type="string" calcext:value-type="string">
            <text:p>https://web.cvm.gov.br/sre-publico-cvm/#/oferta-publica/217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0" calcext:value-type="date">
            <text:p>20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ECNOLOGIA BANCARIA S.A.</text:p>
          </table:table-cell>
          <table:table-cell office:value-type="float" office:value="320000000" calcext:value-type="float">
            <text:p>320000000</text:p>
          </table:table-cell>
          <table:table-cell office:value-type="string" calcext:value-type="string">
            <text:p>https://web.cvm.gov.br/sre-publico-cvm/#/oferta-publica/217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0" calcext:value-type="date">
            <text:p>20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16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0" calcext:value-type="date">
            <text:p>20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75000000" calcext:value-type="float">
            <text:p>175000000</text:p>
          </table:table-cell>
          <table:table-cell office:value-type="string" calcext:value-type="string">
            <text:p>https://web.cvm.gov.br/sre-publico-cvm/#/oferta-publica/217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1" calcext:value-type="date">
            <text:p>21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6682000" calcext:value-type="float">
            <text:p>36682000</text:p>
          </table:table-cell>
          <table:table-cell office:value-type="string" calcext:value-type="string">
            <text:p>https://web.cvm.gov.br/sre-publico-cvm/#/oferta-publica/199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1" calcext:value-type="date">
            <text:p>21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INITY NORDESTE PARTICIPACOES E ADMINISTRACAO DE BENS S.A.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217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1" calcext:value-type="date">
            <text:p>21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 Insurance</text:p>
          </table:table-cell>
          <table:table-cell office:value-type="float" office:value="375000000" calcext:value-type="float">
            <text:p>375000000</text:p>
          </table:table-cell>
          <table:table-cell office:value-type="string" calcext:value-type="string">
            <text:p>https://web.cvm.gov.br/sre-publico-cvm/#/oferta-publica/217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1" calcext:value-type="date">
            <text:p>21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yper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17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1" calcext:value-type="date">
            <text:p>21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MELHA DO NORTE PARTICIPACOES S.A.</text:p>
          </table:table-cell>
          <table:table-cell office:value-type="float" office:value="732123504" calcext:value-type="float">
            <text:p>732123504</text:p>
          </table:table-cell>
          <table:table-cell office:value-type="string" calcext:value-type="string">
            <text:p>https://web.cvm.gov.br/sre-publico-cvm/#/oferta-publica/206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2" calcext:value-type="date">
            <text:p>22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ills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6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2" calcext:value-type="date">
            <text:p>22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49000000" calcext:value-type="float">
            <text:p>149000000</text:p>
          </table:table-cell>
          <table:table-cell office:value-type="string" calcext:value-type="string">
            <text:p>https://web.cvm.gov.br/sre-publico-cvm/#/oferta-publica/196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2" calcext:value-type="date">
            <text:p>22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https://web.cvm.gov.br/sre-publico-cvm/#/oferta-publica/193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2" calcext:value-type="date">
            <text:p>22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lektro Redes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15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2" calcext:value-type="date">
            <text:p>22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45823170" calcext:value-type="float">
            <text:p>45823170</text:p>
          </table:table-cell>
          <table:table-cell office:value-type="string" calcext:value-type="string">
            <text:p>https://web.cvm.gov.br/sre-publico-cvm/#/oferta-publica/215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5" calcext:value-type="date">
            <text:p>25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rovale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15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5" calcext:value-type="date">
            <text:p>25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med de Fortaleza Cooperativa de Trabalho Medico Ltda.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8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5" calcext:value-type="date">
            <text:p>25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18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5" calcext:value-type="date">
            <text:p>25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ONTANO TRANSPORTES LTD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18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6" calcext:value-type="date">
            <text:p>26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4000000" calcext:value-type="float">
            <text:p>14000000</text:p>
          </table:table-cell>
          <table:table-cell office:value-type="string" calcext:value-type="string">
            <text:p>https://web.cvm.gov.br/sre-publico-cvm/#/oferta-publica/207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6" calcext:value-type="date">
            <text:p>26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196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6" calcext:value-type="date">
            <text:p>26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nt Aranha</text:p>
          </table:table-cell>
          <table:table-cell office:value-type="float" office:value="115000000" calcext:value-type="float">
            <text:p>115000000</text:p>
          </table:table-cell>
          <table:table-cell office:value-type="string" calcext:value-type="string">
            <text:p>https://web.cvm.gov.br/sre-publico-cvm/#/oferta-publica/218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6" calcext:value-type="date">
            <text:p>26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de Dor Sao Luiz S/A</text:p>
          </table:table-cell>
          <table:table-cell office:value-type="float" office:value="2245439000" calcext:value-type="float">
            <text:p>2245439000</text:p>
          </table:table-cell>
          <table:table-cell office:value-type="string" calcext:value-type="string">
            <text:p>https://web.cvm.gov.br/sre-publico-cvm/#/oferta-publica/217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6" calcext:value-type="date">
            <text:p>26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JAS LE BISCUIT S/A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19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7" calcext:value-type="date">
            <text:p>27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NTS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217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7" calcext:value-type="date">
            <text:p>27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35000000" calcext:value-type="float">
            <text:p>135000000</text:p>
          </table:table-cell>
          <table:table-cell office:value-type="string" calcext:value-type="string">
            <text:p>https://web.cvm.gov.br/sre-publico-cvm/#/oferta-publica/196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7" calcext:value-type="date">
            <text:p>27/8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13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7" calcext:value-type="date">
            <text:p>27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SIDONIA SHIPPING &amp; TRADING LTDA</text:p>
          </table:table-cell>
          <table:table-cell office:value-type="float" office:value="220000000" calcext:value-type="float">
            <text:p>220000000</text:p>
          </table:table-cell>
          <table:table-cell office:value-type="string" calcext:value-type="string">
            <text:p>https://web.cvm.gov.br/sre-publico-cvm/#/oferta-publica/217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8" calcext:value-type="date">
            <text:p>28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83000000" calcext:value-type="float">
            <text:p>83000000</text:p>
          </table:table-cell>
          <table:table-cell office:value-type="string" calcext:value-type="string">
            <text:p>https://web.cvm.gov.br/sre-publico-cvm/#/oferta-publica/220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8" calcext:value-type="date">
            <text:p>28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PGM JARDIM BOTANICO EMPREENDIMENTOS E PARTICIPACOES SA</text:p>
          </table:table-cell>
          <table:table-cell office:value-type="float" office:value="23000000" calcext:value-type="float">
            <text:p>23000000</text:p>
          </table:table-cell>
          <table:table-cell office:value-type="string" calcext:value-type="string">
            <text:p>https://web.cvm.gov.br/sre-publico-cvm/#/oferta-publica/217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8" calcext:value-type="date">
            <text:p>28/8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40500000" calcext:value-type="float">
            <text:p>40500000</text:p>
          </table:table-cell>
          <table:table-cell office:value-type="string" calcext:value-type="string">
            <text:p>https://web.cvm.gov.br/sre-publico-cvm/#/oferta-publica/220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9" calcext:value-type="date">
            <text:p>29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STRUTORA METROCASA S.A.</text:p>
          </table:table-cell>
          <table:table-cell office:value-type="float" office:value="125000000" calcext:value-type="float">
            <text:p>125000000</text:p>
          </table:table-cell>
          <table:table-cell office:value-type="string" calcext:value-type="string">
            <text:p>https://web.cvm.gov.br/sre-publico-cvm/#/oferta-publica/218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9" calcext:value-type="date">
            <text:p>29/8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19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8-29" calcext:value-type="date">
            <text:p>29/8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urgelmix Maquinas e Ferramentas S.A.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220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pe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15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USSOLARO EMPREENDIMENTOS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19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0450000" calcext:value-type="float">
            <text:p>10450000</text:p>
          </table:table-cell>
          <table:table-cell office:value-type="string" calcext:value-type="string">
            <text:p>https://web.cvm.gov.br/sre-publico-cvm/#/oferta-publica/217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9000000" calcext:value-type="float">
            <text:p>29000000</text:p>
          </table:table-cell>
          <table:table-cell office:value-type="string" calcext:value-type="string">
            <text:p>https://web.cvm.gov.br/sre-publico-cvm/#/oferta-publica/193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RAMMEN RJ INFRAESTRUTURA E REDES DE TELECOMUNICACOES S.A.</text:p>
          </table:table-cell>
          <table:table-cell office:value-type="float" office:value="790000000" calcext:value-type="float">
            <text:p>790000000</text:p>
          </table:table-cell>
          <table:table-cell office:value-type="string" calcext:value-type="string">
            <text:p>https://web.cvm.gov.br/sre-publico-cvm/#/oferta-publica/219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ul America Companhia de Seguro Saude</text:p>
          </table:table-cell>
          <table:table-cell office:value-type="float" office:value="900000000" calcext:value-type="float">
            <text:p>900000000</text:p>
          </table:table-cell>
          <table:table-cell office:value-type="string" calcext:value-type="string">
            <text:p>https://web.cvm.gov.br/sre-publico-cvm/#/oferta-publica/218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15000000" calcext:value-type="float">
            <text:p>115000000</text:p>
          </table:table-cell>
          <table:table-cell office:value-type="string" calcext:value-type="string">
            <text:p>https://web.cvm.gov.br/sre-publico-cvm/#/oferta-publica/219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trevias - Concessionaria de Rodovias</text:p>
          </table:table-cell>
          <table:table-cell office:value-type="float" office:value="1640000000" calcext:value-type="float">
            <text:p>1640000000</text:p>
          </table:table-cell>
          <table:table-cell office:value-type="string" calcext:value-type="string">
            <text:p>https://web.cvm.gov.br/sre-publico-cvm/#/oferta-publica/203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rauco Florestal Arapoti S.A.</text:p>
          </table:table-cell>
          <table:table-cell office:value-type="float" office:value="323000000" calcext:value-type="float">
            <text:p>323000000</text:p>
          </table:table-cell>
          <table:table-cell office:value-type="string" calcext:value-type="string">
            <text:p>https://web.cvm.gov.br/sre-publico-cvm/#/oferta-publica/2189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Auto Raposo Tavares</text:p>
          </table:table-cell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https://web.cvm.gov.br/sre-publico-cvm/#/oferta-publica/197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IMED S.A. - DISTRIBUIDORA DE MEDICAMENTOS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https://web.cvm.gov.br/sre-publico-cvm/#/oferta-publica/218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19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1" calcext:value-type="date">
            <text:p>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lorestal Vale do Corisco S.A.</text:p>
          </table:table-cell>
          <table:table-cell office:value-type="float" office:value="277000000" calcext:value-type="float">
            <text:p>277000000</text:p>
          </table:table-cell>
          <table:table-cell office:value-type="string" calcext:value-type="string">
            <text:p>https://web.cvm.gov.br/sre-publico-cvm/#/oferta-publica/2190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2" calcext:value-type="date">
            <text:p>2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zzas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17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2" calcext:value-type="date">
            <text:p>2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C GROUP HOLDING S.A.</text:p>
          </table:table-cell>
          <table:table-cell office:value-type="float" office:value="210000000" calcext:value-type="float">
            <text:p>210000000</text:p>
          </table:table-cell>
          <table:table-cell office:value-type="string" calcext:value-type="string">
            <text:p>https://web.cvm.gov.br/sre-publico-cvm/#/oferta-publica/219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2" calcext:value-type="date">
            <text:p>2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45900000" calcext:value-type="float">
            <text:p>45900000</text:p>
          </table:table-cell>
          <table:table-cell office:value-type="string" calcext:value-type="string">
            <text:p>https://web.cvm.gov.br/sre-publico-cvm/#/oferta-publica/220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2" calcext:value-type="date">
            <text:p>2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9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2" calcext:value-type="date">
            <text:p>2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1541000" calcext:value-type="float">
            <text:p>21541000</text:p>
          </table:table-cell>
          <table:table-cell office:value-type="string" calcext:value-type="string">
            <text:p>https://web.cvm.gov.br/sre-publico-cvm/#/oferta-publica/197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2" calcext:value-type="date">
            <text:p>2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15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2" calcext:value-type="date">
            <text:p>2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58000000" calcext:value-type="float">
            <text:p>58000000</text:p>
          </table:table-cell>
          <table:table-cell office:value-type="string" calcext:value-type="string">
            <text:p>https://web.cvm.gov.br/sre-publico-cvm/#/oferta-publica/181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3" calcext:value-type="date">
            <text:p>3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https://web.cvm.gov.br/sre-publico-cvm/#/oferta-publica/219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3" calcext:value-type="date">
            <text:p>3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7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3" calcext:value-type="date">
            <text:p>3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1250000000" calcext:value-type="float">
            <text:p>1250000000</text:p>
          </table:table-cell>
          <table:table-cell office:value-type="string" calcext:value-type="string">
            <text:p>https://web.cvm.gov.br/sre-publico-cvm/#/oferta-publica/215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3" calcext:value-type="date">
            <text:p>3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rupo Salta Educacao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0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4" calcext:value-type="date">
            <text:p>4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.A. Usina Coruripe Acucar e Alcool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21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4" calcext:value-type="date">
            <text:p>4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egea Saneamento e Participacoes - S/A</text:p>
          </table:table-cell>
          <table:table-cell office:value-type="float" office:value="2273029000" calcext:value-type="float">
            <text:p>2273029000</text:p>
          </table:table-cell>
          <table:table-cell office:value-type="string" calcext:value-type="string">
            <text:p>https://web.cvm.gov.br/sre-publico-cvm/#/oferta-publica/217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4" calcext:value-type="date">
            <text:p>4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460000" calcext:value-type="float">
            <text:p>30460000</text:p>
          </table:table-cell>
          <table:table-cell office:value-type="string" calcext:value-type="string">
            <text:p>https://web.cvm.gov.br/sre-publico-cvm/#/oferta-publica/201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4" calcext:value-type="date">
            <text:p>4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281000" calcext:value-type="float">
            <text:p>30281000</text:p>
          </table:table-cell>
          <table:table-cell office:value-type="string" calcext:value-type="string">
            <text:p>https://web.cvm.gov.br/sre-publico-cvm/#/oferta-publica/2030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4" calcext:value-type="date">
            <text:p>4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DE RODOVIAS NOROESTE PAULISTA S.A.</text:p>
          </table:table-cell>
          <table:table-cell office:value-type="float" office:value="3955000000" calcext:value-type="float">
            <text:p>3955000000</text:p>
          </table:table-cell>
          <table:table-cell office:value-type="string" calcext:value-type="string">
            <text:p>https://web.cvm.gov.br/sre-publico-cvm/#/oferta-publica/219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5" calcext:value-type="date">
            <text:p>5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33600000" calcext:value-type="float">
            <text:p>33600000</text:p>
          </table:table-cell>
          <table:table-cell office:value-type="string" calcext:value-type="string">
            <text:p>https://web.cvm.gov.br/sre-publico-cvm/#/oferta-publica/198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5" calcext:value-type="date">
            <text:p>5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CATARINENSE DE RODOVIAS S.A.</text:p>
          </table:table-cell>
          <table:table-cell office:value-type="float" office:value="370000000" calcext:value-type="float">
            <text:p>370000000</text:p>
          </table:table-cell>
          <table:table-cell office:value-type="string" calcext:value-type="string">
            <text:p>https://web.cvm.gov.br/sre-publico-cvm/#/oferta-publica/219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5" calcext:value-type="date">
            <text:p>5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lgar Telecom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19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6" calcext:value-type="date">
            <text:p>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95698000" calcext:value-type="float">
            <text:p>95698000</text:p>
          </table:table-cell>
          <table:table-cell office:value-type="string" calcext:value-type="string">
            <text:p>https://web.cvm.gov.br/sre-publico-cvm/#/oferta-publica/187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6" calcext:value-type="date">
            <text:p>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89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6" calcext:value-type="date">
            <text:p>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186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6" calcext:value-type="date">
            <text:p>6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 Securitizad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187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6" calcext:value-type="date">
            <text:p>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2178000" calcext:value-type="float">
            <text:p>52178000</text:p>
          </table:table-cell>
          <table:table-cell office:value-type="string" calcext:value-type="string">
            <text:p>https://web.cvm.gov.br/sre-publico-cvm/#/oferta-publica/189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8" calcext:value-type="date">
            <text:p>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JAS QUERO-QUERO S/A</text:p>
          </table:table-cell>
          <table:table-cell office:value-type="float" office:value="85000000" calcext:value-type="float">
            <text:p>85000000</text:p>
          </table:table-cell>
          <table:table-cell office:value-type="string" calcext:value-type="string">
            <text:p>https://web.cvm.gov.br/sre-publico-cvm/#/oferta-publica/220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8" calcext:value-type="date">
            <text:p>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martfit</text:p>
          </table:table-cell>
          <table:table-cell office:value-type="float" office:value="536004000" calcext:value-type="float">
            <text:p>536004000</text:p>
          </table:table-cell>
          <table:table-cell office:value-type="string" calcext:value-type="string">
            <text:p>https://web.cvm.gov.br/sre-publico-cvm/#/oferta-publica/218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8" calcext:value-type="date">
            <text:p>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vara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17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8" calcext:value-type="date">
            <text:p>8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7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8" calcext:value-type="date">
            <text:p>8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https://web.cvm.gov.br/sre-publico-cvm/#/oferta-publica/221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9" calcext:value-type="date">
            <text:p>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1000000" calcext:value-type="float">
            <text:p>51000000</text:p>
          </table:table-cell>
          <table:table-cell office:value-type="string" calcext:value-type="string">
            <text:p>https://web.cvm.gov.br/sre-publico-cvm/#/oferta-publica/199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9" calcext:value-type="date">
            <text:p>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220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09" calcext:value-type="date">
            <text:p>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00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0" calcext:value-type="date">
            <text:p>10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UTURA 31 SPE EMPREENDIMENTO LTD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1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0" calcext:value-type="date">
            <text:p>10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RBIA GESTAO DE PARQUES SPE S.A.</text:p>
          </table:table-cell>
          <table:table-cell office:value-type="float" office:value="295000000" calcext:value-type="float">
            <text:p>295000000</text:p>
          </table:table-cell>
          <table:table-cell office:value-type="string" calcext:value-type="string">
            <text:p>https://web.cvm.gov.br/sre-publico-cvm/#/oferta-publica/221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0" calcext:value-type="date">
            <text:p>10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21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1" calcext:value-type="date">
            <text:p>11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198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1" calcext:value-type="date">
            <text:p>1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 Alagoas Distribuidora de Energia S.A.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19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1" calcext:value-type="date">
            <text:p>11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LETRONET S/A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221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1" calcext:value-type="date">
            <text:p>1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 PIAUI DISTRIBUIDORA DE ENERGIA S.A.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19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1" calcext:value-type="date">
            <text:p>11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 Goias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19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2" calcext:value-type="date">
            <text:p>12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670000" calcext:value-type="float">
            <text:p>6670000</text:p>
          </table:table-cell>
          <table:table-cell office:value-type="string" calcext:value-type="string">
            <text:p>https://web.cvm.gov.br/sre-publico-cvm/#/oferta-publica/205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2" calcext:value-type="date">
            <text:p>12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S Comercio de Cosmeticos e Produtos de Higiene Pessoal Ltda.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198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2" calcext:value-type="date">
            <text:p>12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UIABA ESPORTE CLUBE - SOCIEDADE ANONIMA DO FUTEBOL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198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2" calcext:value-type="date">
            <text:p>12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SH CORP PARTICIPACOES S.A.</text:p>
          </table:table-cell>
          <table:table-cell office:value-type="float" office:value="125000000" calcext:value-type="float">
            <text:p>125000000</text:p>
          </table:table-cell>
          <table:table-cell office:value-type="string" calcext:value-type="string">
            <text:p>https://web.cvm.gov.br/sre-publico-cvm/#/oferta-publica/221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5" calcext:value-type="date">
            <text:p>15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C BRAZIL F&amp;B PARTICIPACOES S.A.</text:p>
          </table:table-cell>
          <table:table-cell office:value-type="float" office:value="292000000" calcext:value-type="float">
            <text:p>292000000</text:p>
          </table:table-cell>
          <table:table-cell office:value-type="string" calcext:value-type="string">
            <text:p>https://web.cvm.gov.br/sre-publico-cvm/#/oferta-publica/222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5" calcext:value-type="date">
            <text:p>15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OL DO LESTE INFRAESTRUTURA SPE S.A.</text:p>
          </table:table-cell>
          <table:table-cell office:value-type="float" office:value="138300000" calcext:value-type="float">
            <text:p>138300000</text:p>
          </table:table-cell>
          <table:table-cell office:value-type="string" calcext:value-type="string">
            <text:p>https://web.cvm.gov.br/sre-publico-cvm/#/oferta-publica/216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5" calcext:value-type="date">
            <text:p>15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 Fleet S/A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19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5" calcext:value-type="date">
            <text:p>15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uiz Gonzaga Holding S.A.</text:p>
          </table:table-cell>
          <table:table-cell office:value-type="float" office:value="55000000" calcext:value-type="float">
            <text:p>55000000</text:p>
          </table:table-cell>
          <table:table-cell office:value-type="string" calcext:value-type="string">
            <text:p>https://web.cvm.gov.br/sre-publico-cvm/#/oferta-publica/221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5" calcext:value-type="date">
            <text:p>15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198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5" calcext:value-type="date">
            <text:p>15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ospital Santa Lucia S.A.</text:p>
          </table:table-cell>
          <table:table-cell office:value-type="float" office:value="265000000" calcext:value-type="float">
            <text:p>265000000</text:p>
          </table:table-cell>
          <table:table-cell office:value-type="string" calcext:value-type="string">
            <text:p>https://web.cvm.gov.br/sre-publico-cvm/#/oferta-publica/220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6" calcext:value-type="date">
            <text:p>16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uas de Teresina - AEGE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2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6" calcext:value-type="date">
            <text:p>16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TAUSA S.A.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19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6" calcext:value-type="date">
            <text:p>1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33789000" calcext:value-type="float">
            <text:p>33789000</text:p>
          </table:table-cell>
          <table:table-cell office:value-type="string" calcext:value-type="string">
            <text:p>https://web.cvm.gov.br/sre-publico-cvm/#/oferta-publica/222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7" calcext:value-type="date">
            <text:p>17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IDRO FORTE ADMINISTRACAO E OPERACAO S.A.</text:p>
          </table:table-cell>
          <table:table-cell office:value-type="float" office:value="6200000" calcext:value-type="float">
            <text:p>6200000</text:p>
          </table:table-cell>
          <table:table-cell office:value-type="string" calcext:value-type="string">
            <text:p>https://web.cvm.gov.br/sre-publico-cvm/#/oferta-publica/219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7" calcext:value-type="date">
            <text:p>17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KANASTRA-3 COMPANHIA SECURITIZADORA DE CREDITOS FINANCEIROS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ttps://web.cvm.gov.br/sre-publico-cvm/#/oferta-publica/195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7" calcext:value-type="date">
            <text:p>17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BO HOLDING S.A.</text:p>
          </table:table-cell>
          <table:table-cell office:value-type="float" office:value="522500000" calcext:value-type="float">
            <text:p>522500000</text:p>
          </table:table-cell>
          <table:table-cell office:value-type="string" calcext:value-type="string">
            <text:p>https://web.cvm.gov.br/sre-publico-cvm/#/oferta-publica/218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7" calcext:value-type="date">
            <text:p>17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estro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https://web.cvm.gov.br/sre-publico-cvm/#/oferta-publica/194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7" calcext:value-type="date">
            <text:p>17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ova BH &amp; Saude</text:p>
          </table:table-cell>
          <table:table-cell office:value-type="float" office:value="85000000" calcext:value-type="float">
            <text:p>85000000</text:p>
          </table:table-cell>
          <table:table-cell office:value-type="string" calcext:value-type="string">
            <text:p>https://web.cvm.gov.br/sre-publico-cvm/#/oferta-publica/198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7" calcext:value-type="date">
            <text:p>17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198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8" calcext:value-type="date">
            <text:p>1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T-11 COMPANHIA SECURITIZADORA DE CREDITOS FINANCEIROS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22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8" calcext:value-type="date">
            <text:p>1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PX distribuidor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10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8" calcext:value-type="date">
            <text:p>1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QMC TELECOM DO BRASIL CESSAO DE INFRAESTRUTURA S/A</text:p>
          </table:table-cell>
          <table:table-cell office:value-type="float" office:value="1600000000" calcext:value-type="float">
            <text:p>1600000000</text:p>
          </table:table-cell>
          <table:table-cell office:value-type="string" calcext:value-type="string">
            <text:p>https://web.cvm.gov.br/sre-publico-cvm/#/oferta-publica/215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8" calcext:value-type="date">
            <text:p>1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Mato Grosso do Sul - Distribuidora de Energia</text:p>
          </table:table-cell>
          <table:table-cell office:value-type="float" office:value="652500000" calcext:value-type="float">
            <text:p>652500000</text:p>
          </table:table-cell>
          <table:table-cell office:value-type="string" calcext:value-type="string">
            <text:p>https://web.cvm.gov.br/sre-publico-cvm/#/oferta-publica/218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8" calcext:value-type="date">
            <text:p>1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Sergipe - Distribuidora de Energia</text:p>
          </table:table-cell>
          <table:table-cell office:value-type="float" office:value="590000000" calcext:value-type="float">
            <text:p>590000000</text:p>
          </table:table-cell>
          <table:table-cell office:value-type="string" calcext:value-type="string">
            <text:p>https://web.cvm.gov.br/sre-publico-cvm/#/oferta-publica/218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8" calcext:value-type="date">
            <text:p>18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Mato Grosso - Distribuidora de Energi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18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9" calcext:value-type="date">
            <text:p>19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222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9" calcext:value-type="date">
            <text:p>1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34359000" calcext:value-type="float">
            <text:p>34359000</text:p>
          </table:table-cell>
          <table:table-cell office:value-type="string" calcext:value-type="string">
            <text:p>https://web.cvm.gov.br/sre-publico-cvm/#/oferta-publica/220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9" calcext:value-type="date">
            <text:p>19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OTA DA BR 262 MG S.A.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ttps://web.cvm.gov.br/sre-publico-cvm/#/oferta-publica/223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9" calcext:value-type="date">
            <text:p>1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199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19" calcext:value-type="date">
            <text:p>19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28492000" calcext:value-type="float">
            <text:p>28492000</text:p>
          </table:table-cell>
          <table:table-cell office:value-type="string" calcext:value-type="string">
            <text:p>https://web.cvm.gov.br/sre-publico-cvm/#/oferta-publica/2159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https://web.cvm.gov.br/sre-publico-cvm/#/oferta-publica/199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V4 PARTICIPACOES S.A.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23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ELUM PARTICIPACOES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3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queiros Transmissora de Energia S.A.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2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98191000" calcext:value-type="float">
            <text:p>98191000</text:p>
          </table:table-cell>
          <table:table-cell office:value-type="string" calcext:value-type="string">
            <text:p>https://web.cvm.gov.br/sre-publico-cvm/#/oferta-publica/222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P CONSULTORIA LTD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200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ENTIL NEGOCIOS COMERCIO E FRANCHISING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23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JHSF Part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1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2" calcext:value-type="date">
            <text:p>22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errari Agroindustria S/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18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28 EMPREENDIMENTOS IMOBILIARIOS S.A.</text:p>
          </table:table-cell>
          <table:table-cell office:value-type="float" office:value="350000000" calcext:value-type="float">
            <text:p>350000000</text:p>
          </table:table-cell>
          <table:table-cell office:value-type="string" calcext:value-type="string">
            <text:p>https://web.cvm.gov.br/sre-publico-cvm/#/oferta-publica/223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8628558" calcext:value-type="float">
            <text:p>8628558</text:p>
          </table:table-cell>
          <table:table-cell office:value-type="string" calcext:value-type="string">
            <text:p>https://web.cvm.gov.br/sre-publico-cvm/#/oferta-publica/222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19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4000000" calcext:value-type="float">
            <text:p>14000000</text:p>
          </table:table-cell>
          <table:table-cell office:value-type="string" calcext:value-type="string">
            <text:p>https://web.cvm.gov.br/sre-publico-cvm/#/oferta-publica/220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ARTESANAL SECURITIZADORA DE CREDITOS S/A</text:p>
          </table:table-cell>
          <table:table-cell office:value-type="float" office:value="184000000" calcext:value-type="float">
            <text:p>184000000</text:p>
          </table:table-cell>
          <table:table-cell office:value-type="string" calcext:value-type="string">
            <text:p>https://web.cvm.gov.br/sre-publico-cvm/#/oferta-publica/211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PIRANGA AGROINDUSTRIAL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2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rizon Meio Ambiente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1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ARMABASE SAUDE ANIMAL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22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3" calcext:value-type="date">
            <text:p>23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TG PACTUAL COMMODITIES SERTRADING S.A.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185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4" calcext:value-type="date">
            <text:p>24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64376000" calcext:value-type="float">
            <text:p>64376000</text:p>
          </table:table-cell>
          <table:table-cell office:value-type="string" calcext:value-type="string">
            <text:p>https://web.cvm.gov.br/sre-publico-cvm/#/oferta-publica/206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4" calcext:value-type="date">
            <text:p>24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900000000" calcext:value-type="float">
            <text:p>900000000</text:p>
          </table:table-cell>
          <table:table-cell office:value-type="string" calcext:value-type="string">
            <text:p>https://web.cvm.gov.br/sre-publico-cvm/#/oferta-publica/220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4" calcext:value-type="date">
            <text:p>24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ocaliza Fleet S/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19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5" calcext:value-type="date">
            <text:p>25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M TRANSPORTES - INTERESTADUAIS SERVICOS E COMERCIO S.A.</text:p>
          </table:table-cell>
          <table:table-cell office:value-type="float" office:value="1250000000" calcext:value-type="float">
            <text:p>1250000000</text:p>
          </table:table-cell>
          <table:table-cell office:value-type="string" calcext:value-type="string">
            <text:p>https://web.cvm.gov.br/sre-publico-cvm/#/oferta-publica/220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5" calcext:value-type="date">
            <text:p>25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2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5" calcext:value-type="date">
            <text:p>25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O101 CONCESSIONARIA DE RODOVIAS S.A.</text:p>
          </table:table-cell>
          <table:table-cell office:value-type="float" office:value="650000000" calcext:value-type="float">
            <text:p>650000000</text:p>
          </table:table-cell>
          <table:table-cell office:value-type="string" calcext:value-type="string">
            <text:p>https://web.cvm.gov.br/sre-publico-cvm/#/oferta-publica/222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5" calcext:value-type="date">
            <text:p>25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17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5" calcext:value-type="date">
            <text:p>25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3</text:p>
          </table:table-cell>
          <table:table-cell office:value-type="float" office:value="2600000000" calcext:value-type="float">
            <text:p>2600000000</text:p>
          </table:table-cell>
          <table:table-cell office:value-type="string" calcext:value-type="string">
            <text:p>https://web.cvm.gov.br/sre-publico-cvm/#/oferta-publica/222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6" calcext:value-type="date">
            <text:p>26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trolCred</text:p>
          </table:table-cell>
          <table:table-cell office:value-type="float" office:value="220000000" calcext:value-type="float">
            <text:p>220000000</text:p>
          </table:table-cell>
          <table:table-cell office:value-type="string" calcext:value-type="string">
            <text:p>https://web.cvm.gov.br/sre-publico-cvm/#/oferta-publica/220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6" calcext:value-type="date">
            <text:p>2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40000000" calcext:value-type="float">
            <text:p>140000000</text:p>
          </table:table-cell>
          <table:table-cell office:value-type="string" calcext:value-type="string">
            <text:p>https://web.cvm.gov.br/sre-publico-cvm/#/oferta-publica/2233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6" calcext:value-type="date">
            <text:p>26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HOPEN SOLAR 55 SPE S.A</text:p>
          </table:table-cell>
          <table:table-cell office:value-type="float" office:value="270000000" calcext:value-type="float">
            <text:p>270000000</text:p>
          </table:table-cell>
          <table:table-cell office:value-type="string" calcext:value-type="string">
            <text:p>https://web.cvm.gov.br/sre-publico-cvm/#/oferta-publica/223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6" calcext:value-type="date">
            <text:p>2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201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6" calcext:value-type="date">
            <text:p>26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OTZ S.A.</text:p>
          </table:table-cell>
          <table:table-cell office:value-type="float" office:value="75705000" calcext:value-type="float">
            <text:p>75705000</text:p>
          </table:table-cell>
          <table:table-cell office:value-type="string" calcext:value-type="string">
            <text:p>https://web.cvm.gov.br/sre-publico-cvm/#/oferta-publica/196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6" calcext:value-type="date">
            <text:p>26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49809000" calcext:value-type="float">
            <text:p>49809000</text:p>
          </table:table-cell>
          <table:table-cell office:value-type="string" calcext:value-type="string">
            <text:p>https://web.cvm.gov.br/sre-publico-cvm/#/oferta-publica/203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WINITY S.A.</text:p>
          </table:table-cell>
          <table:table-cell office:value-type="float" office:value="320000000" calcext:value-type="float">
            <text:p>320000000</text:p>
          </table:table-cell>
          <table:table-cell office:value-type="string" calcext:value-type="string">
            <text:p>https://web.cvm.gov.br/sre-publico-cvm/#/oferta-publica/218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30000000" calcext:value-type="float">
            <text:p>330000000</text:p>
          </table:table-cell>
          <table:table-cell office:value-type="string" calcext:value-type="string">
            <text:p>https://web.cvm.gov.br/sre-publico-cvm/#/oferta-publica/220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FRIGERACAO DUFRIO COMERCIO E IMPORTACAO S.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23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https://web.cvm.gov.br/sre-publico-cvm/#/oferta-publica/223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https://web.cvm.gov.br/sre-publico-cvm/#/oferta-publica/200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20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oxupe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40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06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GO Rodovias - Concessionária de Rodovias Minas Gerais Goiás </text:p>
          </table:table-cell>
          <table:table-cell office:value-type="float" office:value="550000000" calcext:value-type="float">
            <text:p>550000000</text:p>
          </table:table-cell>
          <table:table-cell office:value-type="string" calcext:value-type="string">
            <text:p>https://web.cvm.gov.br/sre-publico-cvm/#/oferta-publica/220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00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29" calcext:value-type="date">
            <text:p>29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XS Energia Unidade 11 LTDA</text:p>
          </table:table-cell>
          <table:table-cell office:value-type="float" office:value="170000000" calcext:value-type="float">
            <text:p>170000000</text:p>
          </table:table-cell>
          <table:table-cell office:value-type="string" calcext:value-type="string">
            <text:p>https://web.cvm.gov.br/sre-publico-cvm/#/oferta-publica/222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5500000" calcext:value-type="float">
            <text:p>15500000</text:p>
          </table:table-cell>
          <table:table-cell office:value-type="string" calcext:value-type="string">
            <text:p>https://web.cvm.gov.br/sre-publico-cvm/#/oferta-publica/223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ARATY G.D. S.A.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21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1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UTOGERACAO SOLAR COMPARTILHADA SUDESTE S.A.</text:p>
          </table:table-cell>
          <table:table-cell office:value-type="float" office:value="101500000" calcext:value-type="float">
            <text:p>101500000</text:p>
          </table:table-cell>
          <table:table-cell office:value-type="string" calcext:value-type="string">
            <text:p>https://web.cvm.gov.br/sre-publico-cvm/#/oferta-publica/221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UTOPASS S.A.</text:p>
          </table:table-cell>
          <table:table-cell office:value-type="float" office:value="85000000" calcext:value-type="float">
            <text:p>85000000</text:p>
          </table:table-cell>
          <table:table-cell office:value-type="string" calcext:value-type="string">
            <text:p>https://web.cvm.gov.br/sre-publico-cvm/#/oferta-publica/2246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99820000" calcext:value-type="float">
            <text:p>99820000</text:p>
          </table:table-cell>
          <table:table-cell office:value-type="string" calcext:value-type="string">
            <text:p>https://web.cvm.gov.br/sre-publico-cvm/#/oferta-publica/221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</text:p>
          </table:table-cell>
          <table:table-cell office:value-type="float" office:value="3649661000" calcext:value-type="float">
            <text:p>3649661000</text:p>
          </table:table-cell>
          <table:table-cell office:value-type="string" calcext:value-type="string">
            <text:p>https://web.cvm.gov.br/sre-publico-cvm/#/oferta-publica/220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gos - Companhia Securitizadora S.A.</text:p>
          </table:table-cell>
          <table:table-cell office:value-type="float" office:value="10683605" calcext:value-type="float">
            <text:p>10683605</text:p>
          </table:table-cell>
          <table:table-cell office:value-type="string" calcext:value-type="string">
            <text:p>https://web.cvm.gov.br/sre-publico-cvm/#/oferta-publica/199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1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 PIAUI DISTRIBUIDORA DE ENERGIA S.A.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23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NPASA AGROINDUSTRIAL S/A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23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09-30" calcext:value-type="date">
            <text:p>30/9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de Rodovia Nova 381 S.A.</text:p>
          </table:table-cell>
          <table:table-cell office:value-type="float" office:value="430000000" calcext:value-type="float">
            <text:p>430000000</text:p>
          </table:table-cell>
          <table:table-cell office:value-type="string" calcext:value-type="string">
            <text:p>https://web.cvm.gov.br/sre-publico-cvm/#/oferta-publica/223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1" calcext:value-type="date">
            <text:p>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IC TRENS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4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1" calcext:value-type="date">
            <text:p>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UAS DA IMPERATRIZ S.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3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1" calcext:value-type="date">
            <text:p>1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64422000" calcext:value-type="float">
            <text:p>64422000</text:p>
          </table:table-cell>
          <table:table-cell office:value-type="string" calcext:value-type="string">
            <text:p>https://web.cvm.gov.br/sre-publico-cvm/#/oferta-publica/222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1" calcext:value-type="date">
            <text:p>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OVIDA PARTICIPACOES S/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24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1" calcext:value-type="date">
            <text:p>1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35000000" calcext:value-type="float">
            <text:p>235000000</text:p>
          </table:table-cell>
          <table:table-cell office:value-type="string" calcext:value-type="string">
            <text:p>https://web.cvm.gov.br/sre-publico-cvm/#/oferta-publica/224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1" calcext:value-type="date">
            <text:p>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ioenergetica Vale do Paracatu S.A.</text:p>
          </table:table-cell>
          <table:table-cell office:value-type="float" office:value="139000000" calcext:value-type="float">
            <text:p>139000000</text:p>
          </table:table-cell>
          <table:table-cell office:value-type="string" calcext:value-type="string">
            <text:p>https://web.cvm.gov.br/sre-publico-cvm/#/oferta-publica/224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2" calcext:value-type="date">
            <text:p>2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23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2" calcext:value-type="date">
            <text:p>2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SINA SANTA ADELIA S.A.</text:p>
          </table:table-cell>
          <table:table-cell office:value-type="float" office:value="360000000" calcext:value-type="float">
            <text:p>360000000</text:p>
          </table:table-cell>
          <table:table-cell office:value-type="string" calcext:value-type="string">
            <text:p>https://web.cvm.gov.br/sre-publico-cvm/#/oferta-publica/2209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2" calcext:value-type="date">
            <text:p>2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354000" calcext:value-type="float">
            <text:p>5354000</text:p>
          </table:table-cell>
          <table:table-cell office:value-type="string" calcext:value-type="string">
            <text:p>https://web.cvm.gov.br/sre-publico-cvm/#/oferta-publica/199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2" calcext:value-type="date">
            <text:p>2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de Dor Sao Luiz S/A</text:p>
          </table:table-cell>
          <table:table-cell office:value-type="float" office:value="2740100000" calcext:value-type="float">
            <text:p>2740100000</text:p>
          </table:table-cell>
          <table:table-cell office:value-type="string" calcext:value-type="string">
            <text:p>https://web.cvm.gov.br/sre-publico-cvm/#/oferta-publica/2235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2" calcext:value-type="date">
            <text:p>2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UMO MALHA PAULISTA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23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2" calcext:value-type="date">
            <text:p>2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 Para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21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3" calcext:value-type="date">
            <text:p>3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amos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22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3" calcext:value-type="date">
            <text:p>3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etroRio - Concessao Metroviaria do Rio de Janeiro</text:p>
          </table:table-cell>
          <table:table-cell office:value-type="float" office:value="2800000000" calcext:value-type="float">
            <text:p>2800000000</text:p>
          </table:table-cell>
          <table:table-cell office:value-type="string" calcext:value-type="string">
            <text:p>https://web.cvm.gov.br/sre-publico-cvm/#/oferta-publica/221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3" calcext:value-type="date">
            <text:p>3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ttps://web.cvm.gov.br/sre-publico-cvm/#/oferta-publica/223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OP SERVICE SERVICOS E SISTEMAS S/A</text:p>
          </table:table-cell>
          <table:table-cell office:value-type="float" office:value="3100000000" calcext:value-type="float">
            <text:p>3100000000</text:p>
          </table:table-cell>
          <table:table-cell office:value-type="string" calcext:value-type="string">
            <text:p>https://web.cvm.gov.br/sre-publico-cvm/#/oferta-publica/224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Forte Securitizadora</text:p>
          </table:table-cell>
          <table:table-cell office:value-type="float" office:value="23000000" calcext:value-type="float">
            <text:p>23000000</text:p>
          </table:table-cell>
          <table:table-cell office:value-type="string" calcext:value-type="string">
            <text:p>https://web.cvm.gov.br/sre-publico-cvm/#/oferta-publica/195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88000000" calcext:value-type="float">
            <text:p>188000000</text:p>
          </table:table-cell>
          <table:table-cell office:value-type="string" calcext:value-type="string">
            <text:p>https://web.cvm.gov.br/sre-publico-cvm/#/oferta-publica/200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SH CORP PARTICIPACOES S.A.</text:p>
          </table:table-cell>
          <table:table-cell office:value-type="float" office:value="375000000" calcext:value-type="float">
            <text:p>375000000</text:p>
          </table:table-cell>
          <table:table-cell office:value-type="string" calcext:value-type="string">
            <text:p>https://web.cvm.gov.br/sre-publico-cvm/#/oferta-publica/222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8000000" calcext:value-type="float">
            <text:p>18000000</text:p>
          </table:table-cell>
          <table:table-cell office:value-type="string" calcext:value-type="string">
            <text:p>https://web.cvm.gov.br/sre-publico-cvm/#/oferta-publica/201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21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NEUBRAS COMERCIO DE PNEUS LTDA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2235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ERES SECURITIZADORA S/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08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https://web.cvm.gov.br/sre-publico-cvm/#/oferta-publica/207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6" calcext:value-type="date">
            <text:p>6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rupo Lafaete</text:p>
          </table:table-cell>
          <table:table-cell office:value-type="float" office:value="87441000" calcext:value-type="float">
            <text:p>87441000</text:p>
          </table:table-cell>
          <table:table-cell office:value-type="string" calcext:value-type="string">
            <text:p>https://web.cvm.gov.br/sre-publico-cvm/#/oferta-publica/187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7" calcext:value-type="date">
            <text:p>7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3638000" calcext:value-type="float">
            <text:p>3638000</text:p>
          </table:table-cell>
          <table:table-cell office:value-type="string" calcext:value-type="string">
            <text:p>https://web.cvm.gov.br/sre-publico-cvm/#/oferta-publica/225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7" calcext:value-type="date">
            <text:p>7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4000000" calcext:value-type="float">
            <text:p>34000000</text:p>
          </table:table-cell>
          <table:table-cell office:value-type="string" calcext:value-type="string">
            <text:p>https://web.cvm.gov.br/sre-publico-cvm/#/oferta-publica/225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7" calcext:value-type="date">
            <text:p>7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7410000" calcext:value-type="float">
            <text:p>17410000</text:p>
          </table:table-cell>
          <table:table-cell office:value-type="string" calcext:value-type="string">
            <text:p>https://web.cvm.gov.br/sre-publico-cvm/#/oferta-publica/198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7" calcext:value-type="date">
            <text:p>7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upplier Administradora de Cartoes de Credito S.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4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8" calcext:value-type="date">
            <text:p>8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letropaulo - Metropolitana Eletricidade de Sao Paulo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3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8" calcext:value-type="date">
            <text:p>8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OP SERVICE SERVICOS E SISTEMAS S/A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224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9" calcext:value-type="date">
            <text:p>9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operativa Agropecuaria - Coopertradicao</text:p>
          </table:table-cell>
          <table:table-cell office:value-type="float" office:value="180000000" calcext:value-type="float">
            <text:p>180000000</text:p>
          </table:table-cell>
          <table:table-cell office:value-type="string" calcext:value-type="string">
            <text:p>https://web.cvm.gov.br/sre-publico-cvm/#/oferta-publica/225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9" calcext:value-type="date">
            <text:p>9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Auto Raposo Tavares</text:p>
          </table:table-cell>
          <table:table-cell office:value-type="float" office:value="800400000" calcext:value-type="float">
            <text:p>800400000</text:p>
          </table:table-cell>
          <table:table-cell office:value-type="string" calcext:value-type="string">
            <text:p>https://web.cvm.gov.br/sre-publico-cvm/#/oferta-publica/226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9" calcext:value-type="date">
            <text:p>9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tal Engenharia Ambiental S.A.</text:p>
          </table:table-cell>
          <table:table-cell office:value-type="float" office:value="142199000" calcext:value-type="float">
            <text:p>142199000</text:p>
          </table:table-cell>
          <table:table-cell office:value-type="string" calcext:value-type="string">
            <text:p>https://web.cvm.gov.br/sre-publico-cvm/#/oferta-publica/225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9" calcext:value-type="date">
            <text:p>9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TAU UNIBANCO COMERCIALIZADORA DE ENERGIA LTDA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26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09" calcext:value-type="date">
            <text:p>9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NTRAIS ELETRICAS DO NORTE DO BRASIL S/A - ELETRONORTE</text:p>
          </table:table-cell>
          <table:table-cell office:value-type="float" office:value="700000000" calcext:value-type="float">
            <text:p>700000000</text:p>
          </table:table-cell>
          <table:table-cell office:value-type="string" calcext:value-type="string">
            <text:p>https://web.cvm.gov.br/sre-publico-cvm/#/oferta-publica/226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0" calcext:value-type="date">
            <text:p>10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10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0" calcext:value-type="date">
            <text:p>1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FRM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5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0" calcext:value-type="date">
            <text:p>10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ERES SECURITIZADORA S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02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0" calcext:value-type="date">
            <text:p>1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RGO ENERGIA EMPREENDIMENTOS E PARTICIPAÇÕES S.A.</text:p>
          </table:table-cell>
          <table:table-cell office:value-type="float" office:value="1700000000" calcext:value-type="float">
            <text:p>1700000000</text:p>
          </table:table-cell>
          <table:table-cell office:value-type="string" calcext:value-type="string">
            <text:p>https://web.cvm.gov.br/sre-publico-cvm/#/oferta-publica/223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0" calcext:value-type="date">
            <text:p>10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HP - Triunfo Holding de Participacoes S.A.</text:p>
          </table:table-cell>
          <table:table-cell office:value-type="float" office:value="82088000" calcext:value-type="float">
            <text:p>82088000</text:p>
          </table:table-cell>
          <table:table-cell office:value-type="string" calcext:value-type="string">
            <text:p>https://web.cvm.gov.br/sre-publico-cvm/#/oferta-publica/201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0" calcext:value-type="date">
            <text:p>10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PE UFV GDRIO LTDA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https://web.cvm.gov.br/sre-publico-cvm/#/oferta-publica/225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2" calcext:value-type="date">
            <text:p>12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33000000" calcext:value-type="float">
            <text:p>33000000</text:p>
          </table:table-cell>
          <table:table-cell office:value-type="string" calcext:value-type="string">
            <text:p>https://web.cvm.gov.br/sre-publico-cvm/#/oferta-publica/201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3" calcext:value-type="date">
            <text:p>13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8100000" calcext:value-type="float">
            <text:p>18100000</text:p>
          </table:table-cell>
          <table:table-cell office:value-type="string" calcext:value-type="string">
            <text:p>https://web.cvm.gov.br/sre-publico-cvm/#/oferta-publica/224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3" calcext:value-type="date">
            <text:p>13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05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3" calcext:value-type="date">
            <text:p>13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OVIDA PARTICIPACOES S/A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226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3" calcext:value-type="date">
            <text:p>13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gas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23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3" calcext:value-type="date">
            <text:p>13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MPANHIA SECURITIZADORA KANASTRA</text:p>
          </table:table-cell>
          <table:table-cell office:value-type="float" office:value="436500000" calcext:value-type="float">
            <text:p>436500000</text:p>
          </table:table-cell>
          <table:table-cell office:value-type="string" calcext:value-type="string">
            <text:p>https://web.cvm.gov.br/sre-publico-cvm/#/oferta-publica/220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5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69000000" calcext:value-type="float">
            <text:p>69000000</text:p>
          </table:table-cell>
          <table:table-cell office:value-type="string" calcext:value-type="string">
            <text:p>https://web.cvm.gov.br/sre-publico-cvm/#/oferta-publica/215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PE CONCESSIONARIA DO AEROPORTO DE ILHEUS S/A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https://web.cvm.gov.br/sre-publico-cvm/#/oferta-publica/224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PE CONCESSIONARIA VOE XAP S.A.</text:p>
          </table:table-cell>
          <table:table-cell office:value-type="float" office:value="71000000" calcext:value-type="float">
            <text:p>71000000</text:p>
          </table:table-cell>
          <table:table-cell office:value-type="string" calcext:value-type="string">
            <text:p>https://web.cvm.gov.br/sre-publico-cvm/#/oferta-publica/224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piranga Produtos de Petroleo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4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XES SECURITIZADORA S.A.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09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650000000" calcext:value-type="float">
            <text:p>650000000</text:p>
          </table:table-cell>
          <table:table-cell office:value-type="string" calcext:value-type="string">
            <text:p>https://web.cvm.gov.br/sre-publico-cvm/#/oferta-publica/221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3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4" calcext:value-type="date">
            <text:p>14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lektro Redes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6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elb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6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br Realty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226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PFL Piratininga</text:p>
          </table:table-cell>
          <table:table-cell office:value-type="float" office:value="106000000" calcext:value-type="float">
            <text:p>106000000</text:p>
          </table:table-cell>
          <table:table-cell office:value-type="string" calcext:value-type="string">
            <text:p>https://web.cvm.gov.br/sre-publico-cvm/#/oferta-publica/223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1500000" calcext:value-type="float">
            <text:p>31500000</text:p>
          </table:table-cell>
          <table:table-cell office:value-type="string" calcext:value-type="string">
            <text:p>https://web.cvm.gov.br/sre-publico-cvm/#/oferta-publica/226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ILASA CONSTRUTORA S/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26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INEER LOCACAO DE EQUIPAMENTOS II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25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GE Sul - Distribuidora de Energia</text:p>
          </table:table-cell>
          <table:table-cell office:value-type="float" office:value="351000000" calcext:value-type="float">
            <text:p>351000000</text:p>
          </table:table-cell>
          <table:table-cell office:value-type="string" calcext:value-type="string">
            <text:p>https://web.cvm.gov.br/sre-publico-cvm/#/oferta-publica/2234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5" calcext:value-type="date">
            <text:p>15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Paulista de Forca e Luz</text:p>
          </table:table-cell>
          <table:table-cell office:value-type="float" office:value="570000000" calcext:value-type="float">
            <text:p>570000000</text:p>
          </table:table-cell>
          <table:table-cell office:value-type="string" calcext:value-type="string">
            <text:p>https://web.cvm.gov.br/sre-publico-cvm/#/oferta-publica/223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6" calcext:value-type="date">
            <text:p>16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https://web.cvm.gov.br/sre-publico-cvm/#/oferta-publica/226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6" calcext:value-type="date">
            <text:p>16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51500000" calcext:value-type="float">
            <text:p>51500000</text:p>
          </table:table-cell>
          <table:table-cell office:value-type="string" calcext:value-type="string">
            <text:p>https://web.cvm.gov.br/sre-publico-cvm/#/oferta-publica/210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6" calcext:value-type="date">
            <text:p>16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eo Redes - Transmissao de Energia</text:p>
          </table:table-cell>
          <table:table-cell office:value-type="float" office:value="425000000" calcext:value-type="float">
            <text:p>425000000</text:p>
          </table:table-cell>
          <table:table-cell office:value-type="string" calcext:value-type="string">
            <text:p>https://web.cvm.gov.br/sre-publico-cvm/#/oferta-publica/2250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6" calcext:value-type="date">
            <text:p>16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UARARAPES PAINÉIS S.A.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27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6" calcext:value-type="date">
            <text:p>16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LLA LOBOS SP GESTAO EMPRESARIAL S.A</text:p>
          </table:table-cell>
          <table:table-cell office:value-type="float" office:value="215000000" calcext:value-type="float">
            <text:p>215000000</text:p>
          </table:table-cell>
          <table:table-cell office:value-type="string" calcext:value-type="string">
            <text:p>https://web.cvm.gov.br/sre-publico-cvm/#/oferta-publica/2262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6" calcext:value-type="date">
            <text:p>16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DP SP - Distribuicao de Energi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6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6" calcext:value-type="date">
            <text:p>16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decard</text:p>
          </table:table-cell>
          <table:table-cell office:value-type="float" office:value="4000000000" calcext:value-type="float">
            <text:p>4000000000</text:p>
          </table:table-cell>
          <table:table-cell office:value-type="string" calcext:value-type="string">
            <text:p>https://web.cvm.gov.br/sre-publico-cvm/#/oferta-publica/224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7" calcext:value-type="date">
            <text:p>17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K BR S.A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26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7" calcext:value-type="date">
            <text:p>17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TX SE-CAMANDUCAIA SPE S.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26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17" calcext:value-type="date">
            <text:p>17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Hapvida</text:p>
          </table:table-cell>
          <table:table-cell office:value-type="float" office:value="3650000000" calcext:value-type="float">
            <text:p>3650000000</text:p>
          </table:table-cell>
          <table:table-cell office:value-type="string" calcext:value-type="string">
            <text:p>https://web.cvm.gov.br/sre-publico-cvm/#/oferta-publica/226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768000" calcext:value-type="float">
            <text:p>4768000</text:p>
          </table:table-cell>
          <table:table-cell office:value-type="string" calcext:value-type="string">
            <text:p>https://web.cvm.gov.br/sre-publico-cvm/#/oferta-publica/202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rilan Alimentos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26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0" calcext:value-type="date">
            <text:p>2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Qualicorp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3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1" calcext:value-type="date">
            <text:p>21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ttps://web.cvm.gov.br/sre-publico-cvm/#/oferta-publica/179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ldorado Brasil Celulose S.A. Filial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24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27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2" calcext:value-type="date">
            <text:p>22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SERVA PAULISTA ADMINISTRADORA DE PARQUES S.A.</text:p>
          </table:table-cell>
          <table:table-cell office:value-type="float" office:value="127443000" calcext:value-type="float">
            <text:p>127443000</text:p>
          </table:table-cell>
          <table:table-cell office:value-type="string" calcext:value-type="string">
            <text:p>https://web.cvm.gov.br/sre-publico-cvm/#/oferta-publica/220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3" calcext:value-type="date">
            <text:p>23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x Logistic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40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3" calcext:value-type="date">
            <text:p>23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797000" calcext:value-type="float">
            <text:p>30797000</text:p>
          </table:table-cell>
          <table:table-cell office:value-type="string" calcext:value-type="string">
            <text:p>https://web.cvm.gov.br/sre-publico-cvm/#/oferta-publica/203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3" calcext:value-type="date">
            <text:p>23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LETS RENT A CAR S/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4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3" calcext:value-type="date">
            <text:p>23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86303695" calcext:value-type="float">
            <text:p>286303695</text:p>
          </table:table-cell>
          <table:table-cell office:value-type="string" calcext:value-type="string">
            <text:p>https://web.cvm.gov.br/sre-publico-cvm/#/oferta-publica/228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3" calcext:value-type="date">
            <text:p>23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24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3" calcext:value-type="date">
            <text:p>23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203663000" calcext:value-type="float">
            <text:p>203663000</text:p>
          </table:table-cell>
          <table:table-cell office:value-type="string" calcext:value-type="string">
            <text:p>https://web.cvm.gov.br/sre-publico-cvm/#/oferta-publica/223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3" calcext:value-type="date">
            <text:p>23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1500000" calcext:value-type="float">
            <text:p>31500000</text:p>
          </table:table-cell>
          <table:table-cell office:value-type="string" calcext:value-type="string">
            <text:p>https://web.cvm.gov.br/sre-publico-cvm/#/oferta-publica/219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4" calcext:value-type="date">
            <text:p>24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CTANTE SECURITIZADORA S.A</text:p>
          </table:table-cell>
          <table:table-cell office:value-type="float" office:value="14152000" calcext:value-type="float">
            <text:p>14152000</text:p>
          </table:table-cell>
          <table:table-cell office:value-type="string" calcext:value-type="string">
            <text:p>https://web.cvm.gov.br/sre-publico-cvm/#/oferta-publica/203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4" calcext:value-type="date">
            <text:p>24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B Capital</text:p>
          </table:table-cell>
          <table:table-cell office:value-type="float" office:value="64744000" calcext:value-type="float">
            <text:p>64744000</text:p>
          </table:table-cell>
          <table:table-cell office:value-type="string" calcext:value-type="string">
            <text:p>https://web.cvm.gov.br/sre-publico-cvm/#/oferta-publica/202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4" calcext:value-type="date">
            <text:p>24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&amp;A Modas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4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5" calcext:value-type="date">
            <text:p>25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COMPANHIA SECURITIZADORA</text:p>
          </table:table-cell>
          <table:table-cell office:value-type="float" office:value="44988000" calcext:value-type="float">
            <text:p>44988000</text:p>
          </table:table-cell>
          <table:table-cell office:value-type="string" calcext:value-type="string">
            <text:p>https://web.cvm.gov.br/sre-publico-cvm/#/oferta-publica/203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EGALABS FARMACEUTICA S.A.</text:p>
          </table:table-cell>
          <table:table-cell office:value-type="float" office:value="135000000" calcext:value-type="float">
            <text:p>135000000</text:p>
          </table:table-cell>
          <table:table-cell office:value-type="string" calcext:value-type="string">
            <text:p>https://web.cvm.gov.br/sre-publico-cvm/#/oferta-publica/227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TEEP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27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uratex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258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guassanta Participacoes S.A.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228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499996000" calcext:value-type="float">
            <text:p>499996000</text:p>
          </table:table-cell>
          <table:table-cell office:value-type="string" calcext:value-type="string">
            <text:p>https://web.cvm.gov.br/sre-publico-cvm/#/oferta-publica/224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NEO SOLAR PARTICIPACOES S.A</text:p>
          </table:table-cell>
          <table:table-cell office:value-type="float" office:value="85000000" calcext:value-type="float">
            <text:p>85000000</text:p>
          </table:table-cell>
          <table:table-cell office:value-type="string" calcext:value-type="string">
            <text:p>https://web.cvm.gov.br/sre-publico-cvm/#/oferta-publica/203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esktop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25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PGM VILA NOVA EMPREENDIMENTOS E PARTICIPACOES S.A</text:p>
          </table:table-cell>
          <table:table-cell office:value-type="float" office:value="25000000" calcext:value-type="float">
            <text:p>25000000</text:p>
          </table:table-cell>
          <table:table-cell office:value-type="string" calcext:value-type="string">
            <text:p>https://web.cvm.gov.br/sre-publico-cvm/#/oferta-publica/228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7" calcext:value-type="date">
            <text:p>27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22803000" calcext:value-type="float">
            <text:p>22803000</text:p>
          </table:table-cell>
          <table:table-cell office:value-type="string" calcext:value-type="string">
            <text:p>https://web.cvm.gov.br/sre-publico-cvm/#/oferta-publica/2043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8" calcext:value-type="date">
            <text:p>28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URITI TRANSMISSAO DE ENERGIA S.A.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ttps://web.cvm.gov.br/sre-publico-cvm/#/oferta-publica/2266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8" calcext:value-type="date">
            <text:p>28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ielo</text:p>
          </table:table-cell>
          <table:table-cell office:value-type="float" office:value="2500000000" calcext:value-type="float">
            <text:p>2500000000</text:p>
          </table:table-cell>
          <table:table-cell office:value-type="string" calcext:value-type="string">
            <text:p>https://web.cvm.gov.br/sre-publico-cvm/#/oferta-publica/226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8" calcext:value-type="date">
            <text:p>28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CR</text:p>
          </table:table-cell>
          <table:table-cell office:value-type="float" office:value="1800000000" calcext:value-type="float">
            <text:p>1800000000</text:p>
          </table:table-cell>
          <table:table-cell office:value-type="string" calcext:value-type="string">
            <text:p>https://web.cvm.gov.br/sre-publico-cvm/#/oferta-publica/227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8" calcext:value-type="date">
            <text:p>28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52500000" calcext:value-type="float">
            <text:p>52500000</text:p>
          </table:table-cell>
          <table:table-cell office:value-type="string" calcext:value-type="string">
            <text:p>https://web.cvm.gov.br/sre-publico-cvm/#/oferta-publica/228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8" calcext:value-type="date">
            <text:p>28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2155000" calcext:value-type="float">
            <text:p>52155000</text:p>
          </table:table-cell>
          <table:table-cell office:value-type="string" calcext:value-type="string">
            <text:p>https://web.cvm.gov.br/sre-publico-cvm/#/oferta-publica/2289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ota das Bandeiras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26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rteris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26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ERDE TRANSMISSAO DE ENERGIA S.A.</text:p>
          </table:table-cell>
          <table:table-cell office:value-type="float" office:value="270000000" calcext:value-type="float">
            <text:p>270000000</text:p>
          </table:table-cell>
          <table:table-cell office:value-type="string" calcext:value-type="string">
            <text:p>https://web.cvm.gov.br/sre-publico-cvm/#/oferta-publica/228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ulose Irani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27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29" calcext:value-type="date">
            <text:p>29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28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0" calcext:value-type="date">
            <text:p>3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aesa - Transmissora Alianca de Energia Eletrica</text:p>
          </table:table-cell>
          <table:table-cell office:value-type="float" office:value="329450000" calcext:value-type="float">
            <text:p>329450000</text:p>
          </table:table-cell>
          <table:table-cell office:value-type="string" calcext:value-type="string">
            <text:p>https://web.cvm.gov.br/sre-publico-cvm/#/oferta-publica/226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0" calcext:value-type="date">
            <text:p>30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PLAYBANCO SECURITIZADORA S.A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https://web.cvm.gov.br/sre-publico-cvm/#/oferta-publica/2227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0" calcext:value-type="date">
            <text:p>3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pasa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24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0" calcext:value-type="date">
            <text:p>3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GR SUBHOLDING 7 S.A.</text:p>
          </table:table-cell>
          <table:table-cell office:value-type="float" office:value="362190000" calcext:value-type="float">
            <text:p>362190000</text:p>
          </table:table-cell>
          <table:table-cell office:value-type="string" calcext:value-type="string">
            <text:p>https://web.cvm.gov.br/sre-publico-cvm/#/oferta-publica/223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0" calcext:value-type="date">
            <text:p>30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4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0" calcext:value-type="date">
            <text:p>30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RTINS COMERCIO E SERVICOS DE DISTRIBUICAO S.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9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0" calcext:value-type="date">
            <text:p>30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78509000" calcext:value-type="float">
            <text:p>78509000</text:p>
          </table:table-cell>
          <table:table-cell office:value-type="string" calcext:value-type="string">
            <text:p>https://web.cvm.gov.br/sre-publico-cvm/#/oferta-publica/227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23880000" calcext:value-type="float">
            <text:p>23880000</text:p>
          </table:table-cell>
          <table:table-cell office:value-type="string" calcext:value-type="string">
            <text:p>https://web.cvm.gov.br/sre-publico-cvm/#/oferta-publica/224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ITRU BRASIL EMPREENDIMENTOS PARTICIPACOES E COMERCIO SA</text:p>
          </table:table-cell>
          <table:table-cell office:value-type="float" office:value="850000000" calcext:value-type="float">
            <text:p>850000000</text:p>
          </table:table-cell>
          <table:table-cell office:value-type="string" calcext:value-type="string">
            <text:p>https://web.cvm.gov.br/sre-publico-cvm/#/oferta-publica/228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RPOREOS SERVICOS TERAPEUTICOS SA</text:p>
          </table:table-cell>
          <table:table-cell office:value-type="float" office:value="593000000" calcext:value-type="float">
            <text:p>593000000</text:p>
          </table:table-cell>
          <table:table-cell office:value-type="string" calcext:value-type="string">
            <text:p>https://web.cvm.gov.br/sre-publico-cvm/#/oferta-publica/2288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RK AMBIENTAL - PARTICIPACOES S/A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260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301159000" calcext:value-type="float">
            <text:p>301159000</text:p>
          </table:table-cell>
          <table:table-cell office:value-type="string" calcext:value-type="string">
            <text:p>https://web.cvm.gov.br/sre-publico-cvm/#/oferta-publica/226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hopen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https://web.cvm.gov.br/sre-publico-cvm/#/oferta-publica/2288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80000000" calcext:value-type="float">
            <text:p>180000000</text:p>
          </table:table-cell>
          <table:table-cell office:value-type="string" calcext:value-type="string">
            <text:p>https://web.cvm.gov.br/sre-publico-cvm/#/oferta-publica/2285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PR LITORAL PIONEIRO S.A.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2280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guas Guariroba</text:p>
          </table:table-cell>
          <table:table-cell office:value-type="float" office:value="900000000" calcext:value-type="float">
            <text:p>900000000</text:p>
          </table:table-cell>
          <table:table-cell office:value-type="string" calcext:value-type="string">
            <text:p>https://web.cvm.gov.br/sre-publico-cvm/#/oferta-publica/228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0-31" calcext:value-type="date">
            <text:p>31/10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MPERIO MOVEIS E ELETRO S.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28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5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5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martfit</text:p>
          </table:table-cell>
          <table:table-cell office:value-type="float" office:value="999990" calcext:value-type="float">
            <text:p>999990</text:p>
          </table:table-cell>
          <table:table-cell office:value-type="string" calcext:value-type="string">
            <text:p>https://web.cvm.gov.br/sre-publico-cvm/#/oferta-publica/226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abitasec Securitizadora S.A.</text:p>
          </table:table-cell>
          <table:table-cell office:value-type="float" office:value="27500000" calcext:value-type="float">
            <text:p>27500000</text:p>
          </table:table-cell>
          <table:table-cell office:value-type="string" calcext:value-type="string">
            <text:p>https://web.cvm.gov.br/sre-publico-cvm/#/oferta-publica/204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DP TRANSMISSAO NORDESTE S.A.</text:p>
          </table:table-cell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https://web.cvm.gov.br/sre-publico-cvm/#/oferta-publica/228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https://web.cvm.gov.br/sre-publico-cvm/#/oferta-publica/221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omerwasser Ambiental S.P.E. S.A.</text:p>
          </table:table-cell>
          <table:table-cell office:value-type="float" office:value="61344000" calcext:value-type="float">
            <text:p>61344000</text:p>
          </table:table-cell>
          <table:table-cell office:value-type="string" calcext:value-type="string">
            <text:p>https://web.cvm.gov.br/sre-publico-cvm/#/oferta-publica/2290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MXV EFICIENCIA HOLDING S.A</text:p>
          </table:table-cell>
          <table:table-cell office:value-type="float" office:value="52500000" calcext:value-type="float">
            <text:p>52500000</text:p>
          </table:table-cell>
          <table:table-cell office:value-type="string" calcext:value-type="string">
            <text:p>https://web.cvm.gov.br/sre-publico-cvm/#/oferta-publica/2294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3" calcext:value-type="date">
            <text:p>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8000000" calcext:value-type="float">
            <text:p>18000000</text:p>
          </table:table-cell>
          <table:table-cell office:value-type="string" calcext:value-type="string">
            <text:p>https://web.cvm.gov.br/sre-publico-cvm/#/oferta-publica/220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248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58015000" calcext:value-type="float">
            <text:p>58015000</text:p>
          </table:table-cell>
          <table:table-cell office:value-type="string" calcext:value-type="string">
            <text:p>https://web.cvm.gov.br/sre-publico-cvm/#/oferta-publica/2278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63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LCOESTE BIOENERGIA FERNANDOPOLIS S 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28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THENA SAUDE BRASIL S.A.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291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dor S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29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https://web.cvm.gov.br/sre-publico-cvm/#/oferta-publica/224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HELERE TRANSPORTES LT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294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LOBAL INFRA TELECOM - GIT S.A.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292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mpanhia Müller de Bebidas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30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libem Alimentos S.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9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4" calcext:value-type="date">
            <text:p>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https://web.cvm.gov.br/sre-publico-cvm/#/oferta-publica/2069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14806000" calcext:value-type="float">
            <text:p>14806000</text:p>
          </table:table-cell>
          <table:table-cell office:value-type="string" calcext:value-type="string">
            <text:p>https://web.cvm.gov.br/sre-publico-cvm/#/oferta-publica/2047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76000000" calcext:value-type="float">
            <text:p>76000000</text:p>
          </table:table-cell>
          <table:table-cell office:value-type="string" calcext:value-type="string">
            <text:p>https://web.cvm.gov.br/sre-publico-cvm/#/oferta-publica/2047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25953000" calcext:value-type="float">
            <text:p>25953000</text:p>
          </table:table-cell>
          <table:table-cell office:value-type="string" calcext:value-type="string">
            <text:p>https://web.cvm.gov.br/sre-publico-cvm/#/oferta-publica/229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RAS-LE S.A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6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IPCAM NICHINO BRASIL S/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96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95000000" calcext:value-type="float">
            <text:p>195000000</text:p>
          </table:table-cell>
          <table:table-cell office:value-type="string" calcext:value-type="string">
            <text:p>https://web.cvm.gov.br/sre-publico-cvm/#/oferta-publica/223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EE-D</text:p>
          </table:table-cell>
          <table:table-cell office:value-type="float" office:value="2700000000" calcext:value-type="float">
            <text:p>2700000000</text:p>
          </table:table-cell>
          <table:table-cell office:value-type="string" calcext:value-type="string">
            <text:p>https://web.cvm.gov.br/sre-publico-cvm/#/oferta-publica/2266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uararapes Confeccoes</text:p>
          </table:table-cell>
          <table:table-cell office:value-type="float" office:value="1450000000" calcext:value-type="float">
            <text:p>1450000000</text:p>
          </table:table-cell>
          <table:table-cell office:value-type="string" calcext:value-type="string">
            <text:p>https://web.cvm.gov.br/sre-publico-cvm/#/oferta-publica/227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ntander Participacoes S.A.</text:p>
          </table:table-cell>
          <table:table-cell office:value-type="float" office:value="7000000000" calcext:value-type="float">
            <text:p>7000000000</text:p>
          </table:table-cell>
          <table:table-cell office:value-type="string" calcext:value-type="string">
            <text:p>https://web.cvm.gov.br/sre-publico-cvm/#/oferta-publica/229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gra - Agroindustrial de Alimentos S.A.</text:p>
          </table:table-cell>
          <table:table-cell office:value-type="float" office:value="140000000" calcext:value-type="float">
            <text:p>140000000</text:p>
          </table:table-cell>
          <table:table-cell office:value-type="string" calcext:value-type="string">
            <text:p>https://web.cvm.gov.br/sre-publico-cvm/#/oferta-publica/229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egea Saneamento e Participacoes - S/A</text:p>
          </table:table-cell>
          <table:table-cell office:value-type="float" office:value="2742000000" calcext:value-type="float">
            <text:p>2742000000</text:p>
          </table:table-cell>
          <table:table-cell office:value-type="string" calcext:value-type="string">
            <text:p>https://web.cvm.gov.br/sre-publico-cvm/#/oferta-publica/227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5" calcext:value-type="date">
            <text:p>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quatorial Goias</text:p>
          </table:table-cell>
          <table:table-cell office:value-type="float" office:value="1300000000" calcext:value-type="float">
            <text:p>1300000000</text:p>
          </table:table-cell>
          <table:table-cell office:value-type="string" calcext:value-type="string">
            <text:p>https://web.cvm.gov.br/sre-publico-cvm/#/oferta-publica/226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6" calcext:value-type="date">
            <text:p>6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Pedras Transmissora de Energia S.A.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07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6" calcext:value-type="date">
            <text:p>6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3026166000" calcext:value-type="float">
            <text:p>3026166000</text:p>
          </table:table-cell>
          <table:table-cell office:value-type="string" calcext:value-type="string">
            <text:p>https://web.cvm.gov.br/sre-publico-cvm/#/oferta-publica/225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6" calcext:value-type="date">
            <text:p>6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Gafisa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28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7" calcext:value-type="date">
            <text:p>7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SOLARE CONCESSIONARIA DE CEMITERIOS E SERVICOS FUNERARIOS SPE S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9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07" calcext:value-type="date">
            <text:p>7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EDI PARTICIPACOES LTDA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ttps://web.cvm.gov.br/sre-publico-cvm/#/oferta-publica/230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ATE - Empresa Amazonense de Transmissao de Energia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97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LI Multimodal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28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LTRAFERTIL S/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8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mpresa Norte de Transmissao de Energi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29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TEP - Empresa Paraense de Transmissao de Energia</text:p>
          </table:table-cell>
          <table:table-cell office:value-type="float" office:value="35000000" calcext:value-type="float">
            <text:p>35000000</text:p>
          </table:table-cell>
          <table:table-cell office:value-type="string" calcext:value-type="string">
            <text:p>https://web.cvm.gov.br/sre-publico-cvm/#/oferta-publica/229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TE - Empresa Catarinense de Transmissao de Energi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29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BTE - EMPRESA BRASILEIRA DE TRANSMISSAO DE ENERGIA S.A</text:p>
          </table:table-cell>
          <table:table-cell office:value-type="float" office:value="45000000" calcext:value-type="float">
            <text:p>45000000</text:p>
          </table:table-cell>
          <table:table-cell office:value-type="string" calcext:value-type="string">
            <text:p>https://web.cvm.gov.br/sre-publico-cvm/#/oferta-publica/229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MINAS GERAIS DISTRIBUIDORA DE ENERGIA S/A</text:p>
          </table:table-cell>
          <table:table-cell office:value-type="float" office:value="265000000" calcext:value-type="float">
            <text:p>265000000</text:p>
          </table:table-cell>
          <table:table-cell office:value-type="string" calcext:value-type="string">
            <text:p>https://web.cvm.gov.br/sre-publico-cvm/#/oferta-publica/227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Sul Sudeste - Distribuidora de Energia</text:p>
          </table:table-cell>
          <table:table-cell office:value-type="float" office:value="240000000" calcext:value-type="float">
            <text:p>240000000</text:p>
          </table:table-cell>
          <table:table-cell office:value-type="string" calcext:value-type="string">
            <text:p>https://web.cvm.gov.br/sre-publico-cvm/#/oferta-publica/2282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Rondonia</text:p>
          </table:table-cell>
          <table:table-cell office:value-type="float" office:value="440000000" calcext:value-type="float">
            <text:p>440000000</text:p>
          </table:table-cell>
          <table:table-cell office:value-type="string" calcext:value-type="string">
            <text:p>https://web.cvm.gov.br/sre-publico-cvm/#/oferta-publica/228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Paraiba - Distribuidora de Energia</text:p>
          </table:table-cell>
          <table:table-cell office:value-type="float" office:value="495000000" calcext:value-type="float">
            <text:p>495000000</text:p>
          </table:table-cell>
          <table:table-cell office:value-type="string" calcext:value-type="string">
            <text:p>https://web.cvm.gov.br/sre-publico-cvm/#/oferta-publica/2282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0" calcext:value-type="date">
            <text:p>10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nergisa Mato Grosso - Distribuidora de Energia</text:p>
          </table:table-cell>
          <table:table-cell office:value-type="float" office:value="330000000" calcext:value-type="float">
            <text:p>330000000</text:p>
          </table:table-cell>
          <table:table-cell office:value-type="string" calcext:value-type="string">
            <text:p>https://web.cvm.gov.br/sre-publico-cvm/#/oferta-publica/2282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1" calcext:value-type="date">
            <text:p>11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3000000" calcext:value-type="float">
            <text:p>23000000</text:p>
          </table:table-cell>
          <table:table-cell office:value-type="string" calcext:value-type="string">
            <text:p>https://web.cvm.gov.br/sre-publico-cvm/#/oferta-publica/211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1" calcext:value-type="date">
            <text:p>11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311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1" calcext:value-type="date">
            <text:p>11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corodovias Infraestrutura e Logistica</text:p>
          </table:table-cell>
          <table:table-cell office:value-type="float" office:value="1250000000" calcext:value-type="float">
            <text:p>1250000000</text:p>
          </table:table-cell>
          <table:table-cell office:value-type="string" calcext:value-type="string">
            <text:p>https://web.cvm.gov.br/sre-publico-cvm/#/oferta-publica/230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1" calcext:value-type="date">
            <text:p>11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14500000" calcext:value-type="float">
            <text:p>14500000</text:p>
          </table:table-cell>
          <table:table-cell office:value-type="string" calcext:value-type="string">
            <text:p>https://web.cvm.gov.br/sre-publico-cvm/#/oferta-publica/2301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1" calcext:value-type="date">
            <text:p>11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NR LARA ESPIRITO SANTO S.A.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30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1" calcext:value-type="date">
            <text:p>11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CM Industria e Comercio de Produtos Descartaveis S.A.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30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2" calcext:value-type="date">
            <text:p>12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RKLOK - EQUIPAMENTOS DE INFORMATICA S.A.</text:p>
          </table:table-cell>
          <table:table-cell office:value-type="float" office:value="610000000" calcext:value-type="float">
            <text:p>610000000</text:p>
          </table:table-cell>
          <table:table-cell office:value-type="string" calcext:value-type="string">
            <text:p>https://web.cvm.gov.br/sre-publico-cvm/#/oferta-publica/2308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2" calcext:value-type="date">
            <text:p>12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BARI SEC S.A.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30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2" calcext:value-type="date">
            <text:p>12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Votorantim Cimentos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28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2" calcext:value-type="date">
            <text:p>12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CX RENOVAVEIS E PARTICIPACOES S.A.</text:p>
          </table:table-cell>
          <table:table-cell office:value-type="float" office:value="101250000" calcext:value-type="float">
            <text:p>101250000</text:p>
          </table:table-cell>
          <table:table-cell office:value-type="string" calcext:value-type="string">
            <text:p>https://web.cvm.gov.br/sre-publico-cvm/#/oferta-publica/230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2" calcext:value-type="date">
            <text:p>12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RMAC - LOCACAO LOGISTICA E SERVICOS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277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2" calcext:value-type="date">
            <text:p>12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Usina Uberaba S.A.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297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2" calcext:value-type="date">
            <text:p>12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lares</text:p>
          </table:table-cell>
          <table:table-cell office:value-type="float" office:value="270972040" calcext:value-type="float">
            <text:p>270972040</text:p>
          </table:table-cell>
          <table:table-cell office:value-type="string" calcext:value-type="string">
            <text:p>https://web.cvm.gov.br/sre-publico-cvm/#/oferta-publica/227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3" calcext:value-type="date">
            <text:p>1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4700000" calcext:value-type="float">
            <text:p>24700000</text:p>
          </table:table-cell>
          <table:table-cell office:value-type="string" calcext:value-type="string">
            <text:p>https://web.cvm.gov.br/sre-publico-cvm/#/oferta-publica/231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3" calcext:value-type="date">
            <text:p>1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EVERAGE COMPANHIA SECURITIZADORA</text:p>
          </table:table-cell>
          <table:table-cell office:value-type="float" office:value="20500000" calcext:value-type="float">
            <text:p>20500000</text:p>
          </table:table-cell>
          <table:table-cell office:value-type="string" calcext:value-type="string">
            <text:p>https://web.cvm.gov.br/sre-publico-cvm/#/oferta-publica/231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3" calcext:value-type="date">
            <text:p>13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Anim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6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3" calcext:value-type="date">
            <text:p>13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2W E-COMMERCE DE VINHOS S.A.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230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3" calcext:value-type="date">
            <text:p>13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aia Drogasil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27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3" calcext:value-type="date">
            <text:p>1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288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3" calcext:value-type="date">
            <text:p>13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70000000" calcext:value-type="float">
            <text:p>170000000</text:p>
          </table:table-cell>
          <table:table-cell office:value-type="string" calcext:value-type="string">
            <text:p>https://web.cvm.gov.br/sre-publico-cvm/#/oferta-publica/217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4" calcext:value-type="date">
            <text:p>14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MAREN ENERGIA S.A.</text:p>
          </table:table-cell>
          <table:table-cell office:value-type="float" office:value="22000000" calcext:value-type="float">
            <text:p>22000000</text:p>
          </table:table-cell>
          <table:table-cell office:value-type="string" calcext:value-type="string">
            <text:p>https://web.cvm.gov.br/sre-publico-cvm/#/oferta-publica/229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4" calcext:value-type="date">
            <text:p>1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434000" calcext:value-type="float">
            <text:p>30434000</text:p>
          </table:table-cell>
          <table:table-cell office:value-type="string" calcext:value-type="string">
            <text:p>https://web.cvm.gov.br/sre-publico-cvm/#/oferta-publica/2058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4" calcext:value-type="date">
            <text:p>1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28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4" calcext:value-type="date">
            <text:p>14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irgo Securitizador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291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4" calcext:value-type="date">
            <text:p>14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Vert Securitizadora</text:p>
          </table:table-cell>
          <table:table-cell office:value-type="float" office:value="300000000" calcext:value-type="float">
            <text:p>300000000</text:p>
          </table:table-cell>
          <table:table-cell office:value-type="string" calcext:value-type="string">
            <text:p>https://web.cvm.gov.br/sre-publico-cvm/#/oferta-publica/2292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7" calcext:value-type="date">
            <text:p>17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abesp</text:p>
          </table:table-cell>
          <table:table-cell office:value-type="float" office:value="5000000000" calcext:value-type="float">
            <text:p>5000000000</text:p>
          </table:table-cell>
          <table:table-cell office:value-type="string" calcext:value-type="string">
            <text:p>https://web.cvm.gov.br/sre-publico-cvm/#/oferta-publica/2291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7" calcext:value-type="date">
            <text:p>17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ass Nordeste Calçados e Artigos Esportivos S.A. </text:p>
          </table:table-cell>
          <table:table-cell office:value-type="float" office:value="165000000" calcext:value-type="float">
            <text:p>165000000</text:p>
          </table:table-cell>
          <table:table-cell office:value-type="string" calcext:value-type="string">
            <text:p>https://web.cvm.gov.br/sre-publico-cvm/#/oferta-publica/2313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7" calcext:value-type="date">
            <text:p>17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Embraport - Empresa Brasileira de Terminais Portuarios S.A.</text:p>
          </table:table-cell>
          <table:table-cell office:value-type="float" office:value="2115400000" calcext:value-type="float">
            <text:p>2115400000</text:p>
          </table:table-cell>
          <table:table-cell office:value-type="string" calcext:value-type="string">
            <text:p>https://web.cvm.gov.br/sre-publico-cvm/#/oferta-publica/228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7" calcext:value-type="date">
            <text:p>17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0164700" calcext:value-type="float">
            <text:p>50164700</text:p>
          </table:table-cell>
          <table:table-cell office:value-type="string" calcext:value-type="string">
            <text:p>https://web.cvm.gov.br/sre-publico-cvm/#/oferta-publica/231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8" calcext:value-type="date">
            <text:p>18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NTERP SERVICOS TECNICOS LTDA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31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8" calcext:value-type="date">
            <text:p>18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mig GT - Cemig Geracao e Transmissao</text:p>
          </table:table-cell>
          <table:table-cell office:value-type="float" office:value="1500000000" calcext:value-type="float">
            <text:p>1500000000</text:p>
          </table:table-cell>
          <table:table-cell office:value-type="string" calcext:value-type="string">
            <text:p>https://web.cvm.gov.br/sre-publico-cvm/#/oferta-publica/2285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8" calcext:value-type="date">
            <text:p>18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mig Distribuicao</text:p>
          </table:table-cell>
          <table:table-cell office:value-type="float" office:value="2500000000" calcext:value-type="float">
            <text:p>2500000000</text:p>
          </table:table-cell>
          <table:table-cell office:value-type="string" calcext:value-type="string">
            <text:p>https://web.cvm.gov.br/sre-publico-cvm/#/oferta-publica/228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8" calcext:value-type="date">
            <text:p>18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de Gás do Estado do Rio Grande do Sul - Sulgás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295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8" calcext:value-type="date">
            <text:p>18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ne Innovation Empreendimentos e Participacoes S.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eb.cvm.gov.br/sre-publico-cvm/#/oferta-publica/229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8" calcext:value-type="date">
            <text:p>18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284000" calcext:value-type="float">
            <text:p>30284000</text:p>
          </table:table-cell>
          <table:table-cell office:value-type="string" calcext:value-type="string">
            <text:p>https://web.cvm.gov.br/sre-publico-cvm/#/oferta-publica/206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9" calcext:value-type="date">
            <text:p>19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16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9" calcext:value-type="date">
            <text:p>19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FOCO ALUGUEL DE CARROS S/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313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19" calcext:value-type="date">
            <text:p>19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urinhos Saneamento</text:p>
          </table:table-cell>
          <table:table-cell office:value-type="float" office:value="277500000" calcext:value-type="float">
            <text:p>277500000</text:p>
          </table:table-cell>
          <table:table-cell office:value-type="string" calcext:value-type="string">
            <text:p>https://web.cvm.gov.br/sre-publico-cvm/#/oferta-publica/232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https://web.cvm.gov.br/sre-publico-cvm/#/oferta-publica/206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240180000" calcext:value-type="float">
            <text:p>240180000</text:p>
          </table:table-cell>
          <table:table-cell office:value-type="string" calcext:value-type="string">
            <text:p>https://web.cvm.gov.br/sre-publico-cvm/#/oferta-publica/2279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URBI COMPARTILHAMENTO DE VEICULOS S.A.</text:p>
          </table:table-cell>
          <table:table-cell office:value-type="float" office:value="30000000" calcext:value-type="float">
            <text:p>30000000</text:p>
          </table:table-cell>
          <table:table-cell office:value-type="string" calcext:value-type="string">
            <text:p>https://web.cvm.gov.br/sre-publico-cvm/#/oferta-publica/2321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rsan</text:p>
          </table:table-cell>
          <table:table-cell office:value-type="float" office:value="1795000000" calcext:value-type="float">
            <text:p>1795000000</text:p>
          </table:table-cell>
          <table:table-cell office:value-type="string" calcext:value-type="string">
            <text:p>https://web.cvm.gov.br/sre-publico-cvm/#/oferta-publica/2302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87000000" calcext:value-type="float">
            <text:p>187000000</text:p>
          </table:table-cell>
          <table:table-cell office:value-type="string" calcext:value-type="string">
            <text:p>https://web.cvm.gov.br/sre-publico-cvm/#/oferta-publica/2277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2929000" calcext:value-type="float">
            <text:p>12929000</text:p>
          </table:table-cell>
          <table:table-cell office:value-type="string" calcext:value-type="string">
            <text:p>https://web.cvm.gov.br/sre-publico-cvm/#/oferta-publica/207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ul America Companhia de Seguro Saude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https://web.cvm.gov.br/sre-publico-cvm/#/oferta-publica/232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de Dor Sao Luiz S/A</text:p>
          </table:table-cell>
          <table:table-cell office:value-type="float" office:value="3500000000" calcext:value-type="float">
            <text:p>3500000000</text:p>
          </table:table-cell>
          <table:table-cell office:value-type="string" calcext:value-type="string">
            <text:p>https://web.cvm.gov.br/sre-publico-cvm/#/oferta-publica/232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28300000" calcext:value-type="float">
            <text:p>28300000</text:p>
          </table:table-cell>
          <table:table-cell office:value-type="string" calcext:value-type="string">
            <text:p>https://web.cvm.gov.br/sre-publico-cvm/#/oferta-publica/206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1" calcext:value-type="date">
            <text:p>21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277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4" calcext:value-type="date">
            <text:p>24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UCENA INFRAESTRUTURA LTDA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31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4" calcext:value-type="date">
            <text:p>24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RZ NOVA S. RITA INVESTIMENTOS IMOBILIARIOS LTDA</text:p>
          </table:table-cell>
          <table:table-cell office:value-type="float" office:value="74000000" calcext:value-type="float">
            <text:p>74000000</text:p>
          </table:table-cell>
          <table:table-cell office:value-type="string" calcext:value-type="string">
            <text:p>https://web.cvm.gov.br/sre-publico-cvm/#/oferta-publica/2320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4" calcext:value-type="date">
            <text:p>24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10954000" calcext:value-type="float">
            <text:p>10954000</text:p>
          </table:table-cell>
          <table:table-cell office:value-type="string" calcext:value-type="string">
            <text:p>https://web.cvm.gov.br/sre-publico-cvm/#/oferta-publica/206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4" calcext:value-type="date">
            <text:p>24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RZ RIBEIRAO INVESTIMENTOS IMOBILIARIOS LTDA</text:p>
          </table:table-cell>
          <table:table-cell office:value-type="float" office:value="113200000" calcext:value-type="float">
            <text:p>113200000</text:p>
          </table:table-cell>
          <table:table-cell office:value-type="string" calcext:value-type="string">
            <text:p>https://web.cvm.gov.br/sre-publico-cvm/#/oferta-publica/2320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29500000" calcext:value-type="float">
            <text:p>129500000</text:p>
          </table:table-cell>
          <table:table-cell office:value-type="string" calcext:value-type="string">
            <text:p>https://web.cvm.gov.br/sre-publico-cvm/#/oferta-publica/2076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601405000" calcext:value-type="float">
            <text:p>601405000</text:p>
          </table:table-cell>
          <table:table-cell office:value-type="string" calcext:value-type="string">
            <text:p>https://web.cvm.gov.br/sre-publico-cvm/#/oferta-publica/227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250000000" calcext:value-type="float">
            <text:p>1250000000</text:p>
          </table:table-cell>
          <table:table-cell office:value-type="string" calcext:value-type="string">
            <text:p>https://web.cvm.gov.br/sre-publico-cvm/#/oferta-publica/227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41083000" calcext:value-type="float">
            <text:p>41083000</text:p>
          </table:table-cell>
          <table:table-cell office:value-type="string" calcext:value-type="string">
            <text:p>https://web.cvm.gov.br/sre-publico-cvm/#/oferta-publica/206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30566000" calcext:value-type="float">
            <text:p>30566000</text:p>
          </table:table-cell>
          <table:table-cell office:value-type="string" calcext:value-type="string">
            <text:p>https://web.cvm.gov.br/sre-publico-cvm/#/oferta-publica/2075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LOCO DE ONZE AEROPORTOS DO BRASIL S.A</text:p>
          </table:table-cell>
          <table:table-cell office:value-type="float" office:value="5300000000" calcext:value-type="float">
            <text:p>5300000000</text:p>
          </table:table-cell>
          <table:table-cell office:value-type="string" calcext:value-type="string">
            <text:p>https://web.cvm.gov.br/sre-publico-cvm/#/oferta-publica/230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Dasa</text:p>
          </table:table-cell>
          <table:table-cell office:value-type="float" office:value="1100000000" calcext:value-type="float">
            <text:p>1100000000</text:p>
          </table:table-cell>
          <table:table-cell office:value-type="string" calcext:value-type="string">
            <text:p>https://web.cvm.gov.br/sre-publico-cvm/#/oferta-publica/2323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5" calcext:value-type="date">
            <text:p>25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mpanhia Paulista de Forca e Luz</text:p>
          </table:table-cell>
          <table:table-cell office:value-type="float" office:value="450000000" calcext:value-type="float">
            <text:p>450000000</text:p>
          </table:table-cell>
          <table:table-cell office:value-type="string" calcext:value-type="string">
            <text:p>https://web.cvm.gov.br/sre-publico-cvm/#/oferta-publica/2328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6" calcext:value-type="date">
            <text:p>26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avessia Securitizadora</text:p>
          </table:table-cell>
          <table:table-cell office:value-type="float" office:value="249989000" calcext:value-type="float">
            <text:p>249989000</text:p>
          </table:table-cell>
          <table:table-cell office:value-type="string" calcext:value-type="string">
            <text:p>https://web.cvm.gov.br/sre-publico-cvm/#/oferta-publica/2078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6" calcext:value-type="date">
            <text:p>26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ANSPORTADORA PRA FRENTE BRASIL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324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6" calcext:value-type="date">
            <text:p>26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UTO POSTO PRA FRENTE BRASIL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324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6" calcext:value-type="date">
            <text:p>26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SA DE PEDRA SECURITIZADORA DE CREDITO S.A.</text:p>
          </table:table-cell>
          <table:table-cell office:value-type="float" office:value="25600000" calcext:value-type="float">
            <text:p>25600000</text:p>
          </table:table-cell>
          <table:table-cell office:value-type="string" calcext:value-type="string">
            <text:p>https://web.cvm.gov.br/sre-publico-cvm/#/oferta-publica/2072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6" calcext:value-type="date">
            <text:p>26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TRASA VEICULOS E SERVICOS LTDA</text:p>
          </table:table-cell>
          <table:table-cell office:value-type="float" office:value="70000000" calcext:value-type="float">
            <text:p>70000000</text:p>
          </table:table-cell>
          <table:table-cell office:value-type="string" calcext:value-type="string">
            <text:p>https://web.cvm.gov.br/sre-publico-cvm/#/oferta-publica/2331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6" calcext:value-type="date">
            <text:p>26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ttps://web.cvm.gov.br/sre-publico-cvm/#/oferta-publica/2076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6" calcext:value-type="date">
            <text:p>26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LUEFIT ACADEMIAS</text:p>
          </table:table-cell>
          <table:table-cell office:value-type="float" office:value="250000000" calcext:value-type="float">
            <text:p>250000000</text:p>
          </table:table-cell>
          <table:table-cell office:value-type="string" calcext:value-type="string">
            <text:p>https://web.cvm.gov.br/sre-publico-cvm/#/oferta-publica/2329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MADERO INDUSTRIA E COMERCIO S.A.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31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750000000" calcext:value-type="float">
            <text:p>750000000</text:p>
          </table:table-cell>
          <table:table-cell office:value-type="string" calcext:value-type="string">
            <text:p>https://web.cvm.gov.br/sre-publico-cvm/#/oferta-publica/2283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ttps://web.cvm.gov.br/sre-publico-cvm/#/oferta-publica/230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RB Capital</text:p>
          </table:table-cell>
          <table:table-cell office:value-type="float" office:value="57000000" calcext:value-type="float">
            <text:p>57000000</text:p>
          </table:table-cell>
          <table:table-cell office:value-type="string" calcext:value-type="string">
            <text:p>https://web.cvm.gov.br/sre-publico-cvm/#/oferta-publica/2093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53300000" calcext:value-type="float">
            <text:p>53300000</text:p>
          </table:table-cell>
          <table:table-cell office:value-type="string" calcext:value-type="string">
            <text:p>https://web.cvm.gov.br/sre-publico-cvm/#/oferta-publica/2326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S GRAOS S.A</text:p>
          </table:table-cell>
          <table:table-cell office:value-type="float" office:value="207560000" calcext:value-type="float">
            <text:p>207560000</text:p>
          </table:table-cell>
          <table:table-cell office:value-type="string" calcext:value-type="string">
            <text:p>https://web.cvm.gov.br/sre-publico-cvm/#/oferta-publica/2335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ncessionaria da Rodovia MS-306 S.A.</text:p>
          </table:table-cell>
          <table:table-cell office:value-type="float" office:value="725000000" calcext:value-type="float">
            <text:p>725000000</text:p>
          </table:table-cell>
          <table:table-cell office:value-type="string" calcext:value-type="string">
            <text:p>https://web.cvm.gov.br/sre-publico-cvm/#/oferta-publica/229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7" calcext:value-type="date">
            <text:p>27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160000000" calcext:value-type="float">
            <text:p>160000000</text:p>
          </table:table-cell>
          <table:table-cell office:value-type="string" calcext:value-type="string">
            <text:p>https://web.cvm.gov.br/sre-publico-cvm/#/oferta-publica/2199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8" calcext:value-type="date">
            <text:p>28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itangueiras Acucar e Alcool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32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8" calcext:value-type="date">
            <text:p>28/11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alamo Distribuidora de Produtos de Beleza</text:p>
          </table:table-cell>
          <table:table-cell office:value-type="float" office:value="2000000000" calcext:value-type="float">
            <text:p>2000000000</text:p>
          </table:table-cell>
          <table:table-cell office:value-type="string" calcext:value-type="string">
            <text:p>https://web.cvm.gov.br/sre-publico-cvm/#/oferta-publica/2334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8" calcext:value-type="date">
            <text:p>28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EXES SECURITIZADORA S.A.</text:p>
          </table:table-cell>
          <table:table-cell office:value-type="float" office:value="32200000" calcext:value-type="float">
            <text:p>32200000</text:p>
          </table:table-cell>
          <table:table-cell office:value-type="string" calcext:value-type="string">
            <text:p>https://web.cvm.gov.br/sre-publico-cvm/#/oferta-publica/226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8" calcext:value-type="date">
            <text:p>28/11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EXES SECURITIZADORA S.A.</text:p>
          </table:table-cell>
          <table:table-cell office:value-type="float" office:value="13800000" calcext:value-type="float">
            <text:p>13800000</text:p>
          </table:table-cell>
          <table:table-cell office:value-type="string" calcext:value-type="string">
            <text:p>https://web.cvm.gov.br/sre-publico-cvm/#/oferta-publica/226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1-28" calcext:value-type="date">
            <text:p>28/11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LC Participacoes S.A.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33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SSO ATACAREJO COMERCIO DE GENEROS ALIMENTICIOS LTD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ttps://web.cvm.gov.br/sre-publico-cvm/#/oferta-publica/2329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otal Express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ttps://web.cvm.gov.br/sre-publico-cvm/#/oferta-publica/2336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233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RB Capital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https://web.cvm.gov.br/sre-publico-cvm/#/oferta-publica/2340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TAFOGO PARTICIPACOES LTDA</text:p>
          </table:table-cell>
          <table:table-cell office:value-type="float" office:value="400000000" calcext:value-type="float">
            <text:p>400000000</text:p>
          </table:table-cell>
          <table:table-cell office:value-type="string" calcext:value-type="string">
            <text:p>https://web.cvm.gov.br/sre-publico-cvm/#/oferta-publica/234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J. MACEDO S/A</text:p>
          </table:table-cell>
          <table:table-cell office:value-type="float" office:value="240000000" calcext:value-type="float">
            <text:p>240000000</text:p>
          </table:table-cell>
          <table:table-cell office:value-type="string" calcext:value-type="string">
            <text:p>https://web.cvm.gov.br/sre-publico-cvm/#/oferta-publica/2331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INDOM EMPREENDIMENTOS IMOBILIARIOS <text:s/>S/A.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2329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75000000" calcext:value-type="float">
            <text:p>75000000</text:p>
          </table:table-cell>
          <table:table-cell office:value-type="string" calcext:value-type="string">
            <text:p>https://web.cvm.gov.br/sre-publico-cvm/#/oferta-publica/2291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REGERA GRID HOLDING S.A.</text:p>
          </table:table-cell>
          <table:table-cell office:value-type="float" office:value="15027000" calcext:value-type="float">
            <text:p>15027000</text:p>
          </table:table-cell>
          <table:table-cell office:value-type="string" calcext:value-type="string">
            <text:p>https://web.cvm.gov.br/sre-publico-cvm/#/oferta-publica/2075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1" calcext:value-type="date">
            <text:p>1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ert Securitizadora</text:p>
          </table:table-cell>
          <table:table-cell office:value-type="float" office:value="105626000" calcext:value-type="float">
            <text:p>105626000</text:p>
          </table:table-cell>
          <table:table-cell office:value-type="string" calcext:value-type="string">
            <text:p>https://web.cvm.gov.br/sre-publico-cvm/#/oferta-publica/2349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. YOSHII ENGENHARIA E CONSTRUCOES LTDA</text:p>
          </table:table-cell>
          <table:table-cell office:value-type="float" office:value="134120000" calcext:value-type="float">
            <text:p>134120000</text:p>
          </table:table-cell>
          <table:table-cell office:value-type="string" calcext:value-type="string">
            <text:p>https://web.cvm.gov.br/sre-publico-cvm/#/oferta-publica/2333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ISKTRANS COMERCIAL LTDA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https://web.cvm.gov.br/sre-publico-cvm/#/oferta-publica/2344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DEMICON ADMINISTRADORA DE CONSORCIOS S/A</text:p>
          </table:table-cell>
          <table:table-cell office:value-type="float" office:value="125000000" calcext:value-type="float">
            <text:p>125000000</text:p>
          </table:table-cell>
          <table:table-cell office:value-type="string" calcext:value-type="string">
            <text:p>https://web.cvm.gov.br/sre-publico-cvm/#/oferta-publica/2334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Virgo Securitizadora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https://web.cvm.gov.br/sre-publico-cvm/#/oferta-publica/23395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ELESC DISTRIBUICAO S.A.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https://web.cvm.gov.br/sre-publico-cvm/#/oferta-publica/23307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DFOOT CAPITAL LTDA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ttps://web.cvm.gov.br/sre-publico-cvm/#/oferta-publica/23444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EcoAgro Securitizadora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https://web.cvm.gov.br/sre-publico-cvm/#/oferta-publica/23522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Cocal Comercio Industria Canaa Acucar e Alcool Ltda.</text:p>
          </table:table-cell>
          <table:table-cell office:value-type="float" office:value="800000000" calcext:value-type="float">
            <text:p>800000000</text:p>
          </table:table-cell>
          <table:table-cell office:value-type="string" calcext:value-type="string">
            <text:p>https://web.cvm.gov.br/sre-publico-cvm/#/oferta-publica/233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OCEANICA ENGENHARIA E CONSULTORIA S.A.</text:p>
          </table:table-cell>
          <table:table-cell office:value-type="float" office:value="900000000" calcext:value-type="float">
            <text:p>900000000</text:p>
          </table:table-cell>
          <table:table-cell office:value-type="string" calcext:value-type="string">
            <text:p>https://web.cvm.gov.br/sre-publico-cvm/#/oferta-publica/23346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MOBOTS AEROESPACIAL E DEFESA LTDA</text:p>
          </table:table-cell>
          <table:table-cell office:value-type="float" office:value="138000000" calcext:value-type="float">
            <text:p>138000000</text:p>
          </table:table-cell>
          <table:table-cell office:value-type="string" calcext:value-type="string">
            <text:p>https://web.cvm.gov.br/sre-publico-cvm/#/oferta-publica/2337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2" calcext:value-type="date">
            <text:p>2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IA PROVINCIA DE SECURITIZACAO</text:p>
          </table:table-cell>
          <table:table-cell office:value-type="float" office:value="600000000" calcext:value-type="float">
            <text:p>600000000</text:p>
          </table:table-cell>
          <table:table-cell office:value-type="string" calcext:value-type="string">
            <text:p>https://web.cvm.gov.br/sre-publico-cvm/#/oferta-publica/2295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3" calcext:value-type="date">
            <text:p>3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Travessia Securitizadora</text:p>
          </table:table-cell>
          <table:table-cell office:value-type="float" office:value="57000000" calcext:value-type="float">
            <text:p>57000000</text:p>
          </table:table-cell>
          <table:table-cell office:value-type="string" calcext:value-type="string">
            <text:p>https://web.cvm.gov.br/sre-publico-cvm/#/oferta-publica/229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3" calcext:value-type="date">
            <text:p>3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LUGIFY TECNOLOGIA S/A</text:p>
          </table:table-cell>
          <table:table-cell office:value-type="float" office:value="39825000" calcext:value-type="float">
            <text:p>39825000</text:p>
          </table:table-cell>
          <table:table-cell office:value-type="string" calcext:value-type="string">
            <text:p>https://web.cvm.gov.br/sre-publico-cvm/#/oferta-publica/20833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3" calcext:value-type="date">
            <text:p>3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https://web.cvm.gov.br/sre-publico-cvm/#/oferta-publica/2206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3" calcext:value-type="date">
            <text:p>3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NAL COMPANHIA DE SECURITIZAA?O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https://web.cvm.gov.br/sre-publico-cvm/#/oferta-publica/22929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4" calcext:value-type="date">
            <text:p>4/12/2025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K Brasil - Burguer King</text:p>
          </table:table-cell>
          <table:table-cell office:value-type="float" office:value="150000000" calcext:value-type="float">
            <text:p>150000000</text:p>
          </table:table-cell>
          <table:table-cell office:value-type="string" calcext:value-type="string">
            <text:p>https://web.cvm.gov.br/sre-publico-cvm/#/oferta-publica/23460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5" calcext:value-type="date">
            <text:p>5/12/2025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Opea Securitizadora</text:p>
          </table:table-cell>
          <table:table-cell office:value-type="float" office:value="62000000" calcext:value-type="float">
            <text:p>62000000</text:p>
          </table:table-cell>
          <table:table-cell office:value-type="string" calcext:value-type="string">
            <text:p>https://web.cvm.gov.br/sre-publico-cvm/#/oferta-publica/20371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6" calcext:value-type="date">
            <text:p>6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GR SUBHOLDING 4 S.A.</text:p>
          </table:table-cell>
          <table:table-cell office:value-type="float" office:value="730000000" calcext:value-type="float">
            <text:p>730000000</text:p>
          </table:table-cell>
          <table:table-cell office:value-type="string" calcext:value-type="string">
            <text:p>https://web.cvm.gov.br/sre-publico-cvm/#/oferta-publica/20618</text:p>
          </table:table-cell>
          <table:table-cell table:style-name="Default" table:number-columns-repeated="16379"/>
        </table:table-row>
        <table:table-row table:style-name="ro1">
          <table:table-cell office:value-type="date" office:date-value="2025-12-06" calcext:value-type="date">
            <text:p>6/12/202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CA VILA DO MARQUES 2 EMPREENDIMENTOS IMOBILIARIOS SPE LTDA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https://web.cvm.gov.br/sre-publico-cvm/#/oferta-publica/20849</text:p>
          </table:table-cell>
          <table:table-cell table:style-name="Default" table:number-columns-repeated="16379"/>
        </table:table-row>
      </table:table>
      <table:named-expressions/>
      <table:database-ranges>
        <table:database-range table:name="__Anonymous_Sheet_DB__0" table:target-range-address="Sheet1.A1:Sheet1.E135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os Paulo Martins Cabral</meta:initial-creator>
    <meta:creation-date>2026-01-17T17:38:54</meta:creation-date>
    <dc:date>2026-01-25T03:35:32.375160653</dc:date>
    <meta:generator>LibreOffice/25.2.7.2$Linux_X86_64 LibreOffice_project/520$Build-2</meta:generator>
    <meta:editing-duration>PT2H53M21S</meta:editing-duration>
    <meta:editing-cycles>1</meta:editing-cycles>
    <meta:document-statistic meta:table-count="1" meta:cell-count="6750" meta:object-count="0"/>
    <meta:user-defined meta:name="AppVersion">16.0300</meta:user-defined>
  </office:meta>
</office:document-meta>
</file>